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c9211e" loext:opacity="100%" fo:language="el" fo:country="GR" fo:font-weight="bold" style:font-weight-asian="bold" style:font-weight-complex="bold"/>
    </style:style>
    <style:style style:name="P2" style:family="paragraph" style:parent-style-name="Preformatted_20_Text">
      <style:text-properties fo:color="#c9211e" loext:opacity="100%" fo:language="el" fo:country="GR"/>
    </style:style>
    <style:style style:name="P3" style:family="paragraph" style:parent-style-name="Preformatted_20_Text">
      <style:text-properties fo:language="el" fo:country="GR"/>
    </style:style>
    <style:style style:name="P4" style:family="paragraph" style:parent-style-name="Preformatted_20_Text">
      <style:text-properties fo:language="el" fo:country="GR" officeooo:paragraph-rsid="001d697b"/>
    </style:style>
    <style:style style:name="T1"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Η ΑΚΟΛΟΥΘΙΑ MFUATANO</text:p>
      <text:p text:style-name="P1"/>
      <text:p text:style-name="P1">ΤΟΥ ΑΚΑΘΙΣΤΟΥ ΥΜΝΟΥ WA WIMBO USIOJULIKANA</text:p>
      <text:p text:style-name="P1"/>
      <text:p text:style-name="P1">[ΧΑΙΡΕΤΙΣΜΩΝ] [Salamu]</text:p>
      <text:p text:style-name="P1"/>
      <text:p text:style-name="P1">ΕΙΣ ΤΗΝ ΥΠΕΡΑΓΙΑΝ ΘΕΟΤΟΚΟΝ KATIKA THEOTOKON YA HIPYA</text:p>
      <text:p text:style-name="P1"/>
      <text:p text:style-name="P2">Τὸ πρωτότυπο κείμενο μὲ νεοελληνικὴ ἀπόδοση τοῦ θεολόγου Εὐαγγέλου Γ. Καρακοβούνη Maandishi asilia yenye tafsiri ya kisasa ya Kiyunani na mwanatheolojia Evangelos G. Karakovounis</text:p>
      <text:p text:style-name="P2"/>
      <text:p text:style-name="P1">Α´ Α´</text:p>
      <text:p text:style-name="P3"/>
      <text:p text:style-name="P1">ΤΗΝ ΠΑΡΑΣΚΕΥΗ UTENGENEZAJI</text:p>
      <text:p text:style-name="P1"/>
      <text:p text:style-name="P1">ΤΗΣ 1ης ΕΒΔΟΜΑΔΑΣ ΤΩΝ ΝΗΣΤΕΙΩΝ YA WIKI YA 1 YA KUFUNGA</text:p>
      <text:p text:style-name="P3"/>
      <text:p text:style-name="P2">Ὁ Ἱερέας· Kuhani ·</text:p>
      <text:p text:style-name="P3"/>
      <text:p text:style-name="P3">Ἂς εἶναι εὐλογημένος ὁ Θεός μας κάθε στιγμή, τώρα καὶ πάντοτε καὶ στοὺς ἀπέραντους αἰῶνες. Ἀμήν. Ahimidiwe Mungu wetu kila dakika, sasa na siku zote na hata milele. Amina.</text:p>
      <text:p text:style-name="P3"/>
      <text:p text:style-name="P3">Δόξα σ᾿ Ἐσένα Χριστέ, ὁ Θεός, ἡ ἐλπίδα μας, δόξα σ᾿ Ἐσένα. Utukufu kwako Kristo, Mungu, tumaini letu, utukufu kwako.</text:p>
      <text:p text:style-name="P3"/>
      <text:p text:style-name="P3">Βασιλιὰ οὐράνιε, Παράκλητε, Πνεῦμα Ἅγιο, ποὺ ἀπὸ Σένα πηγάζει ἡ ἀλήθεια· ποὺ βρίσκεσαι παντοῦ καὶ μὲ τὴν παρουσία Σου γεμίζεις τὰ πάντα· Ἐσὺ ποὺ εἶσαι ὁ θησαυρὸς καὶ ἡ πηγὴ κάθε ἀγαθοῦ καὶ δωρίζεις τὴ ζωή, ἔλα καὶ κατοίκησε μέσα μας, καὶ καθάρισέ μας ἀπὸ τὰ στίγματα τῆς ἁμαρτίας καὶ σῶσε τὶς ψυχές μας. Mfalme wa Mbinguni, Uombee, Roho Mtakatifu, kutoka Kwako ukweli unatoka; ambaye yuko kila mahali na uwepo wako unajaza kila kitu; Wewe uliye hazina na chanzo cha mema yote na utiaye uzima, njoo ukae ndani yetu, na utusafishe kutoka kwa dhambi. madoa ya dhambi na kuokoa roho zetu.</text:p>
      <text:p text:style-name="P3"/>
      <text:p text:style-name="P3"><text:span text:style-name="T1">Ὁ ἀναγνώστης·</text:span> Ἀμήν. <text:span text:style-name="T1">Msomaji:</text:span> Amina.</text:p>
      <text:p text:style-name="P3"/>
      <text:p text:style-name="P3">Ἅγιος εἶσαι Θεὲ (Πατέρα μας), Ἅγιος εἶσαι (Υἱὲ) Δυνατέ, Ἅγιο εἶσαι Ἀθάνατο (Πνεῦμα), ἐλέησέ μας (3 φορές). Mtakatifu ni wewe Mungu (Baba yetu), Mtakatifu ni wewe (Mwana) Mwenye nguvu, Mtakatifu ni wewe Usiyekufa (Roho), utuhurumie (mara 3).</text:p>
      <text:p text:style-name="P3"/>
      <text:p text:style-name="P3">Δόξα στὸν Πατέρα, στὸν Υἱὸ καὶ στὸ Ἅγιο Πνεῦμα. Καὶ τώρα καὶ πάντοτε καὶ στοὺς ἀπέραντους αἰῶνες. Ἀμήν. Utukufu kwa Baba, kwa Mwana na kwa Roho Mtakatifu. Na sasa na siku zote na kwa vizazi visivyo na mwisho. Amina.</text:p>
      <text:p text:style-name="P3"/>
      <text:p text:style-name="P4">Παναγία Τριάδα, ἐλέησέ μας, Κύριε (Θεὲ Πατέρα) δεῖξε εὐσπλαγχνία γιὰ τὶς ἁμαρτίες μας. Δέσποτα (Υἱὲ) συγχώρεσε τὶς ἀνομίες μας. Ἅγιο (Πνεῦμα) ἐπίσκεψε καὶ θεράπευσε τὶς ἀδυναμίες μας, χάρη τοῦ ὀνόματός Σου. Utatu Mtakatifu, utuhurumie, Bwana (Mungu Baba) utuhurumie dhambi zetu. Despota </text:p>
      <text:p text:style-name="P4">(Yἱὲ) utusamehe maovu yetu. Mtakatifu (Roho) tembelea na kuponya udhaifu wetu, shukrani kwa jina lako.</text:p>
      <text:p text:style-name="P3"/>
      <text:p text:style-name="P3">Κύριε ἐλέησε, Κύριε ἐλέησε, Κύριε ἐλέησε. Bwana nihurumie, Bwana rehema, Bwana uturehemu.</text:p>
      <text:p text:style-name="P3"/>
      <text:p text:style-name="P3">Δόξα... Καὶ τώρα... Utukufu ... Na sasa ...</text:p>
      <text:p text:style-name="P3"/>
      <text:p text:style-name="P3">Ἐπουράνιε Πατέρα μας, ἂς εἶναι δοξασμένο καὶ ἁγιασμένο τὸ ὄνομά Σου. Ἂς ἔλθει ἡ βασιλεία Σου, ἂς γίνει τὸ θέλημά Σου, ὅπως στὸν οὐρανὸ ἔτσι καὶ στὴ γῆ. Δῶσε μας καὶ σήμερα τὴν ἀπαραίτητη γιὰ τὴ συντήρησή μας τροφή, καὶ συγχώρεσε τὶς ἁμαρτίες μας, ὅπως κι ἐμεῖς συγχωροῦμε ὅσους μᾶς ἀδικοῦν. Καὶ μὴν ἐπιτρέψεις νὰ πέσουμε σὲ πειρασμὸ (ποὺ προέρχεται ἀπὸ τὴ δική μας διάθεση), ἀλλὰ φύλαξέ μας κι ἀπὸ τοὺς πειρασμοὺς ποὺ προέρχονται ἀπὸ τὸν πονηρὸ (τὸ διάβολο). <text:s text:c="2005"/>Baba yetu wa Mbinguni, jina lako litukuzwe na litakaswe. Ufalme wako uje, mapenzi yako yatimizwe, hapa duniani kama huko mbinguni. Utupe leo chakula cha kutudumisha, na utusamehe dhambi zetu, kama tunavyowasamehe waliotudhulumu. Na usituruhusu kuanguka katika majaribu (yatokanayo na tabia zetu wenyewe), lakini pia utulinde na majaribu yatokayo kwa yule mwovu (Ibilisi).</text:p>
      <text:p text:style-name="P3"/>
      <text:p text:style-name="P4"><text:span text:style-name="T1">Ὁ Ἱερέας· </text:span>Γιατὶ σ᾿ Ἐσένα ἀνήκει ἡ βασιλεία καὶ ἡ δύναμη καὶ ἡ δόξα, στὸν Πατέρα καὶ στὸν Υἱὸ καὶ στὸ Ἅγιο Πνεῦμα, τώρα καὶ σὲ κάθε στιγμὴ καὶ στοὺς ἀπέραντους αἰῶνες. <text:s text:c="2297"/></text:p>
      <text:p text:style-name="P4"><text:span text:style-name="T1">Kuhani:</text:span> Kwa kuwa ufalme ni wako na nguvu na utukufu, kwa Baba na Mwana na Roho Mtakatifu, sasa na kila dakika na hata milele.</text:p>
      <text:p text:style-name="P3"/>
      <text:p text:style-name="P3"><text:span text:style-name="T1">Ὁ ἀναγνώστης·</text:span> Ἀμήν. Κύριε ἐλέησέ μας <text:span text:style-name="T1">(12 φορές).</text:span> <text:span text:style-name="T1">Msomaji:</text:span> Amina. Bwana utuhurumie <text:span text:style-name="T1">(mara 12)</text:span>.</text:p>
      <text:p text:style-name="P3"/>
      <text:p text:style-name="P3">Δόξα... Καὶ τώρα... Utukufu ... Na sasa ...</text:p>
      <text:p text:style-name="P3"/>
      <text:p text:style-name="P3">Ἐλᾶτε νὰ προσκυνήσουμε καὶ νὰ πέσουμε εὐλαβικὰ στὰ πόδια τοῦ Βασιλιᾶ μας Θεοῦ. Njooni kuabudu na kuanguka kwa heshima miguuni pa Mfalme wetu Mungu.</text:p>
      <text:p text:style-name="P3"/>
      <text:p text:style-name="P3">Ἐλᾶτε νὰ προσκυνήσουμε καὶ νὰ πέσουμε εὐλαβικὰ στὰ πόδια τοῦ Χριστοῦ, τοῦ Βασιλιᾶ μας Θεοῦ. Njooni kuabudu na kuanguka kwa heshima miguuni pa Kristo, Mfalme wetu Mungu.</text:p>
      <text:p text:style-name="P3"/>
      <text:p text:style-name="P3">Ἐλᾶτε νὰ προσκυνήσουμε καὶ νὰ πέσουμε εὐλαβικὰ στὰ πόδια τοῦ Χριστοῦ, τοῦ Βασιλιᾶ καὶ Θεοῦ μας. (3 μετάνοιες κι ἀμέσως τοὺς Ψαλμοὺς)· Njooni kuabudu na kuanguka kwa heshima miguuni pa Kristo, Mfalme na Mungu wetu. (3 toba na mara Zaburi);</text:p>
      <text:p text:style-name="P3"/>
      <text:p text:style-name="P2">Ψαλμὸς 50ός. Zaburi 50</text:p>
      <text:p text:style-name="P3"/>
      <text:p text:style-name="P3">Ἐλέησέ με, Θεέ μου, σύμφωνα μὲ τὸ ἄπειρο ἔλεός Σου, καὶ μὲ τὴν ἀπέραντη εὐσπλαγχνία Σου ἐξάλειψε τὴ μεγάλη ἁμαρτία μου. Ἀκόμη περισσότερο, πλύνε με ἀπὸ τὸ ρύπο τῆς ἀνομίας μου κι ἀπὸ τὴν ἁμαρτία μου καθάρισέ με. Γιατὶ ἔχω συναίσθηση τῆς ἀνομίας μου καὶ ἡ ἁμαρτία μου βρίσκεται πάντοτε μπροστά μου. Σ᾿ Ἐσένα μόνο ἁμάρτησα καὶ τὶς ἁμαρτωλές μου πράξεις ἐνώπιόν Σου διέπραξα, γιὰ νὰ δικαιωθεῖς ἔτσι γιὰ τὶς ἀποφάσεις Σου γιὰ μένα καὶ ἐξέλθεις νικητὴς ὅταν Σὲ κατακρίνουν (χωρὶς νὰ γνωρίζουν). (Ἐλέησέ με) γιατὶ νά, ἀπὸ τὴ στιγμὴ τῆς συλλήψεώς μου ὡς ἔμβρυο, φέρω κληρονομικὴ τὴ ροπὴ πρὸς τὴν ἁμαρτία. Μὲ τὸ προπατορικὸ ἁμάρτημα καὶ μὲ τὴν κλίση στὴν ἁμαρτία μὲ κυοφόρησε καὶ μὲ γέννησε ἡ μητέρα μου. Ὅμως Ἐσὺ ἀγάπησες μονάχα τὴν ἀλήθεια καὶ μοῦ φανέρωσες τὰ ἄγνωστα καὶ ἀπόκρυφα μυστήρια τῆς σοφίας Σου. Θὰ μὲ ραντίσεις μὲ τὸ ἔλεός σου σὰν μὲ φύλλα τοῦ ἀρωματικοῦ φυτοῦ ὑσσώπου καὶ θὰ καθαριστῶ. Θὰ μὲ πλύνεις μὲ τὴ χάρη Σου καὶ θὰ γίνω πιὸ λευκὸς καὶ ἀπὸ τὸ χιόνι. Θὰ μὲ κάνεις νὰ αἰσθανθῶ ἀγαλλίαση καὶ εὐφροσύνη, θὰ ἀγαλλιάσουν καὶ τὰ κόκαλά μου, ποὺ ταπεινώθηκαν (ἀπὸ τὶς ἁμαρτίες μου). Στρέψε μακριὰ τὸ πρόσωπό Σου ἀπὸ τὶς ἁμαρτίες μου, καὶ ἐξαφάνισε ὅλες τὶς ἀνομίες μου. Κτίσε μέσα μου καρδιὰ καθαρή, Θεέ μου, καὶ μὲ πνεῦμα εὐθύτητας καὶ εἰλικρίνειας ἀνακαίνισέ με ἐσωτερικά. Μὴ μὲ ἀποδιώξεις ἀπὸ τὸ πρόσωπό Σου καὶ μὲ περιφρονήσεις, καὶ μὴ μοῦ ἀφαιρέσεις τὸ Πνεῦμα Σου τὸ Ἅγιο. Δώρησέ μου ξανὰ τὴν ἀγαλλίαση ποὺ δίνει ἡ σωτηρία Σου καὶ μὲ διάθεση καὶ θέληση ἰσχυρὴ στήριξέ με. Θὰ διδάξω σ᾿ ὅλους ὅσοι παραβαίνουν τὸ νόμο Σου τὴν ὁδὸ τῶν ἐντολῶν Σου καὶ θὰ ἐπιστρέψουν οἱ ἁμαρτωλοὶ σ᾿ Ἐσένα. Ἐλευθέρωσέ με ἀπὸ τὴν ἐνοχὴ τῶν αἱμάτων ποὺ ἔχυσα, Θεέ μου, Θεὲ τῆς σωτηρίας μου. Τότε ἡ γλώσσα μου θὰ ἀγαλλιάσει καὶ θὰ ὑμνήσει τὴ δικαιοσύνη Σου. Κύριε, τὰ κλεισμένα ἀπὸ τὴ ντροπὴ χείλη μου θ᾿ ἀνοίξεις καὶ τὸ στόμα μου θὰ σὲ αἰνέσει. Γιατὶ ἂν ἐπιθυμοῦσες θυσία ὑλικὴ θὰ στὴν εἶχα προσφέρει. Ὅμως Ἐσένα δὲ Σὲ ἱκανοποιοῦν οἱ θυσίες τῶν ζώων ποὺ καίγονται στὸ θυσιαστήριο. Θυσία ἀρεστὴ σ᾿ Ἐσένα εἶναι τὸ συντετριμμένο γιὰ τὶς ἁμαρτίες της πνεῦμα· Ὁ Θεὸς ποτὲ δὲν θὰ ἀπορρίψει τὴ συντετριμμένη καὶ ταπεινωμένη καρδιά. Δεῖξε τὴν καλή Σου θέληση, Κύριε, καὶ τὴν ἀγάπη Σου καὶ πρὸς τὴ Σιών, κι ἂς χτιστοῦν τὰ τείχη τῆς Ἱερουσαλήμ. Τότε θὰ εὐαρεστηθεῖς νὰ δεχτεῖς μαζὶ μὲ τὴν πνευματική μας θυσία καὶ τὶς ὑλικὲς θυσίες, ὅπως εἶναι οἱ προσφορὲς τῶν καρπῶν καὶ οἱ θυσίες ζώων στὸ θυσιαστήριο. Τότε θὰ ἀνεβάσουν στὸ θυσιαστήριό Σου μοσχάρια γιὰ νὰ προσφερθοῦν θυσία σ᾿ Ἐσένα. <text:s/>Unirehemu, Mungu wangu, sawasawa na rehema zako zisizo na kikomo, na kwa rehema zako zisizo na mwisho ufute dhambi yangu kuu. Hata zaidi, unioshe na uchafu wa uovu wangu na unitakase dhambi yangu. Kwa maana ninaujua uovu wangu na dhambi yangu i mbele yangu daima. Nimekutenda dhambi Wewe peke yako na nimetenda madhambi yangu mbele Yako, ili upate kuhesabiwa haki katika hukumu zako kwa ajili yangu na utoke mwenye kushinda wanapokukosoa (bila wao kujua). (Unihurumie) kwa sababu, tangu wakati wa kutungwa mimba kwangu kama kijusi, ninarithi mwelekeo wa kutenda dhambi. Kwa dhambi ya asili na mwelekeo wa kufanya dhambi, mama yangu alinichukua mimba na kunizaa. Hata hivyo, Ulipenda tu ukweli na kunifunulia mafumbo yasiyojulikana na yaliyofichika ya hekima Yako. Utaninyunyizia rehema zako kama majani ya mti wa hisopo wenye harufu nzuri nami nitatakaswa. Utaniosha kwa neema Yako na nitakuwa mweupe kuliko theluji. Utanifanya nijisikie furaha na furaha, mifupa yangu pia itafurahi, ambayo ilifedheheshwa (kwa dhambi zangu). Ugeuzie uso wako mbali na dhambi zangu, na ufute maovu yangu yote. Uniumbie moyo safi, Mungu wangu, na kwa roho ya unyofu na uaminifu unifanye upya ndani. Usinifukuze kutoka kwa uso wako na kunidharau, na usiondoe Roho wako Mtakatifu kutoka kwangu. Nipe tena furaha ya wokovu Wako na uniunge mkono kwa tabia na nia thabiti. Nitawafundisha wote wavunjao sheria yako njia ya amri zako na wenye dhambi watakurudia Wewe. Uniokoe na hatia ya damu niliyomwaga, Mungu wangu, Mungu wa wokovu wangu. Ndipo ulimi wangu utafurahi na kusifu haki yako. Bwana, utafungua midomo yangu iliyofungwa kwa aibu, na kinywa changu kitanuka kwako. Kwa sababu kama ungetaka dhabihu ya kimwili, ningekutolea wewe. Lakini Wewe huridhika na dhabihu za wanyama wanaoteketezwa juu ya madhabahu. Sadaka ipendezayo kwako ni roho iliyovunjika kwa ajili ya dhambi zake; Mungu hataukataa moyo uliovunjika na kunyenyekea. Onyesha mapenzi yako mema, ee Mwenyezi-Mungu, na upendo wako kuelekea Sayuni, na kuta za Yerusalemu na zijengwe. Ndipo utakuwa radhi kupokea pamoja na dhabihu zetu za kiroho na dhabihu za kimwili, kama vile matoleo ya matunda na dhabihu za wanyama kwenye madhabahu. Kisha wataleta ndama kwenye madhabahu yako ili kukutolea dhabihu.</text:p>
      <text:p text:style-name="P3"/>
      <text:p text:style-name="P2">Ψαλμὸς 69ος. Zaburi 69.</text:p>
      <text:p text:style-name="P3"/>
      <text:p text:style-name="P3">Θεέ μου, πρόσεξέ με γιὰ νὰ Σὲ ἔχω βοηθό μου. Κύριε ἔλα γρήγορα νὰ μὲ βοηθήσεις. Ἂς ντροπιαστοῦν κι ἂς ἐξευτελιστοῦν αὐτοὶ ποὺ ζητοῦν τὴν ψυχή μου. Ἂς ὀπισθοχωρήσουν κι ἂς καταντροπιαστοῦν αὐτοὶ ποὺ θέλουν νὰ μοῦ κάνουν κακό. Ἂς ὀπισθοχωρήσουν γεμάτοι ντροπὴ ὅσοι λέγουν· θαυμάσια, ὡραῖα (δηλ. χαίρονται μὲ τὴ δυστυχία μου). Ἀντίθετα μ᾿ αὐτούς, ἂς ἀγαλλιάσουν καὶ ἂς εὐφρανθοῦν χάρη σ᾿ Ἐσένα Θεέ μας, ὅσοι σὲ ἐπιζητοῦν στὴ ζωή τους· καὶ ὅσοι ποθοῦν κι ἐπιθυμοῦν τὴ σωτηρία τους ἂς λέγουν διαρκῶς· Ἂς μεγαλύνεται καὶ δοξάζεται ὁ Κύριος. Ἐγὼ ὅμως εἶμαι φτωχὸς καὶ ταλαίπωρος· βοήθησέ με Θεέ μου. Βοηθός μου καὶ λυτρωτής μου εἶσαι Κύριε, μὴν ἀργήσεις νὰ σπεύσεις. Ewe Mola wangu nisimamie ili niwe msaidizi wangu. Bwana, njoo upesi unisaidie. Wapate aibu na kufedheheshwa wale wanaoitafuta nafsi yangu. Wale wanaotaka kunidhuru warudi nyuma na waaibishwe. Na wale wanaosema: ajabu, nzuri (yaani wanafurahi katika taabu yangu) warudi nyuma wakiwa wamejawa na aibu. Kinyume nao, acha wale wanaokutafuta maishani mwao wafurahi na kukushukuru Wewe, Mungu wetu; na wale wanaotamani na wanaotamani wokovu wao waseme daima: Bwana ametukuzwa na kutukuzwa. Lakini mimi ni maskini na ninateseka; nisaidie, Mungu wangu. Wewe ni msaidizi wangu na mkombozi wangu, Bwana, usichelewe kufanya haraka.</text:p>
      <text:p text:style-name="P3"/>
      <text:p text:style-name="P2">Ψαλμὸς 142ος. Zaburi 142.</text:p>
      <text:p text:style-name="P3"/>
      <text:p text:style-name="P3">Κύριε εἰσάκουσε τὴν προσευχή μου. Πρόσεξε τὴ δέησή μου, Ἐσὺ ποὺ τηρεῖς τὴν ὑπόσχεσή Σου· εἰσάκουσέ με ὡς δίκαιος ποὺ εἶσαι. Καὶ μὴ θελήσεις νὰ κρίνεις ἐμένα τὸ δοῦλο σου, γιατὶ κανένας ἀπ᾿ ὅσους ζοῦν δὲ θὰ βρεθεῖ δίκαιος μπροστά Σου. (Εἰσάκουσέ με Κύριε) γιατὶ ὁ ἐχθρὸς κατεδίωξε καὶ πολέμησε τὴν ψυχὴ μου. Ταπείνωσε κι ἔριξε στὴ γῆ τὴν ὕπαρξή μου, μ᾿ ἔκανε νὰ νιώθω ὅτι ζῶ στὸ σκοτάδι, ὅπως εἶναι ὅλοι οἱ νεκροί· κυριεύθηκε ἀπὸ ὀλιγοψυχία τὸ πνεῦμα μου καὶ ταράχθηκε ἡ καρδιά μου μέσα μου. Τότε θυμήθηκα τὶς παλιὲς εὐτυχισμένες μέρες, προσήλωσα τὴ σκέψη μου σ᾿ ὅλα ὅσα ἔκανες γιὰ μένα, μελέτησα τὰ ἔργα τῶν χεριῶν Σου. Ὕψωσα τὰ χέρια μου ἱκετευτικὰ σ᾿ Ἐσένα· ἡ ψυχή μου Σὲ δίψησε ὅπως ἡ ξεραμένη γῆ ζητᾶ νερὸ νὰ ποτιστεῖ. Εἰσάκουσέ με ὅσο πιὸ γρήγορα γίνεται Κύριε, τὸ πνεῦμα μου μ᾿ ἐγκαταλείπει. Μὴν ἀποστρέψεις ἀπὸ ἐμένα τὸ πρόσωπό Σου, γιατὶ θὰ μοιάσω στοὺς νεκροὺς ποὺ θάβονται στὸ λάκκο τοῦ τάφου. Κάνε νὰ νιώσω τὸ πρωὶ τὸ ἔλεός Σου, γιατὶ σ᾿ Ἐσένα στήριξα ὅλη τὴν ἐλπίδα μου. Γνώρισέ μου Κύριε τὸ δρόμο ποὺ πρέπει νὰ ἀκολουθήσω, γιατὶ σ᾿ Ἐσένα ἐμπιστεύτηκα τὴν ὕπαρξή μου. Ἐλευθέρωσέ με Κύριε ἀπὸ τοὺς ἐχθρούς μου, γιατὶ σ᾿ Ἐσένα κατέφυγα. Δίδαξέ με νὰ πράττω τὸ θέλημά Σου, γιατὶ Ἐσὺ εἶσαι ὁ Θεός μου. Τὸ Πνεῦμα Σου τὸ Ἀγαθὸ ἂς μὲ ὁδηγήσει σὲ τόπο ἴσιο (χωρὶς ἐμπόδια γιὰ τὴν ἄσκηση τῆς ἀρετῆς). Χάρη στὸ ὄνομά Σου Κύριε θὰ μὲ ἀναζωογονήσεις. Μὲ τὴ δικαιοσύνη Σου θὰ βγάλεις ἀπ᾿ τὴν θλίψη τὴν ψυχή μου, καὶ μὲ τὸ ἔλεος ποὺ θὰ μοῦ δείξεις, θὰ ἐξοντώσεις τοὺς ἐχθρούς μου καὶ θὰ ἀφανίσεις ὅλους ὅσοι θλίβουν τὴν ψυχή μου, γιατὶ ἐγὼ εἶμαι πιστός Σου δοῦλος (ἀφοσιωμένος). Bwana usikie maombi yangu. Sikia dua yangu, Wewe ushikaye ahadi yako, Unisikie kama wewe ulivyo mwenye haki. Wala usitake kunihukumu mimi mtumishi wako, kwa maana hakuna mtu aliye hai atakayeonekana kuwa mwadilifu mbele zako. (Unisikie Bwana) kwa maana adui amenifuata na kupigana na nafsi yangu. Alinifedhehesha na kuutupa chini uhai wangu, alinifanya nihisi kuwa ninaishi gizani, kama wafu wote walivyo; roho yangu ilizimia na moyo wangu ulifadhaika ndani yangu. Kisha nikakumbuka siku za zamani za furaha, niliweka mawazo yangu juu ya yote uliyonitendea, nilisoma kazi za mikono yako. Niliinua mikono yangu kukuomba; roho yangu ilikuonea kiu kama ardhi iliyokauka inavyoomba maji ya kumwagiliwa. Nisikie haraka iwezekanavyo Bwana, roho yangu inanitoka. Usiugeuzie mbali uso wako kwangu, kwa maana nitakuwa kama wafu wazikwao katika shimo la kuzimu. Nifanye nihisi rehema zako asubuhi, kwa sababu ninaweka tumaini langu lote kwako. Nionyeshe, Bwana, njia ninayopaswa kufuata, kwa sababu nimeweka uwepo wangu kwako. Uniponye, ​​Ee Bwana, kutoka kwa adui zangu, kwa maana nimekukimbilia Wewe. Unifundishe kufanya mapenzi yako, kwa maana wewe ndiwe Mungu wangu. Roho Wako Mwema na aniongoze hadi mahali paliponyooka (bila vikwazo kwa utendaji wa wema). Asante kwa jina lako, Bwana, utanihuisha. Kwa haki yako utanitoa nafsi yangu katika huzuni, na kwa rehema utakayonionyesha, utawaangamiza adui zangu na kuwaangamiza wote wanaohuzunisha nafsi yangu, kwa sababu mimi ni mtumishi wako mwaminifu (mwenye kujitoa).</text:p>
      <text:p text:style-name="P3"/>
      <text:p text:style-name="P2">Δοξολογία. Shukrani.</text:p>
      <text:p text:style-name="P3"/>
      <text:p text:style-name="P3">Δόξα στὸ Θεὸ ποὺ βρίσκεται ψηλὰ στὸν οὐρανό, καὶ στὴ γῆ ἂς ἔλθει ἡ εἰρήνη Του, στοὺς ἀνθρώπους ἡ εὔνοιά Του. Σὲ ὑμνοῦμε, Σὲ εὐλογοῦμε, Σὲ προσκυνοῦμε, Σὲ δοξολογοῦμε καὶ Σὲ εὐχαριστοῦμε γιὰ τὴ μεγάλη Σου δόξα. Κύριε Βασιλιά μας, ἐπουράνιε Θεέ μας, Πατέρα παντοκράτορα· Κύριε Ἰησοῦ Χριστέ, Υἱὲ τοῦ Θεοῦ μονογενή, καὶ Πανάγιο Πνεῦμα, Κύριε Ἰησοῦ Χριστέ, Θεέ μας, Ἐσὺ ποὺ εἶσαι ὁ Ἀμνὸς τοῦ Θεοῦ (ποὺ θυσιάστηκε γιὰ τὴ σωτηρία τοῦ κόσμου), ὁ Υἱὸς τοῦ Πατρός, ποὺ σηκώνεις γιὰ νὰ ἐξαλείψεις τὶς ἁμαρτίες τοῦ κόσμου, ἐλέησέ μας, Ἐσὺ ποὺ σηκώνεις τὶς ἁμαρτίες τοῦ κόσμου. Δέξου εὐσπλαγχνικὰ τὴν ἱκεσία μας, Ἐσὺ ποὺ κάθεσαι (μετὰ τὴν Ἀνάληψή Σου) δοξασμένος στὰ δεξιὰ τοῦ Πατέρα Σου καὶ ἐλέησέ μας. Γιατὶ Ἐσύ, Ἰησοῦ Χριστέ μας, εἶσαι ὁ μόνος (ἀπόλυτα) Ἅγιος, Ἐσὺ εἶσαι ὁ μόνος Κύριός μας, ποὺ δοξάζεις τὸν Θεὸ Πατέρα. Ἀμήν. Κάθε βράδυ θὰ σὲ δοξολογῶ καὶ θὰ ὑμνῶ τὸ ὄνομά Σου καὶ τώρα, ἐνόσω ζῶ, καὶ στοὺς ἀπέραντους αἰῶνες. Κύριε, καταφυγὴ ἔγινες γιὰ μᾶς σ᾿ ὅλες τὶς γενιές. Γι᾿ αὐτὸ καὶ εἶπα· Κύριε, ἐλέησέ με, θεράπευσε τὴν ψυχή μου, γιατὶ ἁμάρτησα ἐνώπιόν Σου. Κύριε, κατέφυγα σ᾿ Ἐσένα· δίδαξέ με νὰ πράττω (στὴ ζωή μου) τὸ θέλημά Σου, γιατὶ Ἐσὺ εἶσαι ὁ Θεός μου. Σὲ Σένα ὑπάρχει ἡ πηγὴ τῆς ζωῆς· μέσα ἀπ᾿ τὸ δικό Σου φῶς θὰ δοῦμε κι ἐμεῖς τὸ φῶς. Συνέχισε νὰ παρέχεις τὸ ἔλεός Σου σὲ κείνους ποὺ Σὲ παραδέχονται (ὡς Θεὸ ἀληθινό). Καταξίωσέ μας, Κύριε, κατὰ τὴ διάρκεια καὶ αὐτῆς τῆς νύχτας νὰ φυλαχθοῦμε ἀπὸ τὴν ἁμαρτία. Ἂς εἶσαι εὐλογημένος Κύριε, Θεὲ τῶν πατέρων μας, καὶ ἂς ὑμνεῖται καὶ δοξάζεται τὸ ὄνομά Σου αἰώνια. Ἀμήν. Μακάρι, Κύριε, νὰ μᾶς παράσχεις τὴν εὐσπλαγχνία Σου, ἀφοῦ κι ἐμεῖς σ᾿ Ἐσένα στηρίξαμε τὶς ἐλπίδες μας. Ἂς εἶσαι εὐλογημένος Κύριε, δίδαξέ με τὸ θέλημά Σου. Ἂς εἶσαι εὐλογημένος Δέσποτα, δῶσ᾿ μου σύνεση νὰ ἐκτελῶ τὸ θέλημά Σου. Ἂς εἶσαι εὐλογημένος Ἅγιε, φώτισέ με μὲ τὶς ἐντολές Σου. Κύριε, τὸ ἔλεός Σου εἶναι αἰώνιο. Μὴν παραβλέψεις ἐμᾶς ποὺ εἴμαστε ἔργα τῶν χεριῶν Σου. Σ᾿ Ἐσένα (Τριαδικὲ Θεέ μας) ἁρμόζει αἴνεση, σ᾿ Ἐσένα ἁρμόζει ὕμνος, σ᾿ Ἐσένα ἁρμόζει δόξα, στὸν Πατέρα, στὸν Υἱὸ καὶ στὸ Ἅγιο Πνεῦμα, τώρα καὶ πάντοτε καὶ στοὺς ἀπέραντους αἰῶνες. Ἀμήν. Atukuzwe Mungu aliye juu mbinguni, na amani yake ije duniani, Neema yake kwa wanadamu. Tunakusifu, tunakubariki, tunakuabudu, tunakutukuza na kukushukuru kwa utukufu wako mkuu. Bwana, Mfalme wetu, Mungu wetu wa mbinguni, Baba Mwenyezi; Bwana Yesu Kristo, Mwana pekee wa Mungu, na Roho Mtakatifu, Bwana Yesu Kristo, Mungu wetu, wewe uliye Mwana-Kondoo wa Mungu (uliyetolewa dhabihu kwa wokovu wa ulimwengu) , Mwana wa Baba, uchukuaye dhambi za ulimwengu, utuhurumie, Wewe uondoaye dhambi za ulimwengu. Pokea ombi letu kwa neema, Wewe uliyeketi (baada ya Kupaa kwako) umetukuzwa mkono wa kuume wa Baba yako na utuhurumie. Kwa sababu Wewe, Yesu Kristo, ndiwe pekee (kabisa) Mtakatifu, Wewe ndiwe Bwana pekee unayemtukuza Mungu Baba. Amina. Kila usiku nitakutukuza na nitalisifu jina lako sasa, ninapoishi, na katika enzi zisizo na mwisho. Bwana, umekuwa kimbilio letu katika vizazi vyote. Ndiyo maana nikasema: Bwana, unirehemu, uniponye nafsi yangu, kwa maana nimekosa mbele zako. Bwana, nakukimbilia Wewe, unifundishe kuyatenda mapenzi yako, kwa maana wewe ndiwe Mungu wangu. Ndani yako ndiko chemchemi ya uzima; kupitia nuru yako sisi pia tutaiona nuru. Endelea kuwapa rehema zako wale wanaokukubali (kama Mungu wa kweli). Ututhamini, Bwana, wakati wa usiku huu pia, ili kujilinda dhidi ya dhambi. Umehimidiwa Bwana, Mungu wa baba zetu, na jina lako lihimidiwe na kutukuzwa milele. Amina. Natumaini, Bwana, kwamba utujalie rehema yako, kwa kuwa sisi pia tunaweka matumaini yetu kwako. Umebarikiwa Bwana, nifundishe sawasawa na mapenzi yako. Umebarikiwa Despot, nipe hekima ya kutekeleza mapenzi yako. Umebarikiwa Mtakatifu, niangazie kwa amri zako. Bwana, fadhili zako ni za milele. Usituache sisi tulio kazi za mikono yako. Kwako (Mungu wetu wa Utatu) ni sifa njema, Wewe ni wimbo unaokustahili, Utukufu unastahili kwako, kwa Baba, kwa Mwana na kwa Roho Mtakatifu, sasa na siku zote na milele na milele. Amina.</text:p>
      <text:p text:style-name="P3"/>
      <text:p text:style-name="P2">Τὸ Σύμβολο τῆς Πίστεως. Imani.</text:p>
      <text:p text:style-name="P3"/>
      <text:p text:style-name="P3">Πιστεύω σὲ ἕνα Θεὸ ποὺ εἶναι ὁ Πατέρας μας, ποὺ κυβερνᾶ ὅλο τὸν κόσμο καὶ δημιούργησε τὸν οὐρανὸ καὶ τὴ γῆ, ὅλα ὅσα βλέπουμε ἀλλὰ καὶ ὅσα δὲ βλέπουμε. (Πιστεύω) καὶ σὲ ἕναν καὶ μόνον Κύριο, τὸν Ἰησοῦ Χριστό, ποὺ εἶναι Υἱὸς τοῦ Θεοῦ μονογενής, ποὺ γεννήθηκε ἀπὸ τὸν Πατέρα Του πρὶν ἀπὸ ὅλους τοὺς αἰῶνες. Εἶναι ὁ Ἴδιος (ὁ Χριστὸς) φῶς καὶ γεννήθηκε ἀπὸ τὸ φῶς (τὸν Θεὸ Πατέρα), εἶναι Θεὸς ἀληθινὸς ἀπὸ ἀληθινὸ Θεό· γεννήθηκε, δὲν δημιουργήθηκε· εἶναι ἀπὸ τὴν ἴδια οὐσία (φύση) μὲ τὸν Πατέρα Του, καὶ δι᾿ Αὐτοῦ (τοῦ Υἱοῦ) δημιουργήθηκαν τὰ πάντα. Γιὰ μᾶς τοὺς ἀνθρώπους καὶ γιὰ τὴ δική μας σωτηρία κατέβηκε ἀπὸ τοὺς οὐρανούς, ἔλαβε ἀνθρώπινη σάρκα (κυοφορήθηκε) ἀπὸ τὴν Παρθένο Μαρία διὰ τῆς ἐπελεύσεως τοῦ Ἁγίου Πνεύματος καὶ ἔγινε πραγματικὸς ἄνθρωπος. Σταυρώθηκε γιὰ μᾶς ἐπὶ ἡγεμονίας τοῦ Ποντίου Πιλάτου καὶ ἀφοῦ ἔπαθε ὡς ἄνθρωπος (καὶ πέθανε), τάφηκε. Τὴν τρίτη ἡμέρα Ἀναστήθηκε, ὅπως τὸ βεβαιώνουν οἱ Γραφές, καὶ Ἀνελήφθη μὲ δόξα στοὺς οὐρανοὺς καὶ κάθισε στὰ δεξιὰ τοῦ Θεοῦ Πατέρα Του. Θὰ ἔρθει καὶ πάλι (κατὰ τὴ Δευτέρα Παρουσία) μὲ δόξα πολλὴ γιὰ νὰ κρίνει ζῶντες καὶ νεκρούς, καὶ ἡ βασιλεία Του δὲν θὰ ἔχει τέλος. (Πιστεύω) καὶ στὸ Πνεῦμα, (ποὺ ὅπως ὁ Πατέρας καὶ ὁ Υἱὸς εἶναι) Ἅγιο, Κύριο, ζωοποιὸ καὶ ἐκπορεύεται ἀπὸ τὸν Πατέρα, συμπροσκυνεῖται καὶ συνδοξάζεται μὲ τὸν Πατέρα καὶ τὸν Υἱό, καὶ λάλησε μὲ τὸ στόμα τῶν Προφητῶν. (Πιστεύω) καὶ στὴν Ἐκκλησία, ποὺ εἶναι μία, ἁγία, καθολικὴ (ἀπευθύνεται καὶ περιλαμβάνει ὅλον τὸν κόσμο) καὶ ἀποστολικὴ (στερεώθηκε μὲ τὸ κήρυγμα τῶν Ἀποστόλων). Ὁμολογῶ τὴν πίστη μου στὸ μυστήριο τοῦ Βαπτίσματος τὸ ὁποῖο γίνεται μία φορὰ γιὰ τὴ συγχώρηση τῶν ἁμαρτιῶν. Περιμένω μὲ προσδοκία τὴν ἀνάσταση τῶν νεκρῶν καὶ τὴν ἀτέλειωτη ζωὴ (μὲ τὸν Χριστό). Ἀμήν. Ninamwamini Mungu mmoja ambaye ni Baba yetu, anayetawala dunia nzima na kuumba mbingu na dunia, vyote tunavyoviona na tusivyoviona. (Naamini) na katika Bwana mmoja na wa pekee, Yesu Kristo, ambaye ni Mwana pekee wa Mungu, aliyezaliwa na Baba yake kabla ya nyakati zote. Yeye (Kristo) ni nuru na alizaliwa na nuru (Mungu Baba), yeye ni Mungu wa kweli kutoka kwa Mungu wa kweli; alizaliwa, hakuumbwa; yeye ni wa asili moja (asili) na Baba yake, na kwa njia yake (yake). Mwana) vitu vyote viliumbwa. Kwa ajili yetu sisi wanadamu na kwa ajili ya wokovu wetu wenyewe, alishuka kutoka mbinguni, akachukua mwili wa binadamu (alichukuliwa mimba) na Bikira Maria kwa kumwagwa kwa Roho Mtakatifu na akawa mtu halisi. Alisulubishwa kwa ajili yetu wakati wa utawala wa Pontio Pilato na baada ya kuteswa kama mwanadamu (na kufa), akazikwa. Siku ya tatu alifufuka, kama Maandiko yanavyothibitisha, na akapaa mbinguni kwa utukufu na kuketi mkono wa kuume wa Mungu Baba yake. Atakuja tena (katika Ujio wa Mara ya Pili) akiwa na utukufu mwingi kuwahukumu walio hai na waliokufa, na ufalme Wake hautakuwa na mwisho. (Naamini) na katika Roho, (ambaye ni kama Baba na Mwana) Mtakatifu, Bwana, muumba na atokaye kwa Baba, anaabudu na kutukuza pamoja na Baba na Mwana, na alinena kupitia kinywa cha Manabii. (Naamini) na katika Kanisa, ambalo ni moja, takatifu, la ulimwengu wote (huhutubia na kujumuisha ulimwengu wote) na la kitume (lililounganishwa na mahubiri ya Mitume). Ninakiri imani yangu katika sakramenti ya Ubatizo, ambayo hufanyika mara moja kwa msamaha wa dhambi. Ninangoja kwa kutazamia ufufuo wa wafu na uzima usio na mwisho (pamoja na Kristo). Amina.</text:p>
      <text:p text:style-name="P3"/>
      <text:p text:style-name="P2">Θεοτοκίο. Bikira Maria.</text:p>
      <text:p text:style-name="P3"/>
      <text:p text:style-name="P3">Εἶναι ἄξιο ἀληθινά, νὰ ἐγκωμιάζουμε ἐσένα τὴ Θεοτόκο, τὴν πάντοτε ἐγκωμιαζομένη καὶ πάναγνη καὶ μητέρα τοῦ Θεοῦ μας. Ἐσένα ποὺ εἶσαι πιὸ τιμημένη ἀπ᾿ τὰ Χερουβεὶμ καὶ ἀσύγκριτα πιὸ ἔνδοξη ἀπ᾿ τὰ Σεραφείμ, ποὺ χωρὶς νὰ φθαρεῖ ἡ παρθενία σου γέννησες τὸν Θεὸ Λόγο, ποὺ εἶσαι πραγματικὰ ἡ Θεοτόκος, ἐσένα μεγαλύνουμε. Inastahili kukusifu wewe, Theotokos, msifiwa na msafi na mama wa Mungu wetu. Wewe ambaye unaheshimika zaidi kuliko Makerubi na mwenye utukufu usio na kifani kuliko Maserafi, ambaye bila ubikira wako kuchakaa ulimzaa Mungu Neno, ambao kweli ni Theotokos, tunakutukuza.</text:p>
      <text:p text:style-name="P3"/>
      <text:p text:style-name="P2">Ἔπειτα ψάλλεται ὁ Κανόνας τῆς Θεοτόκου· Kisha Kanuni ya Bikira inaimbwa;</text:p>
      <text:p text:style-name="P3"/>
      <text:p text:style-name="P2">Ο ΚΑΝΟΝΑΣ KANUNI</text:p>
      <text:p text:style-name="P2"/>
      <text:p text:style-name="P2">ᾨδὴ 1η. Sehemu ya 1.</text:p>
      <text:p text:style-name="P3"/>
      <text:p text:style-name="P3">Θ᾿ ἀνοίξω τὸ στόμα μου καὶ θὰ γεμίσει ἀπ᾿ τὴ Χάρη τοῦ Ἁγίου Πνεύματος, καὶ λόγο ἐγκωμιαστικὸ θὰ ἀπευθύνω στὴ βασίλισσα Μητέρα (τοῦ Χριστοῦ)· καὶ θὰ φανῶ ὅτι πανηγυρίζω γεμάτος ἀπὸ χαρά, καὶ θὰ ἀνυμνήσω γεμάτος ἀπὸ ἀγαλλίαση τὰ θαυμάσια μεγαλεῖα της (2 φορές). Nitafungua kinywa changu na kitajazwa Neema ya Roho Mtakatifu, na nitazungumza maneno ya sifa kwa Malkia Mama (wa Kristo); na nitaonekana nikisherehekea kwa furaha, na nitasherehekea. enzi zake za ajabu zilizojaa furaha (mara 2).</text:p>
      <text:p text:style-name="P3"/>
      <text:p text:style-name="P3">Ὑπεραγία Θεοτόκε, σῶσε μας (τὸ ἴδιο ἐπαναλαμβάνεται μετὰ ἀπὸ κάθε τροπάριο). Mama Mtakatifu wa Mungu, tuokoe (sawa inarudiwa baada ya kila trope).</text:p>
      <text:p text:style-name="P3"/>
      <text:p text:style-name="P3">Ἁγνὴ Θεοτόκε, βλέποντας ὁ μεγάλος Ἀρχάγγελος (ὁ Γαβριὴλ) ὅτι εἶσαι τὸ ζωντανὸ βιβλίο τοῦ Χριστοῦ ποὺ σφραγίστηκε ἀπὸ τὸ Ἅγιο Πνεῦμα, σὲ ἐπευφημοῦσε καὶ ἔλεγε· Χαῖρε δοχεῖο τῆς χαρᾶς διὰ τοῦ ὁποίου θὰ σβήσει ἡ κατάρα ποὺ δέχτηκε ἡ προμήτορά μας (ἡ Εὔα). Theotokos Mtakatifu, Malaika Mkuu (Gabrieli) alipoona kwamba wewe ni kitabu hai cha Kristo kilichotiwa muhuri na Roho Mtakatifu, alikuchangamsha na kusema: Furahini, chombo cha furaha ambacho kupitia kwake laana iliyopokelewa na mama yetu (Hawa) itazimishwa. ..</text:p>
      <text:p text:style-name="P3"/>
      <text:p text:style-name="P3">Παρθένε, νύφη τοῦ Θεοῦ, χαῖρε Ἐσὺ ποὺ ἀνόρθωσες (ἀπὸ τὴν πτώση του) τὸν Ἀδὰμ καὶ νέκρωσες τὸν Ἅδη. Χαῖρε Πάναγνη, Ἐσὺ ποὺ ἔγινες τὸ παλάτι στὸ ὁποῖο κατοίκησε (μὲ τὴν κυοφορία του) ὁ μοναδικὸς Βασιλιάς μας· χαῖρε Ἐσὺ ποὺ εἶσαι ὁ πύρινος θρόνος στὸν ὁποῖο κάθισε ὁ Παντοκράτορας (Χριστὸς). Bikira, bibi-arusi wa Mungu, furahi Wewe uliyemfufua (kutoka katika anguko lake) Adamu na kuua Hadeze. Salamu, Mama Mtakatifu, Wewe uliyekuwa jumba ambalo Mfalme wetu wa pekee alikaa (pamoja na ujauzito wake); Salamu, Wewe uliye kiti cha enzi cha moto ambacho Mwenyezi (Kristo) aliketi.</text:p>
      <text:p text:style-name="P3"/>
      <text:p text:style-name="P3">Δόξα στὸν Πατέρα... Utukufu kwa Baba...</text:p>
      <text:p text:style-name="P3"/>
      <text:p text:style-name="P3">Χαῖρε (Θεοτόκε) Σὺ ποὺ βλάστησες τὸ τριαντάφυλλο ποὺ δὲ μαραίνεται ποτὲ (τὸν Χριστό)· χαῖρε ἐσὺ ποὺ γέννησες τὸ μῆλο ποὺ μοσκοβολᾶ· ἡ εὐωδία τοῦ Βασιλιᾶ τῶν ὅλων· χαῖρε ἐσὺ ποὺ ἔγινες μητέρα χωρὶς νὰ γνωρίσεις γάμο, ποὺ εἶσαι ἡ σωτηρία τοῦ κόσμου. Salamu (Theotokos) Wewe, uliyepanda waridi lisilonyauka (Kristo); Salamu, wewe uliyezaa tufaha linalochanua; harufu nzuri ya Mfalme wa wote; Salamu, wewe uliyekuwa mama bila kujua ndoa, ambaye wokovu wa ulimwengu.</text:p>
      <text:p text:style-name="P3"/>
      <text:p text:style-name="P3">Καὶ τώρα... Na sasa...</text:p>
      <text:p text:style-name="P3"/>
      <text:p text:style-name="P3">Θησαυρὲ τῆς ἁγνείας, χαῖρε· μ᾿ ἐσένα σηκωθήκαμε ἀπὸ τὴν πτώση μας. Χαῖρε Δέσποινα, εὐωδιαστὲ κρίνε, ποὺ εὐωδιάζεις τοὺς πιστούς· (χαῖρε) θυμίαμα εὐωδιαστό, μύρο πολύτιμο. Hazina ya usafi, furahiya, pamoja nawe tuliinuka kutoka kwa anguko letu. Salamu Despina, mwamuzi mwenye harufu nzuri, uwatiaye manukato waaminifu; (mvua ya mawe) ubani wenye harufu nzuri, manemane ya thamani.</text:p>
      <text:p text:style-name="P3"/>
      <text:p text:style-name="P2">ᾨδὴ 3η. ya 3.</text:p>
      <text:p text:style-name="P3"/>
      <text:p text:style-name="P3">Θεοτόκε, Ἐσὺ ποὺ εἶσαι ἡ ζωντανὴ καὶ ἀστείρευτη πηγή, στερέωσε ἐκείνους ποὺ σὲ ὑμνολογοῦν ἔχοντας συγκροτήσει θίασο πνευματικό· καὶ ἀξίωσέ τους νὰ λάβουν ἔνδοξα στεφάνια ὅταν θὰ ἔλθουν στὴ δική σου οὐράνια δόξα (2 φορές). Theotokos, Wewe uliye hai na chanzo kisichoisha, waimarishe wale wanaokusifu kwa kuunda kikundi cha kiroho; na uwape kupokea taji tukufu watakapokuja kwenye utukufu wako wa mbinguni (mara 2).</text:p>
      <text:p text:style-name="P3"/>
      <text:p text:style-name="P3">Χαῖρε ἐσὺ ποὺ βλάστησες τὸ θεῖο στάχυ (τὸν Χριστό) σὰν χωράφι ποὺ δὲν καλλιεργήθηκε ποτέ. Χαῖρε Δέσποινα, ποὺ εἶσαι τὸ ἔμψυχο τραπέζι στὸ ὁποῖο χώρεσε ὁ Ἄρτος τῆς ζωῆς· χαῖρε πηγὴ ἀστείρευτη, ἀπ᾿ τὴν ὁποία ἀναβλύζει τὸ νερὸ τῆς ζωῆς. Furahi, wewe uliyepanda sikio la kimungu (Kristo) kama shamba ambalo halijawahi kulimwa. Salamu, Despina, ambao ni meza hai ambayo Mkate wa Uzima ulimega;</text:p>
      <text:p text:style-name="P3"/>
      <text:p text:style-name="P3">Χαῖρε δάμαλη (μικρὴ ἀγελάδα, μτφ. ἡ παρθένος κόρη) ποὺ γέννησες τὸ μόσχο τὸν καθαρὸ καὶ ἀψεγάδιαστο· χαῖρε ἀμνάδα (μικρὴ προβατίνα) ποὺ κύησες τὸν Ἀμνὸ τοῦ Θεοῦ, ποὺ σηκώνει τὶς ἁμαρτίες ὅλου τοῦ κόσμου· χαῖρε ἐσὺ ποὺ προσφέρθηκες μὲ προθυμία γιὰ τὴν ἐξιλέωσή μας. Salamu damali (ng'ombe mdogo, tf. Binti bikira) aliyezaa ndama safi asiye na dosari; Salamu amnada (jike mdogo) aliyechukua mimba Mwana-Kondoo wa Mungu, azichukuaye dhambi za ulimwengu wote; Salamu wewe uliyetoa kwa hiari. wewe mwenyewe kwa ajili ya upatanisho wetu.</text:p>
      <text:p text:style-name="P3"/>
      <text:p text:style-name="P3">Δόξα στὸν Πατέρα... Utukufu kwa Baba...</text:p>
      <text:p text:style-name="P3"/>
      <text:p text:style-name="P3">Χαῖρε φωτεινὴ αὐγή, ἡ ὁποία μόνη ἀνέτειλες τὸν ἥλιο (τῆς δικαιοσύνης) τὸν Χριστὸ καὶ ἀναδείχθηκες κατοικητήριο τοῦ (νοητοῦ) Φωτός. Χαῖρε ἐσὺ ποὺ διέλυσες τὸ (πνευματικό) σκοτάδι καὶ ἐκμηδένισες ὁλοτελῶς τοὺς σκοτεινοὺς δαίμονες. Salamu, mapambazuko, ambaye peke yake aliliinua jua (la haki) Kristo na akawa makazi ya Nuru (ya kufikiri). Furahi, wewe uliyeondoa giza (la kiroho) na kuangamiza kabisa mapepo ya giza.</text:p>
      <text:p text:style-name="P3"/>
      <text:p text:style-name="P3">Καὶ τώρα... Na sasa...</text:p>
      <text:p text:style-name="P3"/>
      <text:p text:style-name="P3">Χαῖρε πύλη ἀπ᾿ τὴν ὁποία πέρασε μονάχα ὁ Λόγος τοῦ Θεοῦ· ἐσὺ Δέσποινα, ἡ ὁποία διὰ τοῦ Τόκου σου (τοῦ Χριστοῦ) συνέτριψες τὶς κλειδαριὲς καὶ τὶς πύλες τοῦ θανάτου. Χαῖρε πανύμνητε, ἡ θεία εἴσοδος ἀπ᾿ τὴν ὁποία περνοῦν ὅλοι ὅσοι σώζονται. Furahi, lango ambalo Neno la Mungu pekee limepita; wewe, Despina, ambaye kwa maslahi yako (ya Kristo) ulivunja kufuli na milango ya kifo. Salamu, ninyi nyote, mlango wa kimungu ambao wote wanaokolewa hupitia.</text:p>
      <text:p text:style-name="P3"/>
      <text:p text:style-name="P2">ᾨδὴ 4η. ya 4.</text:p>
      <text:p text:style-name="P3"/>
      <text:p text:style-name="P3">Αὐτὸς ποὺ κάθεται στὸν ἔνδοξο θρόνο τῆς Θεότητος, ἦλθε (στὸν κόσμο) μέσα σ᾿ ἐλαφρὺ σύννεφο (τὴν Παναγία), ὁ Ἰησοῦς ὁ ὕψιστος Θεός, ὁ Ὁποῖος μὲ τὴ δύναμη τῆς ἀμόλυντης παλάμης Του ἔσωσε (ἀπὸ τὴν ἁμαρτία καὶ τὸ θάνατο) αὐτοὺς ποὺ κραυγάζουν· δόξα Χριστέ, στὴ θεία σου δύναμη. Yeye aketiye juu ya kiti cha utukufu wa Uungu, alikuja (ulimwenguni) katika wingu jepesi (la Bikira Maria), Yesu Mungu aliye juu sana, ambaye kwa uwezo wa mkono wake safi aliwaokoa (kutoka kwa dhambi na kifo) ambao wanapiga kelele; utukufu, Kristo, kwa uweza wako wa Uungu.</text:p>
      <text:p text:style-name="P3"/>
      <text:p text:style-name="P3">Μὲ ἄσματα (ὕμνους) ποὺ βγαίνουν ἀπὸ τὴν πίστη μας, σοῦ φωνάζουμε Πανύμνητε· χαῖρε ἐσὺ ποὺ μὲ τὴ χάρη τοῦ Ἁγίου Πνεύματος ἔγινες εὔφορο βουνό· χαῖρε ἑπτάφωτη λυχνία, στάμνα ποὺ φέρεις μέσα σου τὸ μάννα (τὸν Χριστό) ποὺ γλυκαίνει τὰ πνευματικὰ αἰσθητήρια τῶν εὐσεβῶν. Kwa nyimbo (nyimbo) zitokazo katika imani yetu, tunakulilia wewe Panymnete; furahi, wewe ambaye kwa neema ya Roho Mtakatifu umekuwa mlima wenye rutuba; furahini, taa saba, mtungi uchukuao mana ndani yenu. ) ambayo huleta utamu hisi za kiroho za utauwa</text:p>
      <text:p text:style-name="P3"/>
      <text:p text:style-name="P3">Χαῖρε ἄχραντε Δέσποινα, ποὺ εἶσαι τὸ ἱλαστήριο τοῦ κόσμου (τὸ μέσο διὰ τοῦ ὁποίου ἐξιλεωθήκαμε)· χαῖρε κλίμακα (σκάλα) ποὺ μὲ τὴ χάρη σου μᾶς ἀνύψωσες ὅλους ἀπὸ τὴ γῆ στὸν οὐρανό· χαῖρε ἡ γέφυρα ποὺ πραγματικὰ περνᾶς ἀπὸ τὸ θάνατο στὴ ζωὴ ὅλους ὅσοι σὲ ἀνυμνοῦν. Salamu, achrane Despina, ambao ni kiti cha rehema cha ulimwengu (njia ambayo tunakombolewa kwayo); salamu ngazi (ngazi) ambaye kwa neema yako ulituinua sisi sote kutoka duniani hadi mbinguni; salamu daraja lipitalo kutoka kifo hadi uzimani. kwa wale wote wanaokusifu.</text:p>
      <text:p text:style-name="P3"/>
      <text:p text:style-name="P3">Ἐσὺ ποὺ εἶσαι ὑψηλότερη ἀπ᾿ τοὺς οὐρανούς, χαῖρε Ἄχραντε, ποὺ στὴν κοιλιά σου βάσταξες χωρὶς κόπο τὸ θεμέλιο τῆς γῆς (τὸν Χριστό). Χαῖρε κογχύλι ποὺ μὲ τὸ αἷμα σου ἔβαψες τὴ θεία πορφύρα (τὸ ἔνδυμα, δηλ. τὴν ἀνθρώπινη σάρκα) ποὺ φόρεσε ὁ Βασιλιὰς τῶν δυνάμεων. Wewe uliye juu kuliko mbingu, furahi Achrande, ambaye ndani ya tumbo lako uliweka msingi wa dunia (Kristo) bila juhudi. Salamu, ganda, ambaye kwa damu yako ulitia rangi ya zambarau ya kimungu (vazi, yaani, mwili wa mwanadamu) iliyovaliwa na Mfalme wa Majeshi.</text:p>
      <text:p text:style-name="P3"/>
      <text:p text:style-name="P3">Δόξα στὸν Πατέρα... Utukufu kwa Baba...</text:p>
      <text:p text:style-name="P3"/>
      <text:p text:style-name="P3">Χαῖρε Δέσποινα, ἐσὺ ποὺ γέννησες πραγματικὰ τὸ Νομοθέτη (Χριστό), ὁ ὁποῖος ἐξαλείφει χωρὶς κανένα ἀντάλλαγμα τὶς ἁμαρτίες ὅλων μας· (χαῖρε) τὸ βάθος ποὺ ἀνθρώπινο μυαλὸ δὲν μπορεῖ νὰ κατανοήσει καὶ τὸ ὕψος ποὺ μὲ λόγια δὲν μπορεῖ νὰ περιγραφεῖ· ἐσὺ ποὺ ἔγινες ἡ αἰτία τῆς δικῆς μας θέωσης. Salamu Despina, wewe ambaye kweli ulimzaa Mtoa Sheria (Kristo), anayefuta bila malipo yoyote ya dhambi zetu sisi sote; (furahi) kina ambacho akili ya mwanadamu haiwezi kufahamu na urefu usioweza kuelezewa na maneno; wewe ambaye ulifanyika sababu ya uungu wetu wenyewe.</text:p>
      <text:p text:style-name="P3"/>
      <text:p text:style-name="P3">Καὶ τώρα... Na sasa...</text:p>
      <text:p text:style-name="P3"/>
      <text:p text:style-name="P3">Ἀνυμνοῦμε ἐσένα ποὺ ἔπλεξες γιὰ τὸν κόσμο στεφάνι χωρὶς νὰ χρησιμοποιηθοῦν χέρια ἀνθρώπινα· σοῦ ἀπευθύνουμε τὸ χαῖρε, Παρθένε, ποὺ εἶσαι τὸ ἀκλόνητο ὀχυρό μας, τὸ χαράκωμα καὶ τὸ στήριγμα καὶ τὸ ἱερὸ καταφύγιο. Tunakusherehekea wewe uliyesuka shada la maua kwa ajili ya ulimwengu bila kutumia mikono ya wanadamu; tunakuhutubia kwa furaha, Bikira, ambaye ni ngome yetu isiyotikisika, mtaro na tegemeo na makao takatifu.</text:p>
      <text:p text:style-name="P3"/>
      <text:p text:style-name="P2">ᾨδὴ 5η. ya 5.</text:p>
      <text:p text:style-name="P3"/>
      <text:p text:style-name="P3">Ὅλος ὁ κόσμος ἐξεπλάγη μὲ τὴ θεία δόξα σου· γιατὶ ἐσὺ Παρθένε ἂν καὶ δὲ γνώρισες γάμο, ἀξιώθηκες νὰ κρατήσεις στὴ μήτρα σου τὸ Θεὸ ποὺ ἐξουσιάζει ὅλα τὰ κτίσματα, καὶ γέννησες τὸν ἄχρονο Υἱὸ καὶ Λόγο τοῦ Θεοῦ, ὁ Ὁποῖος χαρίζει τὴ σωτηρία σὰν βραβεῖο σ᾿ ὅσους σὲ ἀνυμνοῦν. Ulimwengu wote ulistaajabia utukufu wako wa kimungu; kwa maana wewe, Bikira, ingawa hukujua ndoa, ulistahili kushika tumboni mwako Mungu anayetawala juu ya viumbe vyote, na ukamzaa Mwana asiye na wakati na Neno la Mungu. huwapa wokovu kama zawadi kwa wale wanaokusifu.</text:p>
      <text:p text:style-name="P3"/>
      <text:p text:style-name="P3">Χαῖρε Πανάχραντε, ἐσὺ ποὺ κυοφόρησες τὴν Ὁδὸ (τὸν Χριστό), ποὺ ὁδηγεῖ στὴ ζωὴ καὶ ἔσωσες τὸν κόσμο ἀπὸ τὸν κατακλυσμὸ τῆς ἁμαρτίας. Χαῖρε νύφη τοῦ Θεοῦ, ποὺ εἶσαι λάλημα καὶ ἄκουσμα ποὺ προκαλεῖ δέος· χαῖρε κατοικία τοῦ Δεσπότη τῆς κτίσεως. Furahi, ewe Mwenyezi, wewe uliyechukua mimba ya Njia (Kristo) inayoongoza kwenye uzima na kuokoa ulimwengu kutoka kwa gharika ya dhambi. Salamu, bibi arusi wa Mungu, ambaye ni wimbo na sauti ya kutisha; Salamu, makao ya Mola wa viumbe.</text:p>
      <text:p text:style-name="P3"/>
      <text:p text:style-name="P3">Χαῖρε Ἄχραντε, ποὺ εἶσαι ἡ ἰσχὺς καὶ τὸ ὀχύρωμα τῶν ἀνθρώπων, τόπος ἅγιος τῆς δόξας τοῦ Θεοῦ· νέκρωση τοῦ θανάτου, ὁλόφωτο νυφικὸ δωμάτιο· χαῖρε ἡ χαρὰ τῶν Ἀγγέλων· χαῖρε ἡ βοήθεια ἐκείνων ποὺ μὲ πίστη σὲ ἐπικαλοῦνται. Salamu Akrani, ambao ni nguvu na ngome ya wanadamu, mahali patakatifu pa utukufu wa Mungu; kifo cha kifo, chumba cha bibi arusi; salamu furaha ya Malaika; salamu msaada wa wale wanaokuita.</text:p>
      <text:p text:style-name="P3"/>
      <text:p text:style-name="P3">Χαῖρε Δέσποινα, ἐσὺ ποὺ χρημάτισες πύρινο ἅρμα τοῦ Λόγου, ποὺ ἔγινες ἔμψυχος Παράδεισος ὅπου στὸ μέσο του ἔχει τὸ ξύλο τῆς ζωῆς, τὸν Κύριο, τοῦ Ὁποίου ἡ γλυκύτητα ζωοποιεῖ αὐτοὺς ποὺ μὲ πίστη τὸν γεύονται καὶ οἱ ὁποῖοι προηγουμένως εἶχαν ὑποκύψει στὴ φθορά. Furahi Despina, wewe uliyetengeneza gari la moto la Neno, ambalo lilifanyika Paradiso hai, ambayo katikati yake kuna mti wa uzima, Bwana, ambaye utamu wake huwapa uzima wale wanaoionja kwa imani na ambao hapo awali walikuwa wameanguka kwenye uharibifu. .</text:p>
      <text:p text:style-name="P3"/>
      <text:p text:style-name="P3">Δόξα στὸν Πατέρα... Utukufu kwa Baba...</text:p>
      <text:p text:style-name="P3"/>
      <text:p text:style-name="P3">Παίρνοντας δύναμη ἀπὸ τὴν δική σου δύναμη, σοῦ φωνάζουμε μὲ πίστη· χαῖρε ἡ πόλη τοῦ Βασιλιᾶ τῶν ὅλων, γιὰ τὴν ὁποία πολλὰ εἰπώθηκαν δοξασμένα καὶ ἀξιάκουστα. Χαῖρε ὄρος ποὺ δὲ λατομήθηκε ποτέ, χαῖρε βάθος μυστηρίου ἀμέτρητο. Tukichukua nguvu kutoka kwa nguvu zenu wenyewe, tunakulilia kwa imani; salamu mji wa Mfalme wa wote, ambao mambo mengi yamesemwa juu yake ya kutukuzwa na kustahili kusikilizwa. Mlima wa mawe ya mawe ambayo haijawahi kuchimbwa, Shikamoo kwa kina kisichopimika cha fumbo.</text:p>
      <text:p text:style-name="P3"/>
      <text:p text:style-name="P3">Καὶ τώρα... Na sasa...</text:p>
      <text:p text:style-name="P3"/>
      <text:p text:style-name="P3">Χαῖρε Ἄχραντε, ἐσὺ ποὺ χρημάτισες ἡ εὐρύχωρη κατοικία τοῦ Θεοῦ Λόγου· χαῖρε πανθαύμαστε, ἐσὺ ποὺ εἶσαι τὸ ὄστρακο ἀπ᾿ τὸ ὁποῖο προῆλθε τὸ θεῖο μαργαριτάρι. Θεοτόκε, ἐσὺ συμφιλιώνεις μὲ τὸ Θεὸ ὅλους αὐτοὺς ποὺ ἀδιάκοπα μὲ ὕμνους σὲ ἐγκωμιάζουν. Salamu, Akrani, wewe uliyefanya makao makubwa ya Neno la Mungu; Salamu, ya kupendeza zaidi, wewe ambaye ni ganda ambalo lulu ya kimungu ilitoka. Theotokos, unapatanisha na Mungu wale wote wanaokusifu bila kukoma kwa nyimbo.</text:p>
      <text:p text:style-name="P3"/>
      <text:p text:style-name="P2">ᾨδὴ 6η. Tarehe 6.</text:p>
      <text:p text:style-name="P3"/>
      <text:p text:style-name="P3">Τὴν θεία αὐτὴ καὶ ἰδιαίτερα ἄξια τιμῆς ἑορτὴ τῆς Θεομήτορος τελοῦντες οἱ θεόφρονες, ἐλᾶτε νὰ κτυπήσουμε τὰ χέρια ἀπὸ χαρά, δοξάζοντας τὸ Θεὸ ποὺ γεννήθηκε ἀπ᾿ αὐτήν. Wale wanaomcha mungu huadhimisha sikukuu hii ya kimungu na inayostahili hasa ya Theotokos, njoo tupige mikono yetu kwa furaha, tukimtukuza Mungu aliyezaliwa kutoka kwake.</text:p>
      <text:p text:style-name="P3"/>
      <text:p text:style-name="P3">Χαῖρε Πανάχραντε, γιατὶ ἀναδείχτηκες τὸ ἀμόλυντο νυφικὸ δωμάτιο τοῦ Θεοῦ Λόγου καὶ ἔγινες ἡ αἰτία τῆς θέωσης ὅλων μας, τὸ κήρυγμα τῶν Προφητῶν καὶ τὸ σεμνὸ στολίδι τῶν Ἀποστόλων. Furahi, Panachrande, kwa sababu umekuwa chumba safi cha arusi cha Neno la Mungu na umekuwa sababu ya uungu wetu sisi sote, mahubiri ya Manabii na pambo la kawaida la Mitume.</text:p>
      <text:p text:style-name="P3"/>
      <text:p text:style-name="P3">Ἀπὸ σένα ἔσταξε ἡ δροσιὰ (ὁ Χριστὸς), ἡ ὁποία ἔσβησε τὴ φλόγα τῆς πολυθεΐας καὶ εἰδωλολατρίας· γιὰ τοῦτο καὶ σοῦ φωνάζουμε δυνατά· χαῖρε, Παρθένε, ἐσὺ ποὺ εἶσαι ὁ πόκος (τὸ μαλλὶ) τὸν ὁποῖο μὲ θαῦμα προεῖδε ὁ Γεδεών. Kutoka kwako ule umande (Kristo), uliozima mwali wa ushirikina na ibada ya sanamu; kwa sababu hii sisi pia tunakulilia kwa sauti kuu: Salamu, Bikira, wewe uliye nywele (nywele) ambazo Gideoni alizaa kimuujiza.</text:p>
      <text:p text:style-name="P3"/>
      <text:p text:style-name="P3">Δόξα στὸν Πατέρα... Utukufu kwa Baba...</text:p>
      <text:p text:style-name="P3"/>
      <text:p text:style-name="P3">Νά, σὲ σένα (Παναγία μας) φωνάζουμε δυνατὰ τὸ χαῖρε· γίνε λιμάνι σὲ μᾶς ποὺ ταξιδεύουμε στὴ θάλασσα τῆς ζωῆς καὶ ὁρμητήριο στὸ πέλαγος τῶν θλίψεων καὶ ὅλων τῶν παγίδων τοῦ ἐχθροῦ μας (τοῦ διαβόλου). Ndio, kwako (Bibi yetu) tunapiga kelele kwa furaha; uwe bandari yetu sisi tunaosafiri katika bahari ya uzima na mahali pa kuzindua katika bahari ya huzuni na mitego yote ya adui yetu (shetani. )</text:p>
      <text:p text:style-name="P3"/>
      <text:p text:style-name="P3">Καὶ τώρα... Na sasa...</text:p>
      <text:p text:style-name="P3"/>
      <text:p text:style-name="P3">Ἐσὺ ποὺ εἶσαι αἰτία χαρᾶς, γέμισε μὲ τὴ χάρη σου τὴ σκέψη μας γιὰ νὰ σοῦ φωνάζουμε δυνατά· χαῖρε ἄφλεκτη βάτος, καὶ ὁλόφωτη νεφέλη, ποὺ ἀδιάκοπα ἐπισκιάζεις τοὺς πιστούς. Wewe uliye sababu ya furaha, jaza mawazo yetu na neema yako ili tukulilie kwa sauti kuu; furahi, mwanzi usio na moto, na wingu lenye kuangaza, ambalo huwafunika waaminifu bila kukoma.</text:p>
      <text:p text:style-name="P3"/>
      <text:p text:style-name="P2">ᾨδὴ 7η. Tarehe 7.</text:p>
      <text:p text:style-name="P3"/>
      <text:p text:style-name="P3">Οἱ θεόφρονες (Τρεῖς Παῖδες στὴ Βαβυλώνα) δὲ θέλησαν νὰ λατρεύσουν τὰ κτίσματα, ἀλλὰ λάτρευσαν μονάχα τὸν Κτίστη. Καὶ ἀφοῦ ἀψήφισαν μὲ ἀνδρεία τὴν ἀπειλὴ τῆς φωτιᾶς, μὲ χαρὰ ἔψαλαν· Ὑπερύμνητε Θεὲ καὶ Κύριε τῶν Πατέρων μας εἶσαι εὐλογημένος. Wale wacha Mungu (Watoto Watatu huko Babeli) walitaka kuabudu majengo, lakini walimwabudu Muumba tu. Na baada ya kukaidi kwa ujasiri tishio la moto, waliimba kwa furaha: Msifuni Mungu na Bwana wa Baba zetu umebarikiwa.</text:p>
      <text:p text:style-name="P3"/>
      <text:p text:style-name="P3">Σὲ ἀνυμνοῦμε καὶ σοῦ φωνάζουμε δυνατά· χαῖρε τὸ ὄχημα τοῦ νοητοῦ Ἡλίου (τοῦ Χριστοῦ)· ἀληθινὴ ἄμπελος (κληματαριὰ), ἡ ὁποία καρποφόρησες τὸ ὥριμο σταφύλι ποὺ ἀποστάζει κρασὶ (τὴ ζωὴ) καὶ εὐφραίνει τὶς ψυχὲς ἐκείνων ποὺ μὲ πίστη σὲ δοξάζουν. Tunakusifu na tunakulilia kwa sauti kuu; salamu gari la Jua la kiakili (Kristo); mzabibu wa kweli (shamba la mizabibu), ambalo limezaa zabibu mbivu ambazo hunyunyiza divai (maisha) na kuzifurahisha roho za wale wanaokutukuza kwa imani.</text:p>
      <text:p text:style-name="P3"/>
      <text:p text:style-name="P3">Χαῖρε νύφη τοῦ Θεοῦ, ἐσὺ ποὺ γέννησες τὸν Ἰατρὸ τῶν ἀνθρώπων· ποὺ εἶσαι ἡ μυστικὴ ράβδος, ἀπὸ τὴν ὁποία βλάστησε τὸ ἀμάραντο λουλούδι (ὁ Χριστὸς)· χαῖρε, Δέσποινα, μ᾿ ἐσένα γεμίζουμε ἀπὸ χαρὰ καὶ κληρονομοῦμε τὴν αἰώνια ζωή. Salamu, bibi arusi wa Mungu, wewe uliyemzaa Tabibu wa wanadamu; ambao ni fimbo ya siri ambayo ua la amaranth (Kristo) lilikua; Salamu, Despina, na wewe tumejazwa na furaha na kurithi uzima wa milele.</text:p>
      <text:p text:style-name="P3"/>
      <text:p text:style-name="P3">Δέσποινα, καὶ ἡ πιὸ ρητορικὴ γλώσσα δὲν μπορεῖ ἐπάξια νὰ σὲ ὑμνολογήσει· διότι, μὲ τὸ νὰ γεννήσεις τὸν βασιλέα Χριστό, ὑψώθηκες πιὸ πάνω κι ἀπὸ τὰ Σεραφείμ. Αὐτὸν ἱκέτευε νὰ σώσει τώρα ἀπὸ κάθε βλάβη αὐτοὺς ποὺ μὲ πίστη σὲ προσκυνοῦν. Binti, hata lugha fasaha zaidi haiwezi kukusifu ipasavyo, kwa sababu, kwa kumzaa mfalme Kristo, ulipanda juu hata Maserafi. Alimsihi awaokoe sasa kutokana na madhara yote wale wanaokuabudu kwa imani.</text:p>
      <text:p text:style-name="P3"/>
      <text:p text:style-name="P3">Δόξα στὸν Πατέρα... Utukufu kwa Baba...</text:p>
      <text:p text:style-name="P3"/>
      <text:p text:style-name="P3">Σὲ εὐφημεῖ καὶ σὲ ἐγκωμιάζει ὅλος ὁ κόσμος ἀναφωνώντας σου· χαῖρε Ἁγνή, ἐσὺ εἶσαι τὸ βιβλίο, στὸ ὁποῖο μὲ τὸ δάκτυλο (τὴν Χάρη τοῦ Ἁγίου Πνεύματος) καταγράφηκε ὁ Λόγος τοῦ Θεοῦ Πατρός. Αὐτὸν ἱκέτευε Θεοτόκε, νὰ καταγράψει στὸ βιβλίο τῆς ζωῆς κι ἐμᾶς τοὺς δούλους σου. Ulimwengu wote unakutukuza na kukusifu, ukisema: Salamu Agnes, wewe ni kitabu, ambacho Neno la Mungu Baba liliandikwa kwa kidole (cha Neema ya Roho Mtakatifu). Theotokos alimwomba atuandikie sisi watumishi wako katika kitabu cha uzima.</text:p>
      <text:p text:style-name="P3"/>
      <text:p text:style-name="P3">Καὶ τώρα... Na sasa...</text:p>
      <text:p text:style-name="P3"/>
      <text:p text:style-name="P3">Σὲ ἱκετεύουμε οἱ δοῦλοι σου καὶ κλίνουμε μπροστά σου τὰ γόνατα τῆς καρδιᾶς μας. Ἄκουσε μὲ προσοχὴ (τὴν ἱκεσία μας) Ἁγνὴ καὶ σῶσε ὅλους ἐμᾶς ποὺ βυθιζόμαστε στὶς θλίψεις· καὶ προφύλαξε ἀπὸ κάθε ἅλωση ἐχθρικὴ τὴν Πόλη σου (ἀλλὰ καὶ κάθε πόλη) Θεοτόκε. Tunakusihi, waja wako, na tunapiga magoti ya nyoyo zetu mbele yako. Sikia kwa makini (sala yetu), Mtakatifu, na utuokoe sisi sote tunaozama katika huzuni; na ulinde Jiji lako (lakini pia kila jiji), Theotokos, kutokana na kila shambulio la adui.</text:p>
      <text:p text:style-name="P3"/>
      <text:p text:style-name="P2">ᾨδὴ 8η. Tarehe 8.</text:p>
      <text:p text:style-name="P3"/>
      <text:p text:style-name="P3">Τοὺς εὐσεβεῖς Παῖδες στὸ καμίνι ὁ τόκος τῆς Θεοτόκου (ὁ Χριστὸς) διέσωσε (ἀπὸ τὶς φλόγες). Καὶ τότε μὲν σὰν προτύπωση, τώρα δὲ ἐνεργώντας φανερὰ σώζει τὴν οἰκουμένη, τὴν ὁποία καὶ συναθροίζει καὶ τὴν κάνει νὰ ψάλει· Ὑμνεῖτε τὸν Κύριο ὅλα τὰ δημιουργήματα καὶ ὑπερυψώνετέ Τον σ᾿ ὅλους τοὺς αἰῶνες. Watoto wacha Mungu katika tanuru waliokolewa (kutoka kwa moto) kwa maslahi ya Bikira Maria (Kristo). Na kisha si kama kielelezo, lakini sasa kutenda kwa uwazi huokoa ulimwengu, ambao anakusanya pamoja na kuifanya kuimba: Msifuni Bwana viumbe vyote na mtukuze kwa vizazi vyote.</text:p>
      <text:p text:style-name="P3"/>
      <text:p text:style-name="P3">Στὰ σπλάγχνα σου, Ἁγνή, δέχτηκες τὸν Λόγο τοῦ Θεοῦ καὶ βάσταξες Αὐτὸν ποὺ βαστάζει τὰ πάντα. Ἔθρεψες μὲ τὸ γάλα σου Αὐτὸν ποὺ μ᾿ ἕνα νεῦμα Του τρέφει ὁλόκληρη τὴν οἰκουμένη, πρὸς τὸν Ὁποῖο ψάλλουμε· Ὑμνεῖτε τὸν Κύριο ὅλα τὰ δημιουργήματα καὶ ὑπερυψώνετέ Τον σ᾿ ὅλους τοὺς αἰῶνες. Katika matumbo yako, Agni, ulikubali Neno la Mungu na kumvumilia Yeye ambaye huvumilia kila kitu. Umemlisha kwa maziwa yako Yeye ambaye kwa nod moja hulisha ulimwengu wote, Ambaye tunamwimbia: Msifu Bwana viumbe vyote na mtukuze katika vizazi vyote.</text:p>
      <text:p text:style-name="P3"/>
      <text:p text:style-name="P3">Ὁ Μωυσῆς ἀντιλήφθηκε μπροστὰ στὴ φλεγόμενη βάτο τὸ μεγάλο μυστήριο τοῦ τόκου σου. Καὶ οἱ (Τρεῖς) Παῖδες προεικόνισαν τὸ μυστήριο αὐτό, βρισκόμενοι στὸ μέσο τῆς φωτιᾶς τῆς καμίνου καὶ μὴ καιόμενοι, πανάχραντε ἁγία Παρθένε. Γι᾿ αὐτὸ σὲ ὑμνοῦμε σὲ ὅλους τοὺς αἰῶνες. Musa alitambua mbele ya kijiti kinachowaka siri kuu ya maslahi yako. Na Watoto (Watatu) walitangulia fumbo hili, wakiwa katikati ya moto wa tanuru na sio kuwaka, Bikira mtakatifu sana. Kwa hivyo tunakusifu katika vizazi vyote.</text:p>
      <text:p text:style-name="P3"/>
      <text:p text:style-name="P3">Ἐμεῖς ποὺ πρὶν γυμνωθήκαμε ἐξαιτίας τῆς ἀπάτης τοῦ διαβόλου, τώρα μὲ τὴν κυοφορία σου, ντυθήκαμε τὴν στολὴ τῆς ἀφθαρσίας. Καὶ ὅσοι καθόμασταν στὸ σκοτάδι τῶν παραπτωμάτων μας, εἴδαμε τὸ φῶς τοῦ Θεοῦ, Κόρη, ποὺ ἔγινες κατοικητήριο τοῦ φωτός. Γι᾿ αὐτὸ σὲ ὑμνοῦμε σὲ ὅλους τοὺς αἰῶνες. Sisi ambao hapo awali tulikuwa uchi kwa ajili ya udanganyifu wa shetani, sasa na mimba yako, tulijivika vazi la kutoharibika. Na sisi tuliokaa katika giza la makosa yetu, tuliona nuru ya Mungu, Binti, ambaye alifanyika makao ya nuru. Kwa hivyo tunakusifu katika vizazi vyote.</text:p>
      <text:p text:style-name="P3"/>
      <text:p text:style-name="P3">Δόξα στὸν Πατέρα... Utukufu kwa Baba...</text:p>
      <text:p text:style-name="P3"/>
      <text:p text:style-name="P3">Οἱ νεκροὶ ψυχικὰ ἄνθρωποι παίρνουν καὶ πάλι μὲ τὴ μεσιτεία σου ζωή, γιατὶ γέννησες τὴν πραγματικὴ Ζωή, ποὺ εἶναι Πρόσωπο (τὸν Χριστό). Κι ἐκεῖνοι ποὺ πρὶν ἔχασαν (μὲ τὴν ἁμαρτία) τὴ λαλιά τους, γίνονται ὁμιλητικότατοι. Οἱ λεπροὶ καθαρίζονται, οἱ ἀρρώστιες διαλύονται, τὰ πλήθη τῶν ἐναερίων πνευμάτων (τῶν δαιμόνων) νικοῦνται. Κι ὅλα αὐτὰ γίνονται μὲ σένα Παρθένε, ποὺ εἶσαι ἡ σωτηρία τῶν θνητῶν ἀνθρώπων. Watu waliokufa kiakili wanapata uzima tena kwa maombezi yako, kwa sababu ulizaa Uzima wa kweli, ambao ni Mtu (Kristo). Na wale ambao kauli zao kabla ya kupotea (kwa dhambi) wanakuwa wazungumzaji. Wakoma wanatakaswa, magonjwa yanayeyuka, wingi wa roho za angani (mapepo) hushindwa. Na haya yote yanafanywa na wewe, Bikira, ambaye ni wokovu wa wanadamu wa kufa.</text:p>
      <text:p text:style-name="P3"/>
      <text:p text:style-name="P3">Καὶ τώρα... Na sasa...</text:p>
      <text:p text:style-name="P3"/>
      <text:p text:style-name="P3">Χαῖρε, ἐσὺ ἡ εὐλογημένη σὲ ὅλα, ποὺ γέννησες τὴ σωτηρία τοῦ κόσμου (τὸν Χριστό)· διὰ σοῦ ἀνεβήκαμε ἀπὸ τὴ γῆ στὰ οὐράνια. Ἐσὺ εἶσαι Ἁγνὴ ἡ σκέπη καὶ τὸ στερέωμα, τὸ τεῖχος καὶ τὸ φρούριο ὅλων ὅσοι ψάλλουν· Ὑμνεῖτε τὸν Κύριο ὅλα τὰ δημιουργήματα καὶ ὑπερυψώνετέ Τον σὲ ὅλους τοὺς αἰῶνες. Salamu, wewe uliyebarikiwa katika yote, uliyezaa wokovu wa ulimwengu (Kristo); kupitia wewe tulipaa kutoka duniani hadi mbinguni. Wewe ndiwe Ardhi Takatifu na anga, ukuta na ngome ya wote waimbao; msifuni Bwana viumbe vyote na mtukuzeni katika vizazi vyote.</text:p>
      <text:p text:style-name="P3"/>
      <text:p text:style-name="P2">ᾨδὴ 9η. Tarehe 9.</text:p>
      <text:p text:style-name="P3"/>
      <text:p text:style-name="P3">Κάθε θνητὸς ἂς σκιρτήσει ἀπὸ ἐνθουσιασμὸ κι ἂς φωτιστεῖ σὰν λαμπάδα τὸ πνεῦμα του· ἂς πανηγυρίσει καὶ ἡ νοερὴ φύση τῶν ἄυλων πνευματικῶν Δυνάμεων, ἀνυμνώντας τὴν ἱερὴ πανήγυρη τῆς μητέρας τοῦ Θεοῦ, καὶ ἂς φωνάξει δυνατά· χαῖρε Θεοτόκε, σὺ ποὺ εἶσαι ἄξια κάθε μακαρισμοῦ, ἁγνή, ἀειπάρθενε. Wacha kila mwanadamu apige kelele kwa shauku na roho yake imulike kama mshumaa; asili ya kiakili ya Nguvu za kiroho zisizo za kimwili pia isherehekee, kusherehekea karamu takatifu ya Mama wa Mungu, na kulia kwa sauti kubwa: Salamu Theotokos, ambaye anastahili. ya baraka zote, agni, ἀeiparthene.</text:p>
      <text:p text:style-name="P3"/>
      <text:p text:style-name="P3">Γιὰ νὰ μποροῦμε ἐμεῖς οἱ πιστοί, ποὺ γίναμε μ᾿ Ἐσένα μέτοχοι τῆς αἰώνιας χαρᾶς, νὰ σοῦ φωνάζουμε δυνατὰ τὸ χαῖρε, σῶσε μας, Κόρη, ἀπὸ κάθε πειρασμό, ἀπὸ βαρβαρικὴ ἐπιδρομὴ καὶ ἀπὸ κάθε ἄλλη συμφορὰ ποὺ ἔρχεται (σὲ μᾶς) τοὺς ἁμαρτωλοὺς θνητοὺς ἐξαιτίας τῶν πολλῶν (μας) παραπτωμάτων. Ili sisi, waaminifu, ambao tumekuwa washiriki wa furaha ya milele pamoja nawe, tukulilie kwa sauti kubwa kwa furaha, utuokoe, Binti, kutoka kwa kila jaribu, kutoka kwa uvamizi wa kishenzi na kutoka kwa kila balaa nyingine inayokuja (kwetu) wanadamu wenye dhambi. kwa sababu ya makosa (yetu) mengi.</text:p>
      <text:p text:style-name="P3"/>
      <text:p text:style-name="P3">Φάνηκες σὲ μᾶς φωτισμὸς καὶ στερέωσή μας· γι᾿ αὐτὸ σοῦ φωνάζουμε δυνατά· χαῖρε ἄστρο ποὺ δὲν δύεις ποτὲ καὶ φέρνεις στὸν κόσμο τὸν μεγάλο Ἥλιο. Χαῖρε Ἁγνή, ἐσὺ ποὺ ἄνοιξες τὴν κλεισμένη Ἐδὲμ (τὸν παράδεισο)· χαῖρε σὺ πύρινη στήλη ποὺ ὁδηγεῖς στὴν ἄνω ζωὴ τὸ ἀνθρώπινο γένος. Ulitutokea kama nuru yetu na uangalizi wetu; kwa sababu hii tunakuita kwa sauti kubwa; nyota yenye furaha isiyotua na kuleta jua kuu ulimwenguni. Salamu Agni, wewe uliyefungua Edeni iliyofungwa (paradiso); Salamu, nguzo ya moto inayoongoza jamii ya wanadamu kwenye maisha ya juu.</text:p>
      <text:p text:style-name="P3"/>
      <text:p text:style-name="P3">Ἂς σταθοῦμε εὐλαβικὰ στὸν οἶκο τοῦ Θεοῦ μας (στὸ Ναό) κι ἂς φωνάξουμε δυνατά· χαῖρε Δέσποινα τοῦ κόσμου· χαῖρε Μαρία, Κυρία ὅλων μας· χαῖρε ἡ μόνη ἀμόλυντη καὶ ἐνάρετη μεταξὺ τῶν γυναικῶν· χαῖρε σκεῦος ποὺ δέχτηκες μέσα σου τὸ ἀνεξάντλητο μύρο (τὸν Χριστό), ποὺ ἄδειασε ὁλόκληρο ἐπάνω σου. Na tusimame kwa heshima katika nyumba ya Mungu wetu (Hekaluni) na tulie kwa sauti kuu: Salamu, Bikira wa ulimwengu; Salamu Maria, Bibi wetu sote; Salamu, peke yake aliye safi na mwema kati ya wanawake; Salamu, chombo. aliyepokea ndani yenu manemane isiyokwisha (Kristo), ambaye akamwaga yote juu yenu.</text:p>
      <text:p text:style-name="P3"/>
      <text:p text:style-name="P3">Δόξα στὸν Πατέρα... Utukufu kwa Baba...</text:p>
      <text:p text:style-name="P3"/>
      <text:p text:style-name="P3">Χαῖρε Ἀειπάρθενε, ἐσὺ εἶσαι τὸ περιστέρι ποὺ γέννησε τὸν Ἐλεήμονα Θεό· ἐσὺ εἶσαι τὸ καύχημα ὅλων τῶν ὁσίων καὶ τὸ στεφάνωμα τῶν ἀθλητῶν τῆς πίστεως (τῶν μαρτύρων). Χαῖρε τὸ κόσμημα ὅλων τῶν δικαίων καὶ ἡ σωτηρία γιὰ μᾶς τοὺς πιστούς. Furahia Aeiparthene, wewe ni njiwa aliyemzaa Mungu wa Rehema; wewe ni fahari ya waaminifu wote na taji ya wanariadha wa imani (mashahidi). Salamu, jiwe la wema wote na wokovu kwa sisi waumini.</text:p>
      <text:p text:style-name="P3"/>
      <text:p text:style-name="P3">Καὶ τώρα... Na sasa...</text:p>
      <text:p text:style-name="P3"/>
      <text:p text:style-name="P3">Λυπήσου, Θεέ μας, τὴν κληρονομία σου (ὅλους ἐμᾶς ποὺ ἐλπίζουμε σ᾿ Ἐσένα), παραβλέποντας τώρα ὅλες τὶς ἁμαρτίες μας κι ἔχοντας μεσίτρια νὰ σὲ παρακαλεῖ γι᾿ αὐτὸ ἐκείνη ποὺ χωρὶς ἀνθρώπινη σπορὰ σὲ κυοφόρησε στὴ γῆ, ὅταν θέλησες ἀπὸ μεγάλη εὐσπλαγχνία νὰ λάβεις τὴν ξένη πρὸς τὴ θεία σου φύση ἀνθρώπινη μορφή. Ee Mungu wetu, uuhurumie urithi wako (sisi sote tunakutumainia wewe), ukisahau dhambi zetu zote na kuwa na mpatanishi wa kukusihi kwa ajili ya jambo hili, yeye ambaye alikuchukua mimba pasipo uzao wa mwanadamu duniani, ulipotaka kutoka katika hali kuu. rehema kupokea umbo la kibinadamu geni kwa asili yako ya kimungu.</text:p>
      <text:p text:style-name="P3"/>
      <text:p text:style-name="P2">Στὴ συνέχεια ὁ Ἱερέας ἀπαγγέλλει μὲ μέλος τὴν πρώτη Στάση τῶν Χαιρετισμῶν· Kisha Kuhani anasoma pamoja na mshiriki Stasi ya kwanza ya Salamu;</text:p>
      <text:p text:style-name="P2"/>
      <text:p text:style-name="P1">ΣΤΑΣΗ ΠΡΩΤΗ SIMAMA MOJA</text:p>
      <text:p text:style-name="P3"/>
      <text:p text:style-name="P3">Ἄγγελος ποὺ ἦταν πρῶτος μεταξὺ τῶν ἀγγέλων, στάλθηκε ἀπὸ τὸν οὐρανὸ νὰ πεῖ στὴ Θεοτόκο τὸ χαῖρε (3 φορές)· καὶ μὲ τὴν ἀσώματή του φωνή, βλέποντάς σε Κύριε νὰ παίρνεις σῶμα (νὰ γίνεσαι ἄνθρωπος), ἐκπλησσόταν καὶ στεκόταν φωνάζοντας πρὸς αὐτὴν αὐτὰ τὰ λόγια· Malaika ambaye alikuwa wa kwanza kati ya malaika, alitumwa kutoka mbinguni kumwambia Theotokos mvua ya mawe (mara 3); na kwa sauti yake isiyo ya mwili, akikuona wewe, Bwana, ukichukua mwili (unakuwa mwanadamu), alishangaa na kusimama. wakipiga kelele kwake maneno haya ·</text:p>
      <text:p text:style-name="P3"/>
      <text:p text:style-name="P3">Χαῖρε ἐσὺ ἀπ᾿ τὴν ὁποία θὰ λάμψει ἡ χαρά· χαῖρε ἐσὺ ποὺ γιὰ χάρη σου θὰ σβήσει ἡ κατάρα. Furahi, wewe ambaye furaha itaangazia; Furahi, wewe ambaye kwa ajili yako utaizima laana.</text:p>
      <text:p text:style-name="P3"/>
      <text:p text:style-name="P3">Χαῖρε ἐσὺ ποὺ ἔκανες νὰ σηκωθεῖ ὁ πεσμένος Ἀδάμ· χαῖρε ἐσὺ ποὺ ἔγινες ἡ λύτρωση τῶν δακρύων τῆς Εὔας. Furahi, wewe uliyemfanya Adamu aliyeanguka ainuke; Furahi, wewe uliyekuwa ukombozi wa machozi ya Hawa.</text:p>
      <text:p text:style-name="P3"/>
      <text:p text:style-name="P3">Χαῖρε ὕψος στὸ ὁποῖο δύσκολα μποροῦν νὰ φθάσουν οἱ ἀνθρώπινοι λογισμοί· χαῖρε βάθος ποὺ ἀδυνατοῦν νὰ κατοπτεύσουν καὶ ἀγγέλων ὀφθαλμοί. Salamu kwa urefu ambao hesabu za wanadamu haziwezi kufikia; Salamu kwa kina ambacho hata macho ya malaika hayawezi kufahamu.</text:p>
      <text:p text:style-name="P3"/>
      <text:p text:style-name="P3">Χαῖρε ἐσὺ ποὺ ἔγινες ὁ θρόνος τοῦ Βασιλιᾶ (Χριστοῦ)· χαῖρε γιατὶ βαστάζεις (στὴν ἀγκάλη σου) Ἐκεῖνον ποὺ βαστάζει τὰ πάντα. Furahi, wewe uliyekuwa kiti cha enzi cha Mfalme (Kristo); furahi kwa sababu unambeba (katika kumbatio lako) Yeye anayebeba vitu vyote.</text:p>
      <text:p text:style-name="P3"/>
      <text:p text:style-name="P3">Χαῖρε ἀστέρι ποὺ προμηνύεις τὸν Ἥλιο, χαῖρε κοιλία τῆς θεϊκῆς (τοῦ Λόγου) σαρκώσεως. Mvua ya mawe nyota inayotabiri Jua, Salamu tumbo la uzazi la Mungu (Neno) kufanyika mwili.</text:p>
      <text:p text:style-name="P3"/>
      <text:p text:style-name="P3">Χαῖρε ἐσὺ μὲ τὴν ὁποία γίνεται καινούργια ἡ κτίση· χαῖρε ἐσὺ μὲ τὴν ὁποία γίνεται βρέφος ὁ Κτίστης. Furahi, wewe ambaye uumbaji unafanywa upya; furahi, wewe ambaye Muumba amekuwa mtoto mchanga.</text:p>
      <text:p text:style-name="P3"/>
      <text:p text:style-name="P3">Χαῖρε Νύμφη ἀνύμφευτε. Salamu, Nymph, maua.</text:p>
      <text:p text:style-name="P3"/>
      <text:p text:style-name="P3">Γνωρίζοντας τὴν ἁγνότητά της ἡ Παναγία λέγει στὸν Γαβριὴλ μὲ θάρρος· Ὅσα παράδοξα ἀκούω ἀπὸ τὴ φωνή σου, εἶναι δύσκολο νὰ τὰ δεχτῶ στὴν ψυχὴ μου· πῶς μοῦ ἀναγγέλλεις κύηση, ἀφοῦ δὲν προηγήθηκε σύλληψη ἀπὸ ἀνθρώπινη σπορά; Κι ὅμως ἐσὺ τὸ λέγεις καὶ φωνάζεις δυνατά, Ἀλληλούϊα (αἰνεῖτε τὸν Θεό). Akijua usafi wake, Bikira Maria anamwambia Gabrieli kwa ujasiri: Ni mafumbo gani ninayosikia kutoka kwa sauti yako, ni vigumu kuyakubali katika nafsi yangu; unanitangaziaje ujauzito, kwa vile hakuna mimba iliyotanguliwa na mbegu ya binadamu? Na bado unasema na kupaza sauti, Haleluya (msifu Mungu).</text:p>
      <text:p text:style-name="P3"/>
      <text:p text:style-name="P3">Θέλοντας ἡ Παρθένος νὰ γνωρίσει τὸ ἄγνωστο αὐτὸ μυστήριο, εἶπε δυνατὰ πρὸς τὸν λειτουργὸ Ἄγγελο· πές μου, ἀπὸ σῶμα ἁγνὸ (παρθενικὸ) πῶς εἶναι δυνατὸν νὰ γεννηθεῖ γιός; Κι ἐκεῖνος τότε εἶπε πρὸς αὐτὴ μὲ φόβο, φωνάζοντας αὐτὰ τὰ λόγια· <text:s text:c="2230"/>Akitaka Bikira ajue siri hii isiyojulikana, alisema kwa sauti kwa Malaika aliyehudumu: niambie, kutoka kwa mwili safi (bikira), inawezekanaje mtoto kuzaliwa? Naye akamwambia kwa hofu, akipiga kelele maneno haya;</text:p>
      <text:p text:style-name="P3">Χαῖρε ἐσὺ ποὺ γνωρίζεις τὴν ἀπόρρητη βουλὴ τοῦ Θεοῦ· χαῖρε ἐσὺ ποὺ εἶσαι ἡ πίστη ἐκείνων ποὺ προσεγγίζονται μὲ τὴ σιγή. Furahini, ninyi mnaojua mapenzi ya Mungu; Furahini, wewe uliye imani ya wale wanaokaribiwa kwa ukimya.</text:p>
      <text:p text:style-name="P3"/>
      <text:p text:style-name="P3">Χαῖρε ἐσύ, ἡ ἀρχὴ τῶν θαυμάτων τοῦ Χριστοῦ. Χαῖρε ἐσὺ ποὺ ἀποτελεῖς τὸ κεφάλαιο στὸ ὁποῖο στηρίζονται τὰ δόγματά Του. Salamu, mwanzo wa miujiza ya Kristo. Furahini, ninyi ambao ni mtaji ambao mafundisho yake yamejengwa juu yake.</text:p>
      <text:p text:style-name="P3"/>
      <text:p text:style-name="P3">Χαῖρε σκάλα ἐπουράνια μὲ τὴν ὁποία κατέβηκε ὁ Θεός· χαῖρε γέφυρα ποὺ μεταφέρεις αὐτοὺς ποὺ ᾿ναι στὴ γῆ, στὸν οὐρανό. Salamu ngazi ya mbinguni ambayo Mungu alishuka nayo; Salamu daraja linalobeba wale walio duniani hadi mbinguni.</text:p>
      <text:p text:style-name="P3"/>
      <text:p text:style-name="P3">Χαῖρε, τὸ πολυθρύλητο θαῦμα τῶν Ἀγγέλων, χαῖρε τὸ πολυθρήνητο τραῦμα τῶν δαιμόνων. Salamu, muujiza wa hadithi ya Malaika, salamu mshtuko wa pepo unaolalamikiwa sana.</text:p>
      <text:p text:style-name="P3"/>
      <text:p text:style-name="P3">Χαῖρε ἐσὺ ποὺ γέννησες μὲ τρόπο ἀνέκφραστο τὸ φῶς· χαῖρε ἐσὺ ποὺ σὲ κανέναν δὲν δίδαξες τὸ πῶς. Salamu kwako wewe uliyejifungua kwa njia isiyoelezeka kwa nuru; Salamu kwako ambaye hukufundisha mtu yeyote jinsi.</text:p>
      <text:p text:style-name="P3"/>
      <text:p text:style-name="P3">Χαῖρε ἐσὺ ποὺ ξεπερνᾶς τὴ γνώση τῶν σοφῶν· χαῖρε ἐσὺ ποὺ διαφωτίζεις τὴ διάνοια τῶν πιστῶν. Salamu kwako upitao maarifa ya wenye hekima; Salamu kwako wewe unayeangaza akili za waaminifu.</text:p>
      <text:p text:style-name="P3"/>
      <text:p text:style-name="P3">Χαῖρε Νύμφη ἀνύμφευτε. Salamu, Nymph, maua.</text:p>
      <text:p text:style-name="P3"/>
      <text:p text:style-name="P3">Δύναμη τοῦ Ὑψίστου τότε ἐπισκίασε ἐκείνη ποὺ δὲ γνώρισε γάμο, ὥστε νὰ συλλάβει· καὶ τὴν εὔκαρπή της κοιλιὰ τὴν κατέστησε χωράφι εὐχάριστο γιὰ ὅσους θέλουν νὰ θερίσουν (νὰ βροῦν) τὴ σωτηρία τους καὶ οἱ ὁποῖοι ψάλλουν αὐτὰ τὰ λόγια, Ἀλληλούϊα. Ndipo nguvu zake Aliye juu zikamfunika yeye asiyejua kuolewa, hata apate kuchukua mimba; na kuzaa kwa tumbo lake kukamfanya kuwa shamba la kupendeza kwa wale wanaotaka kuvuna wokovu wao, na wale wanaoimba maneno haya; Aleluya.</text:p>
      <text:p text:style-name="P3"/>
      <text:p text:style-name="P3">Ἔχουσα ἡ Παρθένος μὲς στὴ μήτρα της τὸν Θεό, ἔτρεξε πρὸς τὴν Ἐλισάβετ. Τὸ βρέφος ἐκείνης (ὁ Ἰωάννης) μόλις κατάλαβε τὸν χαιρετισμό της σκίρτησε ἀπὸ χαρά· καὶ μὲ σκιρτήματα ἀντὶ γιὰ ὕμνους, φώναζε δυνατὰ πρὸς τὴ Θεοτόκο· Wakati Bikira alikuwa na Mungu tumboni mwake, alikimbia kwa Elizabeti. Mara tu mtoto wake mchanga (Yohana) alipoelewa salamu yake, alipiga kelele kwa furaha, na kwa kelele badala ya nyimbo, alilia kwa sauti kubwa kwa Bikira;</text:p>
      <text:p text:style-name="P3"/>
      <text:p text:style-name="P3">Χαῖρε κλῆμα ποὺ πρόβαλες τὸν ἀμάραντο βλαστό· χαῖρε κτῆμα ποὺ πρόσφερες τὸν ἄφθαρτο καρπό. Salamu ya mzabibu uliotoa chipukizi; Salamu shamba lililotoa matunda yasiyoweza kuharibika.</text:p>
      <text:p text:style-name="P3"/>
      <text:p text:style-name="P3">Χαῖρε ἐσὺ ποὺ γεώργησες τὸν φιλάνθρωπο γεωργό· χαῖρε ἐσὺ ποὺ φύτρωσες τὸν φυτουργὸ τῆς ζωῆς (τὸ Χριστό). Salamu kwako wewe uliyepanda mkulima mfadhili; Salamu kwako wewe uliyepanda bustani ya uzima (Kristo).</text:p>
      <text:p text:style-name="P3"/>
      <text:p text:style-name="P3">Χαῖρε γῆ ποὺ βλαστάνεις ἄφθονη εὐσπλαγχνία· χαῖρε τραπέζι ποὺ βαστάζεις πλούσιο τὸ ἔλεος. Furahi, nchi inayochipua huruma nyingi; Furahi, meza inayokuza rehema.</text:p>
      <text:p text:style-name="P3"/>
      <text:p text:style-name="P3">Χαῖρε γιατὶ κάνεις νὰ ἀνθίσει λιβάδι πνευματικῆς ἀπόλαυσης· χαῖρε γιατὶ ἑτοιμάζεις λιμάνι (σωτηρίας) γιὰ τὶς ψυχές. Furahi kwa sababu unafanya shamba la furaha ya kiroho kuchanua; furahi kwa sababu unatayarisha bandari (ya wokovu) kwa ajili ya roho.</text:p>
      <text:p text:style-name="P3"/>
      <text:p text:style-name="P3">Χαῖρε, ἐσὺ ποὺ εἶσαι θυμίαμα μεσιτείας δεκτὸ ἀπὸ τὸν Θεό, χαῖρε, ἐσὺ τοῦ κόσμου ὅλου ὁ ἐξιλασμός. Furahi, wewe uliye ubani wa upatanishi uliokubaliwa na Mungu, furahi, wewe ni upatanisho wa ulimwengu wote.</text:p>
      <text:p text:style-name="P3"/>
      <text:p text:style-name="P3">Χαῖρε, ἐσὺ ποὺ εἶσαι ἡ ἀγαθὴ εὐδοκία (εὔνοια) τοῦ Θεοῦ πρὸς τοὺς ἀνθρώπους, χαῖρε ἐσὺ ἡ παρρησία τῶν ἀνθρώπων πρὸς τὸν Θεό. Furahini, ninyi mlio neema ya Mungu kwa watu, furahini ninyi ambao ni uasi wa watu kwa Mungu.</text:p>
      <text:p text:style-name="P3"/>
      <text:p text:style-name="P3">Χαῖρε Νύμφη ἀνύμφευτε. Salamu, Nymph, maua.</text:p>
      <text:p text:style-name="P3"/>
      <text:p text:style-name="P3">Ἔχοντας μέσα του ζάλη ἀπὸ λογισμοὺς ἀμφιβολίας, ὁ δίκαιος Ἰωσὴφ ταράχτηκε, κι ἐνῶ σὲ θεωροῦσε ἄγαμη (Παρθένο), τώρα σὲ ὑποπτευόταν γιὰ παράνομες σχέσεις, Ἄμεμπτε· Σὰν πληροφορήθηκε ὅμως ὅτι ἡ σύλληψη προερχόταν ἀπὸ τὸ Ἅγιο Πνεῦμα, φώναξε Ἀλληλούϊα. Akiwa na kizunguzungu na mawazo ya mashaka, Yusufu mwenye haki alifadhaika, na huku akikuona kuwa hujaolewa (Bikira), sasa alikushuku kuwa wewe ni mahusiano haramu, Amebte; Lakini alipojulishwa kwamba mimba ilitoka kwa Roho Mtakatifu, alilia Aleluya. .</text:p>
      <text:p text:style-name="P3"/>
      <text:p text:style-name="P3">Ἔπειτα ψάλλεται καὶ πάλι τὸ τροπάριο Τῇ ὑπερμάχῳ Στρατηγῷ... (σύντομο). Καὶ ἀμέσως τὸ Τρισάγιο· Ἅγιος ὁ Θεός... Δόξα Πατρί. Καὶ νῦν. Παναγία Τριάς... Κύριε, ἐλέησον (3 φορές). Δόξα Πατρί. Καὶ νῦν. Πάτερ ἡμῶν... Ὅτι σοῦ ἐστιν... Baada ya hapo, trope kwa jenerali mkuu inaimbwa tena ... (fupi). Na mara Trisagio;Mungu Mtakatifu... Utukufu kwa Baba. Na sasa. Panagia Trias... Bwana, rehema (mara 3). Utukufu kwa Nchi ya Baba. Na sasa. Baba yetu... Yako ni nini...</text:p>
      <text:p text:style-name="P3"/>
      <text:p text:style-name="P3"><text:span text:style-name="T1">Ὁ ἀναγνώστης·</text:span> Ἀμήν. <text:span text:style-name="T1">Καὶ διαβάζει τὸ Κοντάκιο τοῦ ἁγίου Θεοδώρου. Msomaji:</text:span> Amina. <text:span text:style-name="T1">Na anasoma Kontakion ya Mtakatifu Theodore</text:span>.</text:p>
      <text:p text:style-name="P3"/>
      <text:p text:style-name="P3">Ἀφοῦ ἔβαλες μὲς στὴν καρδιά σου σὰν θώρακα τὴν πίστη σου στὸ Χριστό, κατενίκησες τὶς ἐχθρικὲς (δαιμονικὲς) δυνάμεις, πολύαθλε (ἅγιε Θεόδωρε), καὶ σὰν ἀνίκητος στεφανώθηκες αἰώνια μὲ οὐράνιο στεφάνι. Baada ya kutuweka moyoni mwako kama dirii ya kifuani ya imani yako katika Kristo, ulitiisha nguvu za uadui (za kishetani), mwanariadha wa aina nyingi (Mtakatifu Theodore), na kama asiyeshindwa ulitawazwa milele na taji ya mbinguni.</text:p>
      <text:p text:style-name="P3"/>
      <text:p text:style-name="P3">Κύριε, ἐλέησέ μας <text:span text:style-name="T1">(40 φορές)</text:span>, καὶ τὴν ἑπόμενη Εὐχή· Bwana, utuhurumie <text:span text:style-name="T1">(mara 40)</text:span>, na Sala ifuatayo;</text:p>
      <text:p text:style-name="P3"/>
      <text:p text:style-name="P3">Χριστὲ ὁ Θεός μας, Ἐσὺ ποὺ σὲ κάθε ὥρα καὶ σὲ κάθε στιγμὴ προσκυνεῖσαι καὶ δοξάζεσαι στὸν οὐρανὸ καὶ στὴ γῆ· ποὺ εἶσαι μακρόθυμος, πολυέλεος καὶ πολυεύσπλαγχνος· ποὺ ἀγαπᾶς τοὺς ἐναρέτους καὶ ἐλεεῖς τοὺς ἁμαρτωλούς· ποὺ μὲ τὴν ὑπόσχεση τῶν ἀγαθῶν τῆς μέλλουσας βασιλείας Σου προσκαλεῖς ὅλους τοὺς ἀνθρώπους (στὴ μετάνοια καὶ) στὴ σωτηρία, Ἐσὺ ὁ Ἴδιος, Κύριέ μας, δέξου καὶ τὶς δικές μας προσευχὲς ποὺ αὐτὴ τὴν ὥρα Σοῦ ἀπευθύνουμε καὶ κατεύθυνε τὴ ζωή μας ὥστε νὰ εἶναι σύμφωνη πρὸς τὶς ἐντολές Σου. Ἁγίασε τὶς ψυχές μας, ἐξάγνισε τὰ σώματά μας, διόρθωσε τοὺς λογισμούς μας, καθάρισε τὶς σκέψεις μας, καὶ φύλαξέ μας ἀπὸ κάθε θλίψη, κακὸ καὶ ὀδύνη. Περιφρούρησέ μας μὲ τοὺς ἁγίους σου Ἀγγέλους, ὥστε διαφυλαγμένοι καὶ καθοδηγούμενοι μὲ τὴν προστασία τους νὰ φτάσουμε στὴν ἑνότητα τῆς πίστεως καὶ στὴν ἐπίγνωση τῆς ἀπρόσιτης δόξας Σου· γιατὶ εἶσαι Εὐλογημένος στοὺς ἀπέραντους αἰῶνες. Ἀμήν. Kristo Mungu wetu, wewe unayeabudiwa kila saa na kila dakika na kutukuzwa mbinguni na duniani; uliye mvumilivu, mvumilivu, mwenye huruma; unayependa wema na kuwahurumia wenye dhambi; ambaye kwa ahadi ya mema ya ufalme wako ujao unawaalika watu wote (kutubu na) kwenye wokovu, Wewe, Mola wetu, unakubali maombi yetu tunayokuelekezea kwa wakati huu na uyaelekeze maisha yetu ili yawe sawa na amri zako. Takasa roho zetu, takasa miili yetu, sahihisha mahesabu yetu, takasa mawazo yetu, na utulinde na huzuni zote, uovu na maumivu. Utulinde pamoja na Malaika wako watakatifu, ili, tukilindwa na kuongozwa na ulinzi wao, tufikie umoja wa imani na ujuzi wa utukufu wako usioweza kupatikana, kwa kuwa wewe ni Mbarikiwa milele na milele. Amina.</text:p>
      <text:p text:style-name="P3"/>
      <text:p text:style-name="P3">Κύριε, ἐλέησέ μας (3 φορές). Δόξα Πατρί. Καὶ νῦν. Bwana, utuhurumie (mara 3). Utukufu kwa Nchi ya Baba. Na sasa.</text:p>
      <text:p text:style-name="P3"/>
      <text:p text:style-name="P3">Ἐσένα ποὺ εἶσαι πιὸ τιμημένη ἀπ᾿ τὰ Χερουβεὶμ καὶ ἀσύγκριτα πιὸ ἔνδοξη ἀπὸ τὰ Σεραφείμ, ποὺ χωρὶς νὰ φθαρεῖ ἡ παρθενία σου γέννησες τὸ Θεὸ Λόγο, ποὺ εἶσαι πράγματι ἡ Θεοτόκος, Ἐσένα μεγαλύνουμε. Wewe ambaye unaheshimika zaidi kuliko Makerubi na mwenye utukufu usio na kifani kuliko Maserafi, ambaye bila ubikira wako kuharibiwa ulizaa Neno la Mungu, ambao kwa hakika ni Theotokos, Wewe tunakukuza.</text:p>
      <text:p text:style-name="P3"/>
      <text:p text:style-name="P3">Στὸ ὄνομα τοῦ Κυρίου, εὐλόγησέ μας, πάτερ. Kwa jina la Bwana, utubariki, baba.</text:p>
      <text:p text:style-name="P3"/>
      <text:p text:style-name="P3"><text:span text:style-name="T1">Ὁ Ἱερέας·</text:span> Ὁ Θεὸς ἂς μᾶς σπλαγχνιστεῖ καὶ ἂς μᾶς εὐλογήσει. Ἂς φανερώσει τὸ πρόσωπό του σὲ μᾶς κι ἂς μᾶς ἐλεήσει.<text:span text:style-name="T1"> Padre:</text:span> Mungu aturehemu na atubariki. Atufunulie uso wake na atuhurumie.</text:p>
      <text:p text:style-name="P3"/>
      <text:p text:style-name="P3"><text:span text:style-name="T1">Ὁ ἀναγνώστης·</text:span> Κύριε, ἐλέησέ μας (<text:span text:style-name="T1">3 φορές</text:span>)· καὶ σῶσε μας Παναγία Παρθένε. <text:span text:style-name="T1">Msomaji:</text:span> Bwana, utuhurumie (<text:span text:style-name="T1">mara 3</text:span>); na utuokoe, Bikira Maria.</text:p>
      <text:p text:style-name="P3"/>
      <text:p text:style-name="P2">Εὐχὴ στὴν Ὑπεραγία Θεοτόκο. Baraka kwa Theotokos Mtakatifu Zaidi.</text:p>
      <text:p text:style-name="P3"/>
      <text:p text:style-name="P3">Ἄμωμη, ἀμόλυντη, ἀδιάφθορη, ἄχραντη, ἁγνὴ Παρθένε, νύφη τοῦ Θεοῦ καὶ Δέσποινα. Ἐσὺ ποὺ μὲ τὴν ὑπέρλογη γέννα σου ἕνωσες τὸ Θεὸ Λόγο μὲ τὸ ἀνθρώπινο γένος καὶ ἐπανασύνδεσες καὶ ὕψωσες τὴν πεσμένη ἀνθρώπινη φύση μας μὲ τὸν οὐράνιο κόσμο. Ἐσύ, ἡ μοναδικὴ ἐλπίδα τῶν ἀπελπισμένων καὶ ἡ βοήθεια ἐκείνων ποὺ πολεμοῦνται (ἀπ᾿ τοὺς δαίμονες), ἡ πάντα πρόθυμη στὴν προστασία ὅσων προστρέχουν σὲ σένα, ποὺ εἶσαι τὸ καταφύγιο ὅλων τῶν χριστιανῶν· μὴ μὲ περιφρονήσεις τὸν ἁμαρτωλό, τὸν ἀκάθαρτο, ποὺ ἐξαχρείωσα τὴν ὕπαρξή μου μὲ αἰσχροὺς λογισμούς, λόγια καὶ πράξεις, καὶ ὑποδουλώθηκα ἐξαιτίας τῆς πνευματικῆς ἀμέλειας στὶς ἡδονὲς τῆς ζωῆς αὐτῆς. Ἀλλὰ ἐσύ, ὡς Μητέρα τοῦ Φιλάνθρωπου Θεοῦ μας, σπλαγχνίσου με δείχνοντας καὶ σὲ μένα τὸν ἁμαρτωλὸ καὶ ἄσωτο τὴ φιλανθρωπία σου, καὶ δέξου τὴ δέηση ποὺ σοῦ προσφέρουν τὰ ἀκάθαρτα χείλη μου· καὶ χρησιμοποιώντας τὴ μητρική σου παρρησία ἱκέτευσε θερμὰ τὸν Υἱό σου καὶ Δεσπότη μας, ν᾿ ἀνοίξει καὶ σὲ μένα τὴ φιλάνθρωπη ἀγκαλιὰ τῆς ἀγάπης Του· καὶ ἀφοῦ μοῦ συγχωρέσει τὶς ἀναρίθμητες ἁμαρτίες μου, νὰ μὲ ὁδηγήσει στὴ μετάνοια καὶ νὰ μὲ ἀναδείξει πιστὸ ἐργάτη τῶν ἐντολῶν Του. Καὶ νὰ εἶσαι, Παναγία μου, πάντοτε κοντὰ μου, ὡς ἐλεήμων καὶ συμπαθὴς καὶ σπλαγχνική, στὴν παρούσα ζωὴ ἰσχυρὴ προστασία καὶ βοήθειά μου, ἀποκρούοντας ὡς τεῖχος τὶς ἐπιθέσεις τῶν ἐχθρῶν (τῶν δαιμόνων) καὶ καθοδηγώντας με στὴ σωτηρία· καὶ ὅταν ἔλθει ἡ ὥρα τοῦ θανάτου μου, νὰ περιφρουρεῖς τὴν ἄθλια ψυχή μου καὶ νὰ ἀποδιώκεις μακριὰ ἀπ᾿ αὐτὴ τὰ σκοτεινὰ πρόσωπα τῶν πονηρῶν δαιμόνων. Καὶ κατὰ τὴ φοβερὴ ἡμέρα τῆς Κρίσεως νὰ μὲ ἀπαλλάξεις ἀπὸ τὴν καταδίκη τῆς αἰωνίας κολάσεως καὶ νὰ μὲ ἀξιώσεις νὰ κληρονομήσω καὶ συμμετάσχω στὴν ἀνέκφραστη δόξα τοῦ Υἱοῦ σου καὶ Θεοῦ μας. Αὐτῆς τῆς δόξας μακάρι κι ἐγὼ νὰ γίνω κληρονόμος μὲ τὴ μεσιτεία καὶ τὴ βοήθειά σου Δέσποινα· ἀλλὰ καὶ μὲ τὴ χάρη καὶ τὴ φιλανθρωπία τοῦ Κυρίου καὶ Θεοῦ καὶ Σωτήρα μας Ἰησοῦ Χριστοῦ, στὸν Ὁποῖο ἀνήκει ὅλη ἡ δόξα καὶ ἡ τιμὴ καὶ ἡ προσκύνηση, καθὼς καὶ στὸν ἄναρχο Πατέρα Του καὶ στὸ Πανάγιο καὶ ἀγαθὸ καὶ ζωοποιὸ Πνεῦμα Του, τώρα καὶ σὲ κάθε στιγμὴ καὶ στοὺς ἀπέραντους αἰῶνες. Ἀμήν. Msafi, asiye na unajisi, asiyeharibika, msafi, Bikira safi, bibi-arusi wa Mungu na Bikira. Wewe ambaye kwa kuzaliwa kwako kwa ajabu uliunganisha Neno la Mungu na jamii ya wanadamu na kuunganisha tena na kuinua asili yetu ya kibinadamu iliyoanguka na ulimwengu wa mbinguni. Wewe, tumaini pekee la waliokata tamaa na msaada wa wale wanaopigana (dhidi ya pepo), uliye tayari kuwalinda wale wanaokugeukia wewe, ambao ni kimbilio la Wakristo wote; usinidharau mimi mwenye dhambi, mchafu. ambaye aliharibu uwepo wangu kwa mawazo, maneno na matendo machafu, na niliteseka kwa sababu ya uzembe wa kiroho katika anasa za maisha haya. Lakini wewe, kama Mama wa Mungu wetu wa Uhisani, unirehemu, ukinionyesha mimi pia mdhambi na mpotevu upendo wako, na ukubali maombi ambayo midomo yangu michafu inakuombea; na kwa unyenyekevu wako wa mama, msihi sana Mwana wako na Bwana wetu. , kunifungulia pia kibali cha uhisani cha upendo Wake; na baada ya kunisamehe dhambi zangu nyingi, kuniongoza kwenye toba na kunionyesha mtenda kazi mwaminifu wa amri zake. Na wewe, Bikira Mariamu, uwe karibu nami kila wakati, kama mwenye rehema na mwenye huruma na mwenye kuona, katika maisha ya sasa ulinzi wangu wa nguvu na msaada, ukizuia kama ukuta mashambulizi ya maadui (pepo) na kuniongoza kwenye wokovu; na wakati wakati unakuja wa kifo changu, ili kulinda roho yangu maskini na kufukuza kutoka kwayo nyuso za giza za pepo wabaya. Na katika siku ya kutisha ya Hukumu, ili kuniweka huru kutoka kwa hukumu ya kuzimu ya milele na kunidai kurithi na kushiriki katika utukufu usioelezeka wa Mwana wako na Mungu wetu. Mimi pia naweza kuwa mrithi wa utukufu huu kwa maombezi yenu na msaada wenu Despina; lakini pia kwa neema na mapendo ya Bwana wetu na Mungu na Mwokozi Yesu Kristo, ambaye utukufu wote na heshima na ibada ni kwake, kama na kwa Baba yake wa milele na kwa Roho wake Mtakatifu na mwema na atoaye uzima, sasa na kila dakika na nyakati zisizo na mwisho. Amina.</text:p>
      <text:p text:style-name="P3"/>
      <text:p text:style-name="P2">Εὐχὴ στὸν Κύριό μας Ἰησοῦ Χριστό. Baraka kwa Bwana wetu Yesu Kristo.</text:p>
      <text:p text:style-name="P3"/>
      <text:p text:style-name="P3">Καὶ δῶσε μας, Κύριε, τώρα ποὺ πρόκειται νὰ κοιμηθοῦμε, ἀνάπαυση στὸ σῶμα καὶ στὴν ψυχή μας· καὶ διαφύλαξέ μας ἀπὸ τὸν σκοτεινὸ ὕπνο τῆς ἁμαρτίας κι ἀπὸ κάθε σκοτεινὴ καὶ νυκτερινὴ ἡδονὴ ποὺ διεγείρει τὰ πάθη μας. Παῦσε τὶς ὁρμὲς τῶν παθῶν, σβῆσε τὰ πύρινα βέλη (τοὺς πειρασμοὺς) ποὺ τοξεύει μὲ δολιότητα ἐναντίον μας ὁ πονηρός. Κατάστειλε τὶς σαρκικὲς ὁρμές μας καὶ ἀποκοίμησε κάθε γήινη καὶ ὑλικὴ (μάταιη) ἐπιθυμία μας. Δώρισέ μας, Θεέ μας, ἄγρυπνο νοῦ, καθαρὸ λογισμό, καρδιὰ προσεκτική, ὕπνο ἐλαφρό, ἀπαλλαγμένο ἀπὸ κάθε δαιμονικὴ φαντασία. Μὲ προθυμία νὰ σηκωθοῦμε ὅταν ἔλθει ἡ ὥρα τῆς προσευχῆς, στηριγμένοι στὶς ἐντολές Σου καὶ ἔχοντας σταθερὴ μέσα μας τὴν ἐνθύμηση τῶν προσταγμάτων Σου. Χάρισέ μας τὴν ὁλοπρόθυμη διάθεση τῆς ὁλονύχτιας δοξολογίας Σου, γιὰ νὰ ὑμνοῦμε καὶ εὐλογοῦμε καὶ δοξάζουμε τὸ ἀξιότιμο καὶ μεγαλόπρεπο ὄνομά Σου, τοῦ Πατέρα καὶ τοῦ Υἱοῦ καὶ τοῦ Ἁγίου Πνεύματος, τώρα καὶ σὲ κάθε στιγμὴ καὶ στοὺς ἀπέραντους αἰῶνες. Ἀμήν. Na utupe, Bwana, sasa tunapokaribia kulala, pumzika katika mwili na rohoni mwetu; na utuepushe na usingizi wa giza wa dhambi na kutoka kwa kila furaha ya giza na ya usiku ambayo husisimua tamaa zetu. Acheni mikikimikiki ya tamaa, zima mishale ya moto (majaribu) ambayo yule mwovu anatupiga kwa hila. Zuia matamanio yetu ya kimwili na kulaza kila tamaa yetu ya kidunia na ya kimwili (ya ubatili). Utujalie, Mungu wetu, akili iliyo macho, hesabu wazi, moyo makini, usingizi mwepesi, uliowekwa huru kutokana na kila mawazo ya kishetani. Kwa utayari wa kuamka wakati wa maombi utakapofika, tukiegemea amri zako na kukumbuka amri zako ndani yetu. Utujalie tabia ya hiari ya kutukuza kwako usiku kucha, ili tuweze kusifu na kubariki na kulitukuza jina lako tukufu na tukufu, la Baba na la Mwana na la Roho Mtakatifu, sasa na kila dakika na katika umri usio na mwisho. Amina.</text:p>
      <text:p text:style-name="P3"/>
      <text:p text:style-name="P2">Καὶ τὰ ἑπόμενα τροπάρια· Na nyara zifuatazo;</text:p>
      <text:p text:style-name="P3"/>
      <text:p text:style-name="P3">Ὑπερένδοξη, Ἀειπάρθενη, εὐλογημένη Θεοτόκε μετάφερε τὴν προσευχὴ μας στὸν Υἱό σου καὶ Θεό μας καὶ ζήτησέ Του νὰ σώσει μὲ τὶς δικές σου πρεσβεῖες τὶς ψυχές μας. Mtukufu zaidi, wa Milele, aliyebarikiwa Theotokos, uhamishe maombi yetu kwa Mwana wako na Mungu wetu na umwombe aokoe roho zetu na mabalozi wako mwenyewe.</text:p>
      <text:p text:style-name="P3"/>
      <text:p text:style-name="P3">Ἡ ἐλπίδα μου εἶναι ὁ Πατέρας, καταφυγή μου ὁ Υἱός, σκέπη (προστασία) μου τὸ Ἅγιο Πνεῦμα. Δόξα σ᾿ Ἐσένα Πανάγιε Τριαδικὲ Θεέ μας. Tumaini langu ni Baba, kimbilio langu Mwana, kimbilio langu (ulinzi) Roho Mtakatifu. Utukufu kwako, Mungu wetu Mtakatifu wa Utatu.</text:p>
      <text:p text:style-name="P3"/>
      <text:p text:style-name="P3">Ὅλη τὴν ἐλπίδα μου σ᾿ ἐσένα ἐμπιστεύομαι, Μητέρα τοῦ Θεοῦ, φύλαξέ με κάτω ἀπὸ τὴ σκέπη (προστασία) σου. Ninakukabidhi tumaini langu lote, Mama wa Mungu, niweke chini ya paa yako (ulinzi).</text:p>
      <text:p text:style-name="P3"/>
      <text:p text:style-name="P2">Τὴν Παρασκευὴ τῆς 1ης Ἑβδομάδας τῆς Μεγ. Σαρακοστῆς διαβάζεται ἀπὸ τὸν Ἱερέα τὸ Εὐαγγέλιο τῆς Παννυχίδος· Siku ya Ijumaa ya Wiki ya 1 ya Kwaresima Kuu, Injili ya Pannychidos inasomwa na Padre;</text:p>
      <text:p text:style-name="P3"/>
      <text:p text:style-name="P3">Εἶπε ὁ Κύριος στοὺς μαθητές Του· Ἐγὼ εἶμαι ἡ ἀληθινὴ κληματαριὰ καὶ ὁ Πατέρας μου ὁ γεωργός. Ὅποιο κλῆμα, ποὺ βρίσκεται σὲ μένα, δὲν καρποφορεῖ, τὸ κόβει, καὶ κάθε κλῆμα καρποφόρο τὸ καθαρίζει, γιὰ νὰ φέρει περισσότερο καρπό. Ἤδη ἐσεῖς εἶστε καθαροί, ἕνεκα τοῦ λόγου τὸν ὁποῖο σᾶς κήρυξα. Μείνετε ἑνωμένοι μαζί μου καὶ θὰ εἶμαι κι Ἐγὼ μαζί σας. Καθὼς τὸ κλῆμα δὲν μπορεῖ νὰ φέρει καρπὸ μόνο του, ἐὰν δὲν μένει στὸ ἀμπέλι, ἔτσι οὔτε ἐσεῖς, ἐὰν δὲν μένετε ἑνωμένοι μ᾿ Ἐμένα. Ἐγὼ εἶμαι τὸ ἀμπέλι, ἐσεῖς τὰ κλήματα. Ἐκεῖνος ποὺ μένει ἑνωμένος μ᾿ ἐμένα, ὅπως κι Ἐγὼ μ᾿ ἐκεῖνον, αὐτὸς φέρει πολὺ καρπό, γιατὶ χωρὶς Ἐμένα δὲν μπορεῖτε νὰ κάνετε τίποτε. Ὅποιος δὲ μένει ἑνωμένος μ᾿ Ἐμένα πετιέται ἔξω, ὅπως τὸ κλῆμα, καὶ ξεραίνεται καὶ τὰ μαζεύουν καὶ τὰ ρίχνουν στὴ φωτιὰ καὶ καίγονται. Ἐὰν μένετε ἑνωμένοι μ᾿ Ἐμένα, καὶ τὰ λόγια μου μένουν μέσα σας, ζητῆστε ὅ,τι θέλετε καὶ θὰ γίνει σ᾿ ἐσᾶς. Bwana aliwaambia wanafunzi wake: Mimi ndimi shamba la kweli la mizabibu na Baba yangu ndiye mkulima. Kila mzabibu ulio ndani yangu usiozaa matunda, yeye hukata, na kila mzabibu uzaao huusafisha, ili uzae zaidi. Sasa ninyi mmekuwa safi kwa sababu ya lile neno nililowahubiri. Kaeni pamoja nami nami pia nitakuwa pamoja nanyi. Kama vile tawi lisivyoweza kuzaa peke yake, lisipokaa ndani ya mzabibu, vivyo hivyo nanyi, msipokuwa na umoja nami. Mimi ni mzabibu, ninyi ni mizabibu. Yeye akaaye katika umoja nami kama mimi nilivyo pamoja naye, huyo huzaa sana, kwa maana pasipo mimi ninyi hamwezi kufanya neno lo lote. Lakini yeyote anayebaki katika umoja nami hutupwa nje kama mzabibu, na kukauka na kukusanywa na kutupwa motoni na kuteketezwa. Ikiwa nyinyi mkikaa pamoja nami, na maneno yangu yakikaa ndani yenu, ombeni mtakalo lote nanyi mtatendewa.</text:p>
      <text:p text:style-name="P3"/>
      <text:p text:style-name="P2">Καὶ ὁ Ἱερέας ἀμέσως κάνει τὴν Ἀπόλυση· Naye Kuhani anafanya Ubatizo mara moja;</text:p>
      <text:p text:style-name="P3"/>
      <text:p text:style-name="P3">Δόξα σ᾿ Ἐσένα Θεέ μας, ποὺ εἶσαι ἡ ἐλπίδα μας, δόξα σ᾿ Ἐσένα. Χριστέ, ἀληθινὲ Θεέ μας, μὲ τὶς πρεσβεῖες τῆς πανάχραντης καὶ πανάμωμης ἁγίας Μητέρας Σου· (μὲ τὶς πρεσβεῖες) τῶν ἁγίων ἐνδόξων καὶ ξακουστῶν ἀποστόλων· τῶν ἐνδόξως θριαμβευσάντων μαρτύρων· τῶν ὁσίων καὶ θεοφόρων πατέρων μας· τοῦ ἁγίου... (τοῦ Ναοῦ)· τῶν ἁγίων καὶ δικαίων προγόνων (τοῦ Κυρίου) Ἰωακεὶμ καὶ Ἄννας· τοῦ ἁγίου... (τῆς ἡμέρας), τοῦ ὁποίου ἑορτάζουμε τὴ μνήμη, καὶ (μὲ τὶς πρεσβεῖες) ὅλων σου τῶν ἁγίων, ἂς μᾶς ἐλεήσεις κι ἂς σώσεις τὶς ψυχές μας, γιατὶ εἶσαι ἀγαθὸς καὶ φιλάνθρωπος. Ἀμήν. Utukufu kwako, Mungu wetu, uliye tumaini letu, utukufu kwako. Kristo, Mungu wetu wa kweli, pamoja na mabalozi wa Mama yako Mtakatifu na Mtakatifu-wote; (pamoja na mabalozi) wa mitume watakatifu watukufu na maarufu; wa mashahidi wa ushindi wa utukufu; wa waaminifu wetu wote na wamchao Mungu; watakatifu... (wa Hekalu) · wa mababu watakatifu na wa haki (wa Bwana) Yoakimu na Anna; wa mtakatifu... (wa siku), ambao kumbukumbu yao tunaadhimisha, na (pamoja na balozi) watakatifu wako wote, utuhurumie na uokoe roho zetu, kwa sababu wewe ni mwema na mfadhili. Amina.</text:p>
      <text:p text:style-name="P3"/>
      <text:p text:style-name="P3"><text:span text:style-name="T1">Καὶ συνεχίζει ὁ Ἱερέας ἐνῶ ἐμεῖς λέμε συνεχῶς τὸ</text:span> Κύριε, ἐλέησέ μας. <text:span text:style-name="T1">Naye Kuhani anaendelea huku tukiendelea kusema</text:span> Bwana, utuhurumie.</text:p>
      <text:p text:style-name="P3"/>
      <text:p text:style-name="P3">Ἂς προσευχηθοῦμε γιὰ τὴν εἰρήνη τοῦ κόσμου. Tuombe amani ya dunia.</text:p>
      <text:p text:style-name="P3"/>
      <text:p text:style-name="P3">Γιὰ τοὺς εὐσεβεῖς καὶ ὀρθοδόξους χριστιανούς. Kwa Wakristo wacha Mungu na wa Orthodox.</text:p>
      <text:p text:style-name="P3"/>
      <text:p text:style-name="P3">Γιὰ τὸν Ἀρχιεπίσκοπό μας (...) κι ὅλη τὴν ἀδελφότητά μας ποὺ εἶναι ἑνωμένη με τὴν ἴδια πίστη στὸ Χριστό. Kwa ajili ya Askofu wetu Mkuu (...) na undugu wetu wote ambao wameunganishwa na imani moja katika Kristo.</text:p>
      <text:p text:style-name="P3"/>
      <text:p text:style-name="P3">Γιὰ τὸ εὐσεβὲς ἔθνος μας καὶ γιὰ τὶς ἀρχὲς καὶ ἐξουσίες ποὺ τὸ διοικοῦν. Kwa taifa letu la wacha Mungu na kwa mamlaka na mamlaka zinazoliongoza.</text:p>
      <text:p text:style-name="P3"/>
      <text:p text:style-name="P3">Γιὰ τὴν πρόοδο καὶ ἐνίσχυση τοῦ φιλόχριστου στρατοῦ μας. Kwa maendeleo na uimarishaji wa jeshi letu rafiki.</text:p>
      <text:p text:style-name="P3"/>
      <text:p text:style-name="P3">Γιὰ τοὺς ἀπόντες πατέρες καὶ ἀδελφούς μας. Kwa baba na kaka zetu waliopo.</text:p>
      <text:p text:style-name="P3"/>
      <text:p text:style-name="P3">Γιὰ ὅσους μᾶς εὐεργετοῦν καὶ ὅσους μᾶς ὑπηρετοῦν. Kwa wale wanaotunufaisha na wanaotutumikia.</text:p>
      <text:p text:style-name="P3"/>
      <text:p text:style-name="P3">Γιὰ ὅσους μᾶς μισοῦν κι ὅσους μᾶς ἀγαποῦν. Kwa wale wanaotuchukia na wanaotupenda.</text:p>
      <text:p text:style-name="P3"/>
      <text:p text:style-name="P3">Γιὰ ὅσους ζήτησαν ἀπὸ ἐμᾶς τοὺς ἀνάξιους νὰ προσευχόμαστε γι᾿ αὐτούς. Kwa wale waliotuomba wasiostahili kuwaombea.</text:p>
      <text:p text:style-name="P3"/>
      <text:p text:style-name="P3">Γιὰ τὴν ἀπελευθέρωση τῶν αἰχμαλώτων. Kwa ajili ya kuachiliwa kwa wafungwa.</text:p>
      <text:p text:style-name="P3"/>
      <text:p text:style-name="P3">Γιὰ νὰ εἶναι καλοτάξιδοι οἱ ταξιδεύοντες στὴ θάλασσα. Ili wale wanaosafiri baharini wawe na safari njema.</text:p>
      <text:p text:style-name="P3"/>
      <text:p text:style-name="P3">Γιὰ ὅσους εἶναι κατάκοιτοι καὶ ὑποφέρουν ἀπὸ διάφορες ἀσθένειες. Kwa wale ambao wamelazwa na wanaugua magonjwa mbalimbali.</text:p>
      <text:p text:style-name="P3"/>
      <text:p text:style-name="P3">Ἂς προσευχηθοῦμε καὶ γιὰ τὴν εὐφορία τῶν καρπῶν τῆς γῆς. Tuombe pia ustawi wa matunda ya dunia.</text:p>
      <text:p text:style-name="P3"/>
      <text:p text:style-name="P3">Καὶ γιὰ κάθε ψυχὴ ὀρθοδόξου χριστιανοῦ. Na kwa kila roho ya Mkristo wa Orthodox.</text:p>
      <text:p text:style-name="P3"/>
      <text:p text:style-name="P3">Ἂς μακαρίσουμε τοὺς εὐσεβεῖς ἄρχοντες, τοὺς ὀρθοδόξους Ἀρχιερεῖς. Τοὺς κτίτορες τῆς Ἐκκλησίας αὐτῆς. Τοὺς γονεῖς μας καὶ τοὺς διδασκάλους μας, καὶ ὅλους τοὺς πατέρες καὶ ἀδελφούς μας ποὺ μ᾿ εὐσέβεια ἔφυγαν ἀπ᾿ τὴ ζωὴ αὐτὴ καὶ τάφηκαν ἐδῶ, καθὼς καὶ ὅλους τοὺς ὀρθοδόξους ἀδελφούς μας, ὅπου κι ἂν τάφηκαν. Tuwabariki watawala wema, Maaskofu wa Orthodox. Wajenzi wa Kanisa hili. Wazazi wetu na walimu wetu, na baba zetu na kaka zetu wote ambao waliacha maisha haya kwa uchaji na kuzikwa hapa, pamoja na ndugu zetu wote wa Orthodox, popote walipozikwa.</text:p>
      <text:p text:style-name="P3"/>
      <text:p text:style-name="P3">Ἂς ποῦμε καὶ γιὰ τοὺς ἑαυτούς μας· Κύριε, ἐλέησέ μας· Κύριε ἐλέησέ μας, Κύριε, ἐλέησέ μας. Pia tunajiambia: Bwana, utuhurumie; Bwana, utuhurumie, Bwana, utuhurumie.</text:p>
      <text:p text:style-name="P3"/>
      <text:p text:style-name="P2">Καὶ ψάλλει ὁ Χορός· Na Ngoma inaimba;</text:p>
      <text:p text:style-name="P3"/>
      <text:p text:style-name="P3">Τὴν ὡραιότητα τῆς παρθενίας σου καὶ τὴν ὑπέρλαμπρη ἁγνότητὰ σου, ὅταν μὲ δέος ἀντίκρισε ὁ Γαβριήλ, σοῦ φώναζε Θεοτόκε· ποιό ἐγκώμιο ἄξιο σ᾿ ἐσένα νὰ σοῦ ἀπευθύνω; Μὲ τί ὄνομα νὰ σὲ καλέσω; Ἀπορῶ καὶ διερωτῶμαι. Γι᾿ αὐτό, ὅπως διατάχθηκα ἔτσι καὶ σὲ προσφωνῶ· Χαῖρε ἡ Κεχαριτωμένη (ἐσὺ ποὺ ἔλαβες ἀπὸ τὸ Θεὸ ὅλες τὶς θεῖες χάρες). Uzuri wa ubikira wako na usafi wako wa kung'aa, Gabrieli alipoona kwa hofu, alikuita Theotokos; ni sifa gani nikuelekeze? Nikuite jina gani? Nashangaa na kushangaa. Kwa hiyo, kama nilivyoamrishwa, nawaambia pia: Salamu Mwingi wa Rehema (nyinyi mliopokea kutoka kwa Mwenyezi Mungu neema zote za Mwenyezi Mungu).</text:p>
      <text:p text:style-name="P3"/>
      <text:p text:style-name="P3"><text:span text:style-name="T1">Ὁ Ἱερέας·</text:span> Μὲ τὶς εὐχὲς τῶν ἁγίων Πατέρων μας, Κύριε Ἰησοῦ Χριστέ, ὁ Θεός μας, ἐλέησέ μας. Ἀμήν. <text:span text:style-name="T1">Kuhani:</text:span> Kwa maombi ya Baba zetu watakatifu, Bwana Yesu Kristo, Mungu wetu, utuhurumie. Amina.</text:p>
      <text:p text:style-name="P3"/>
      <text:p text:style-name="P1">Β´ Β´</text:p>
      <text:p text:style-name="P1"/>
      <text:p text:style-name="P1">ΤΗΝ ΠΑΡΑΣΚΕΥΗ UTENGENEZAJI</text:p>
      <text:p text:style-name="P1"/>
      <text:p text:style-name="P1">ΤΗΣ 2ης ΕΒΔΟΜΑΔΑΣ ΤΩΝ ΝΗΣΤΕΙΩΝ YA WIKI YA 2 YA KUFUNGA</text:p>
      <text:p text:style-name="P3"/>
      <text:p text:style-name="P2">Διαβάζεται τὸ Μικρὸ Ἀπόδειπνο (σελ. 7). Μετὰ τὸ Ἄξιόν ἐστιν ψάλλεται ὁ Κανόνας τῆς Θεοτόκου (σελ. 29), κι ἔπειτα τὸ Κοντάκιο «Τῇ ὑπερμάχῳ...» σὲ ἀργὸ μέλος (σελ. 55). Ἀκολουθεῖ ἡ ἀπὸ τὸν Ἱερέα ἐμμελὴς ἀπαγγελία τῆς Β´ Στάσης τῶν Χαιρετισμῶν. Karamu ndogo inasomwa (uk. 7). Baada ya Apion, Kanuni ya Bikira inaimbwa (uk. 29), na kisha Kontakion "Kwa shujaa mkuu..." kwa sehemu ya polepole (uk. 55). Hii inafuatwa na Kusomwa kwa Kituo cha Pili cha Salamu na Kuhani.</text:p>
      <text:p text:style-name="P3"/>
      <text:p text:style-name="P1">ΣΤΑΣΗ ΔΕΥΤΕΡΗ SIMAMA MBILI</text:p>
      <text:p text:style-name="P3"/>
      <text:p text:style-name="P3">Ἄκουσαν οἱ ποιμένες τοὺς Ἀγγέλους νὰ ὑμνοῦν τὴν ἔνσαρκη παρουσία τοῦ Χριστοῦ (στὴ γῆ) καὶ σπεύδοντας νὰ Τὸν δοῦν ὡς ποιμένα, τὸν ἀντίκρισαν ὡς πρόβατο ἄκακο ποὺ βοσκήθηκε στὴν κοιλιὰ τῆς Μαρίας, καὶ μὲ ὕμνους εἶπαν πρὸς αὐτήν· Wachungaji waliwasikia Malaika wakisifu uwepo wa Kristo aliyefanyika mwili (duniani) na kuharakisha kumwona kama mchungaji, wakamwona kama kondoo mchanga anayelisha tumboni mwa Mariamu, na kwa nyimbo wakamwambia;</text:p>
      <text:p text:style-name="P3"/>
      <text:p text:style-name="P3">Χαῖρε μητέρα τοῦ προβάτου καὶ ποιμένα, χαῖρε μαντρὶ λογικῶν προβάτων (τῶν πιστῶν). Salamu mama wa kondoo na mchungaji, Salamu mchungaji wa kondoo wenye busara (wa waaminifu).</text:p>
      <text:p text:style-name="P3"/>
      <text:p text:style-name="P3">Χαῖρε τὸ ἀμυντήριο κατὰ τῶν ἀοράτων ἐχθρῶν· χαῖρε ἐσὺ ποὺ μᾶς ἀνοίγεις τὶς (κλειστὲς) πόρτες τοῦ Παραδείσου. Msalimieni mlinzi dhidi ya maadui wasioonekana, Salamu yenu mliotufungulia milango ya Pepo.</text:p>
      <text:p text:style-name="P3"/>
      <text:p text:style-name="P3">Χαῖρε, ἐσὺ ποὺ γίνεσαι ἀφορμὴ τὰ οὐράνια νὰ ἀγάλλονται μὲ τὴ γῆ· χαῖρε, γιατὶ τὰ ἐπίγεια συγχορεύουν μὲ τὰ οὐράνια. Furahi, wewe uliyekuwa nafasi ya mbingu kushangilia pamoja na nchi; furahi, kwa maana dunia inashangilia pamoja na mbingu.</text:p>
      <text:p text:style-name="P3"/>
      <text:p text:style-name="P3">Χαῖρε ἐσὺ ποὺ εἶσαι τὸ ἀσίγητο στόμα τῶν Ἀποστόλων· χαῖρε ἐσὺ ποὺ εἶσαι τὸ ἀκατάβλητο θάρρος τῶν ἀθλοφόρων μαρτύρων. Salamu, nyinyi ambao ni kinywa kimya cha Mitume; Salamu, ninyi ambao ni ujasiri usioweza kushindwa wa mashahidi wa michezo.</text:p>
      <text:p text:style-name="P3"/>
      <text:p text:style-name="P3">Χαῖρε ἰσχυρὸ στήριγμα τῆς πίστεως· χαῖρε φωτεινὸ γνώρισμα τῆς Χάρης (τοῦ Θεοῦ). Salamu, msaada wenye nguvu wa imani; Salamu, sifa angavu ya Neema (ya Mungu).</text:p>
      <text:p text:style-name="P3"/>
      <text:p text:style-name="P3">Χαῖρε ἐσὺ διὰ τῆς ὁποίας ἀπογυμνώθηκε ὁ Ἅδης, χαῖρε ἐσὺ διὰ τῆς ὁποίας ντυθήκαμε τὴ δόξα. Furahi, wewe uliyevuliwa Hadeze, furahi, wewe ambaye kupitia kwake tulivikwa utukufu.</text:p>
      <text:p text:style-name="P3"/>
      <text:p text:style-name="P3">Χαῖρε Νύμφη, ἀνύμφευτε. Salamu Nymph, maua.</text:p>
      <text:p text:style-name="P3"/>
      <text:p text:style-name="P3">Οἱ Μάγοι, ἀφοῦ εἶδαν τὸ ἀστέρι ποὺ ὁδηγοῦσε στὸ Θεό, ἀκολούθησαν τὴ φωτεινὴ λάμψη του· καὶ σὰν νὰ κρατοῦσαν αὐτὸ γιὰ λυχνάρι, ἔψαχναν γιὰ τὸν ἰσχυρὸ Βασιλιά· κι ὅταν ἔφθασαν σ᾿ Αὐτὸν ποὺ κανεὶς δὲν μπορεῖ νὰ φθάσει, χάρηκαν καὶ φώναξαν δυνατὰ σ᾿ Αὐτόν· Ἀλληλούϊα. Mamajusi, walipoiona ile nyota iliyokuwa ikielekea kwa Mungu, walifuata mng’ao wake mkali; na kana kwamba wameishikilia kama taa, wakamtafuta Mfalme mwenye nguvu; na walipomfikia yeye ambaye hakuna mtu awezaye kumfikia, walifurahi na kumlilia kwa sauti kuu. Yeye; Haleluya.</text:p>
      <text:p text:style-name="P3"/>
      <text:p text:style-name="P3">Εἶδαν τὰ παιδιὰ τῶν Χαλδαίων (οἱ μάγοι) στὰ χέρια τῆς Παρθένου Ἐκεῖνον ποὺ μὲ τὰ χέρια Του ἔπλασε τοὺς ἀνθρώπους. Καὶ κατανοώντας πὼς εἶναι ὁ Κύριος τοῦ κόσμου, ἂν καὶ ἔλαβε τὴν ἀνθρώπινη μορφή, ἔσπευσαν νὰ τοῦ προσφέρουν τὰ δῶρα τους καὶ νὰ φωνάξουν δυνατὰ στὴν Εὐλογημένη· Waliwaona watoto wa Wakaldayo (waganga) wakiwa mikononi mwa Bikira Yule ambaye kwa mikono yake aliwaumba watu. Na kufahamu kwamba yeye ni Mola wa ulimwengu, ingawa alichukua umbo la kibinadamu, waliharakisha kumtolea zawadi zao na kumlilia kwa sauti kubwa Aliyebarikiwa;</text:p>
      <text:p text:style-name="P3"/>
      <text:p text:style-name="P3">Χαῖρε, ἐσὺ ποὺ ᾿γινες Μητέρα τοῦ ἀστεριοῦ (τοῦ Χριστοῦ) ποὺ δὲν πρόκειται νὰ δύσει ποτέ· χαῖρε ἡ αὐγὴ τῆς μυστικῆς ἡμέρας (τοῦ Κυρίου). Salamu, wewe uliyekuwa Mama wa nyota (ya Kristo) ambayo haitatua kamwe; Salamu, mapambazuko ya siku ya siri (ya Bwana).</text:p>
      <text:p text:style-name="P3"/>
      <text:p text:style-name="P3">Χαῖρε, ἐσὺ ποὺ ἔσβησες τὸ καμίνι τῆς πλάνης· χαῖρε ἐσὺ ποὺ φωτίζεις τοὺς λάτρεις τῆς Παναγίας Τριάδος. Salamu, wewe uliyezima tanuru ya upotofu; Salamu, wewe unayewaangazia waabudu wa Utatu Mtakatifu.</text:p>
      <text:p text:style-name="P3"/>
      <text:p text:style-name="P3">Χαῖρε, ἐσὺ ποὺ ἔδιωξες ἀπὸ τὴν ἐξουσία του τὸν ἀπάνθρωπο τύραννο (τὸν διάβολο)· χαῖρε, ἐσὺ ποὺ μᾶς ἔδειξες τὸν φιλάνθρωπο Χριστό. Furahi, wewe uliyemfukuza jeuri asiye na ubinadamu (shetani); Furahi, wewe uliyetuonyesha Kristo mfadhili.</text:p>
      <text:p text:style-name="P3"/>
      <text:p text:style-name="P3">Χαῖρε, ἐσὺ ποὺ μᾶς λύτρωσες ἀπ᾿ τὴ βάρβαρη θρησκεία (τὴν εἰδωλολατρία)· χαῖρε ἐσὺ ποὺ μᾶς ἔσωσες ἀπὸ τὸ βόρβορο τῶν ἁμαρτωλῶν ἔργων. Salamu, wewe uliyetukomboa kutoka katika dini ya kishenzi (ibada ya sanamu), Salamu, wewe uliyetuokoa na machafuko ya matendo ya dhambi.</text:p>
      <text:p text:style-name="P3"/>
      <text:p text:style-name="P3">Χαῖρε, ἐσὺ ποὺ ἔπαυσες τὴν προσκύνηση τῆς φωτιᾶς (τὴν πυρολατρία)· χαῖρε ἐσὺ ποὺ λυτρώνεις ἀπ᾿ τὴ φλόγα τῶν παθῶν. Furahini, enyi mliosimamisha ibada ya moto (pyro worship), Furahini, enyi mnaowaokoa na mwali wa tamaa.</text:p>
      <text:p text:style-name="P3"/>
      <text:p text:style-name="P3">Χαῖρε ἐσὺ ποὺ ὁδηγεῖς τοὺς πιστοὺς στὴ σωφροσύνη, χαῖρε ὅλων τῶν γενεῶν ἡ εὐφροσύνη. Furahi, wewe unayeongoza waaminifu kwa hekima, furaha ya vizazi vyote.</text:p>
      <text:p text:style-name="P3"/>
      <text:p text:style-name="P3">Χαῖρε Νύμφη, ἀνύμφευτε. Salamu Nymph, maua.</text:p>
      <text:p text:style-name="P3"/>
      <text:p text:style-name="P3">Ἀφοῦ οἱ Μάγοι ἔγιναν θεοφόροι κήρυκες, γύρισαν πίσω στὴ Βαβυλώνα. Ἐκπλήρωσαν ἔτσι τὸν χρησμό σου καὶ σὲ ὅλους κήρυξαν πὼς εἶσαι ὁ Χριστός. Κι ἄφησαν τὸν Ἡρώδη στὸ παραλήρημά του, βουβὸ καὶ ἀνίκανο νὰ ψέλνει (στὸ Θεό)· Ἀλληλούϊα. Baada ya Mamajusi kuwa wahubiri wenye kuzaa miungu, walirudi Babiloni. Hivyo walitimiza neno lako na kuhubiri kwa kila mtu kwamba wewe ndiwe Kristo. Basi, wakamwacha Herode katika akili yake, bubu, asiyeweza kumwimbia Mungu, Haleluya.</text:p>
      <text:p text:style-name="P3"/>
      <text:p text:style-name="P3">Ἀφοῦ ἔλαμψες στὴν Αἴγυπτο τὸ φωτισμὸ τῆς θείας ἀλήθειας, ἀφάνισες τὸ σκοτάδι τοῦ ψεύδους· γιατὶ τὰ εἴδωλα αὐτῆς, μὴ μπορώντας νὰ ἀντέξουν τὴ δύναμὴ σου, Σωτήρα, γκρεμίστηκαν· κι ἐκεῖνοι ποὺ λυτρώθηκαν ἀπὸ αὐτὰ φώναζαν δυνατὰ στὴ Θεοτόκο· Baada ya kuangaza huko Misri nuru ya ukweli wa kimungu, uliondoa giza la uwongo, kwa maana sanamu zake, zisizoweza kustahimili nguvu zako, Mwokozi, zilibomolewa, na wale walioachiliwa kutoka kwayo walimlilia Theotokos kwa sauti kuu;</text:p>
      <text:p text:style-name="P3"/>
      <text:p text:style-name="P3">Χαῖρε, ἐσὺ ποὺ ἔγινες ἡ ἀνόρθωση τῶν ἀνθρώπων· χαῖρε, ἐσὺ ποὺ ἔγινες ἡ κατάπτωση τῶν δαιμόνων. Furahi, wewe uliyekuwa ufufuo wa watu; Furahi, wewe uliyefanyika kuanguka kwa pepo.</text:p>
      <text:p text:style-name="P3"/>
      <text:p text:style-name="P3">Χαῖρε, ἐσὺ ποὺ διέλυσες τὴν πλάνη τῆς ἀπάτης· χαῖρε, ἐσὺ ποὺ ἤλεγξες τὸ δόλο τῶν εἰδώλων. Furahi, wewe uliyeondoa udanganyifu wa ulaghai; Furahi, wewe uliyezuia udanganyifu wa sanamu.</text:p>
      <text:p text:style-name="P3"/>
      <text:p text:style-name="P3">Χαῖρε, θάλασσα ποὺ καταπόντισες (στὰ νερά σου) τὸ νοητὸ Φαραὼ (τὸν διάβολο)· χαῖρε, πέτρα ποὺ ξεδίψασες ὅσους διψοῦν τὴν ἀληθινὴ ζωή. Salamu, bahari iliyomzamisha (katika maji yako) Firauni wa kufikirika (Ibilisi); Salamu, jiwe ambalo lilikata kiu ya wale walio na kiu ya maisha ya kweli.</text:p>
      <text:p text:style-name="P3"/>
      <text:p text:style-name="P3">Χαῖρε, φωτεινὲ στύλε ποὺ ὁδηγεῖς ὅσους πορεύονται στὸ σκοτάδι· χαῖρε, σκέπη τοῦ κόσμου ποὺ ᾿σαι πιὸ πλατιὰ ἀπ᾿ τὴ νεφέλη. Salamu, nguzo ya nuru inayowaongoza wale waendao gizani; Salamu, lengo la ulimwengu ulio pana kuliko mawingu.</text:p>
      <text:p text:style-name="P3"/>
      <text:p text:style-name="P3">Χαῖρε, τροφὴ ποὺ διαδέχτηκε τὸ μάννα· χαῖρε, ἐσὺ ποὺ μοιράζεις τὴ θεία ἀπόλαυση (στὸν ἄνθρωπο). Salamu!</text:p>
      <text:p text:style-name="P3"/>
      <text:p text:style-name="P3">Χαῖρε, ἡ γῆ τῆς ἐπαγγελίας· χαῖρε, ἐσὺ ἀπ᾿ τὴν ὁποία ρέει μέλι καὶ γάλα. Salamu, nchi ya ahadi; Salamu, enyi mnaotiririka asali na maziwa.</text:p>
      <text:p text:style-name="P3"/>
      <text:p text:style-name="P3">Χαῖρε Νύμφη, ἀνύμφευτε. Salamu Nymph, maua.</text:p>
      <text:p text:style-name="P3"/>
      <text:p text:style-name="P3">Ὅταν ἐπρόκειτο ὁ Συμεὼν νὰ φύγει ἀπὸ αὐτὴν ἐδῶ τὴ ζώη, τὴν ψεύτικη κι ἀπατηλή, τοῦ δόθηκες ὡς βρέφος· ἐκεῖνος ὅμως κατάλαβε πὼς εἶσαι τέλειος Θεός. Γι᾿ αὐτὸ ἐκπλησσόμενος ἀπὸ τὴν ἀνέκφραστη σοφία σου, σοῦ φώναζε δυνατά· Ἀλληλούϊα. Simeoni alipokuwa karibu kuyaacha maisha haya hapa, yale ya uwongo na ya uwongo, ulipewa kwake kama mtoto mchanga, lakini alielewa kwamba wewe ni Mungu mkamilifu. Kwa hiyo, akistaajabishwa na hekima yako isiyoelezeka, alikuita kwa sauti kuu: Aleluya.</text:p>
      <text:p text:style-name="P3"/>
      <text:p text:style-name="P4"><text:span text:style-name="T1">Ἔπειτα·</text:span> «Τῇ ὑπερμάχῳ...» <text:span text:style-name="T1">(σύντομο)</text:span>. <text:span text:style-name="T1">Τρισάγιο</text:span>· «Ἅγιος ὁ Θεός...» <text:span text:style-name="T1">καὶ τὸ Κοντάκιο·</text:span> Kisha; "Tῇ ὑπερμάχῳ .." (fupi). <text:span text:style-name="T1">Trisagio</text:span>; "Mungu Mtakatifu..." <text:span text:style-name="T1">na Kontakio</text:span>;</text:p>
      <text:p text:style-name="P3"/>
      <text:p text:style-name="P3">Σ᾿ Ἐσένα, τὸν Δημιουργὸ τῆς κτίσεως, σοῦ προσφέρει, Κύριε, ἡ οἰκουμένη σὰν ἀπαρχὲς (τοὺς πρώτους καρποὺς) τῆς φύσεως, τοὺς θεοφόρους Μάρτυρες. Μὲ τὶς ἱκεσίες τους καὶ τὶς πρεσβεῖες τῆς Θεοτόκου διατήρησε, Πολυέλεε, τὴν Ἐκκλησία σου σὲ μακρὰ εἰρήνη. Kwako, Muumba wa viumbe, dunia inakupa wewe, Bwana, kama tangu mwanzo (matunda ya kwanza) ya asili, Mashahidi wa Mungu. Kwa maombi yao na balozi za Theotokos, Polyele, liweke Kanisa lako katika amani ndefu.</text:p>
      <text:p text:style-name="P3"/>
      <text:p text:style-name="P2">Στὴ συνέχεια ὅλα ὅσα ἀναφέρονται στὴν πρώτη Ἑβδομάδα ἐκτὸς ἀπὸ τὸ Εὐαγγέλιο καὶ ἡ ἀπόλυση· «Δι᾿ εὐχῶν...» Kisha kila kitu kinachotajwa katika juma la kwanza isipokuwa Injili na kufukuzwa: "Kwa njia ya maombi..." </text:p>
      <text:p text:style-name="P3"/>
      <text:p text:style-name="P1">Γ´ Γ´</text:p>
      <text:p text:style-name="P1"/>
      <text:p text:style-name="P1">ΤΗΝ ΠΑΡΑΣΚΕΥΗ UTENGENEZAJI</text:p>
      <text:p text:style-name="P1"/>
      <text:p text:style-name="P1">ΤΗΣ 3ης ΕΒΔΟΜΑΔΑΣ ΤΩΝ ΝΗΣΤΕΙΩΝ YA WIKI YA 3 YA KUFUNGA</text:p>
      <text:p text:style-name="P1"/>
      <text:p text:style-name="P2">Διαβάζεται τὸ Μικρὸ Ἀπόδειπνο . Μετὰ τὸ Ἄξιόν ἐστιν ψάλλεται ὁ Κανόνας τῆς Θεοτόκου , κι ἔπειτα τὸ Κοντάκιο «Τῇ ὑπερμάχῳ...» σὲ ἀργὸ μέλος . Ἀκολουθεῖ ἡ ἀπὸ τὸν Ἱερέα ἐμμελὴς ἀπαγγελία τῆς Γ´ Στάσης τῶν Χαιρετισμῶν. Karamu ndogo inasomwa . Baada ya Apion, Kanuni ya Bikira inaimbwa , na kisha Kontakion "Kwa shujaa mkuu..." kwa sehemu ya polepole . Ifuatayo ni kusomwa kwa Kituo cha Tatu cha Salamu na Padri.</text:p>
      <text:p text:style-name="P3"/>
      <text:p text:style-name="P1">ΣΤΑΣΗ ΤΡΙΤΗ KITUO JUMANNE</text:p>
      <text:p text:style-name="P3"/>
      <text:p text:style-name="P3">Νέα (πνευματικὴ) κτίση φανέρωσε ὁ Κτίστης σ᾿ ἐμᾶς ποὺ γίναμε ἀπ᾿ Αὐτόν, ἀφοῦ βλάστησε χωρὶς σπορὰ ἀπὸ παρθενικὴ κοιλιὰ καὶ τὴν διαφύλαξε ὅπως ἦταν ἄφθορη. Ὣστε βλέποντας ἐμεῖς τὸ θαῦμα, μὲ ὕμνους νὰ φωνάζουμε πρὸς αὐτή· Uumbaji mpya (wa kiroho) ulifunuliwa na Muumba kwetu sisi tulioumbwa naye, baada ya kuchipua bila mbegu kutoka tumboni mwa bikira na kuuhifadhi kwani haukuharibika. Kuona muujiza, tunamlilia kwa nyimbo;</text:p>
      <text:p text:style-name="P3"/>
      <text:p text:style-name="P3">Χαῖρε, ἄνθος τῆς ἀφθαρσίας· χαῖρε, στεφάνι τῆς ἐγκρατείας. Salamu, ua la kutoharibika; Salamu, taji ya kiasi.</text:p>
      <text:p text:style-name="P3"/>
      <text:p text:style-name="P3">Χαῖρε, ἐσὺ ποὺ μᾶς δίνεις εἰκόνα τῆς Ἀναστάσεως, χαῖρε ἐσὺ ποὺ μᾶς φανερώνεις τὴ ζωὴ τῶν Ἀγγέλων. Furahi, wewe unayetupa sura ya Ufufuo, furahi wewe unayetufunulia maisha ya Malaika.</text:p>
      <text:p text:style-name="P3"/>
      <text:p text:style-name="P3">Χαῖρε, δέντρο ποὺ παράγεις καρποὺς γευστικοὺς καὶ καλούς, ἀπ᾿ τοὺς ὁποίους τρέφονται οἱ πιστοί· χαῖρε, ξύλο (δέντρο) πυκνόφυλλο, κάτω ἀπ᾿ τὸ ὁποῖο σκεπάζονται πολλοί. Mvua ya mawe, mti unaozaa matunda ya kitamu na mazuri, ambayo kwayo waaminifu hulishwa; Mvua ya mawe, mti wenye majani mabichi, ambao wengi hujikinga chini yake.</text:p>
      <text:p text:style-name="P3"/>
      <text:p text:style-name="P3">Χαῖρε, ἐσὺ ποὺ κυοφόρησες ὁδηγὸ γιὰ τοὺς πλανωμένους, χαῖρε, ἐσὺ ποὺ γέννησες Λυτρωτὴ γιὰ τοὺς αἰχμαλώτους. Salamu, wewe uliyechukua mimba mwongozo kwa waliopotea, Salamu, wewe uliyezaa Mkombozi kwa wafungwa.</text:p>
      <text:p text:style-name="P3"/>
      <text:p text:style-name="P3">Χαῖρε, ἐσὺ ποὺ καθικετεύεις τὸν δίκαιο Κριτή, χαῖρε ἐσὺ ποὺ (μὲ τὴ μεσιτεία σου) παρέχεις συγχώρηση στοὺς ἁμαρτωλούς. Salamu, enyi mnaowaadhibu Hakimu mwadilifu, Salamu wewe ambaye (kwa uombezi wako) unawasamehe wakosefu.</text:p>
      <text:p text:style-name="P3"/>
      <text:p text:style-name="P3">Χαῖρε, ἐσὺ ποὺ γίνεσαι στολὴ γιὰ τοὺς γυμνοὺς ἀπὸ πνευματικὴ παρρησία (πρὸς τὸ Θεό)· χαῖρε στοργὴ ποὺ νικᾶς κάθε πόθο. Furahi, wewe uliyekuwa vazi la wale walio uchi kutoka kwa kiburi cha kiroho (kwa Mungu); Furahi, upendo unaoshinda kila tamaa.</text:p>
      <text:p text:style-name="P3"/>
      <text:p text:style-name="P3">Χαῖρε Νύμφη, ἀνύμφευτε. Salamu Nymph, maua.</text:p>
      <text:p text:style-name="P3"/>
      <text:p text:style-name="P3">Ἀφοῦ γνωρίσαμε τὴν παράδοξη γέννηση (τοῦ Χριστοῦ), ἂς ἀποξενωθοῦμε ἀπὸ τὸν κόσμο, μεταφέροντας τὸ νοῦ μας στὸν οὐρανό. Γιὰ τοῦτο ὁ ὑψηλὸς Θεὸς φανερώθηκε στὴ γῆ ὡς ἕνας ταπεινὸς ἄνθρωπος· γιατὶ ἤθελε νὰ τραβήξει πρὸς τὸ δικό Του ὕψος αὐτοὺς ποὺ τοῦ φωνάζουν Ἀλληλούϊα. Baada ya kujua kuzaliwa kwa kitendawili (kwa Kristo), na tujitenge na ulimwengu, tukipeleka mawazo yetu mbinguni. Ndio maana Mungu aliye juu alionekana duniani kama mtu mnyenyekevu, kwa sababu alitaka kuwavuta hadi urefu wake wale wanaomwita Haleluya.</text:p>
      <text:p text:style-name="P3"/>
      <text:p text:style-name="P3">Ὁλόκληρος βρισκόταν κάτω στὴ γῆ, κι ὡστόσο δὲν ἀπουσίαζε ἀπὸ τὰ ἄνω (τὸν οὐρανὸ) ὁ ἀπερίγραπτος Υἱὸς καὶ Λόγος (τοῦ Θεοῦ). Κι αὐτὸ ἔγινε μὲ θεϊκὴ συγκατάβαση κι ὄχι μὲ τοπικὴ μετακίνηση· κι ἔτσι συντελέστηκε ἡ γέννηση ἀπὸ Παρθένο ἀφιερωμένη στὸ Θεό, ἡ ὁποία ἀκούει αὐτά· Yote ilikuwa chini duniani, na bado Mwana asiyeelezeka na Neno (la Mungu) hakukosekana kutoka juu (mbinguni). Na hii ilifanyika kwa unyenyekevu wa kimungu na sio kwa kuhama kwa wenyeji, na hivyo kuletwa juu ya kuzaliwa kwa Bikira aliyewekwa wakfu kwa Mungu, anayesikia haya;</text:p>
      <text:p text:style-name="P3"/>
      <text:p text:style-name="P3">Χαῖρε, χώρα ποὺ χώρεσες τὸν ἀχώρητο Θεό· χαῖρε, θύρα τοῦ σεπτοῦ μυστηρίου τῆς σωτηρίας μας. Salamu, nchi iliyomwacha Mungu asiyeweza kutenganishwa; Salamu, mlango wa siri ya saba ya wokovu wetu.</text:p>
      <text:p text:style-name="P3"/>
      <text:p text:style-name="P3">Χαῖρε, ἐσὺ ποὺ γιὰ τοὺς ἀπίστους εἶσαι ἀμφίβολο ἄκουσμα· χαῖρε, ἐσὺ ποὺ γιὰ τοὺς πιστοὺς εἶσαι ἀναμφίβολο καύχημα. Salamu, enyi ambao kwa makafiri mna masikio yenye shaka;</text:p>
      <text:p text:style-name="P3"/>
      <text:p text:style-name="P3">Χαῖρε, ὄχημα πανάγιο (τοῦ Χριστοῦ) ποὺ κάθεται πάνω στὰ Χερουβείμ· χαῖρε, οἴκημα ὑπερτέλειο Ἐκείνου ποὺ κάθεται στὰ Σεραφείμ. Salamu, gari takatifu (la Kristo) lililoketi juu ya Makerubi; Salamu, makao tukufu ya Yeye aketiye juu ya Maserafi.</text:p>
      <text:p text:style-name="P3"/>
      <text:p text:style-name="P3">Χαῖρε, ἐσὺ ποὺ ἕνωσες μεταξύ τους τὰ ἀντίθετα· χαῖρε, ἐσὺ ποὺ συνδύασες τὴν παρθενία μὲ τὴ μητρότητα. Salamu, wewe uliyeunganisha kinyume; Salamu, wewe uliyeunganisha ubikira na uzazi.</text:p>
      <text:p text:style-name="P3"/>
      <text:p text:style-name="P3">Χαῖρε, ἐσὺ μὲ τὴν ὁποία καταλύθηκε ἡ παράβαση, χαῖρε, ἐσὺ χάρη στὴν ὁποία ἀνοίχτηκε ὁ Παράδεισος. Furahi, wewe uliyesuluhishwa makosa, Furahi, wewe ambaye Mbingu ilifunguliwa kwako.</text:p>
      <text:p text:style-name="P3"/>
      <text:p text:style-name="P3">Χαῖρε, ἐσὺ ποὺ ᾿σαι τὸ κλειδὶ τῆς βασιλείας (τοῦ Χριστοῦ)· χαῖρε, ἐσὺ ἡ ἐλπίδα τῶν αἰωνίων ἀγαθῶν. Salamu, ninyi mlio ufunguo wa ufalme (wa Kristo), Salamu, ninyi mlio tumaini la wema wa milele.</text:p>
      <text:p text:style-name="P3"/>
      <text:p text:style-name="P3">Χαῖρε Νύμφη, ἀνύμφευτε. Salamu Nymph, maua.</text:p>
      <text:p text:style-name="P3"/>
      <text:p text:style-name="P3">Κάθε φύση Ἀγγέλων κατεπλάγη γιὰ τὸ μεγάλο γεγονὸς τῆς ἐνανθρωπήσεὼς Σου· γιατὶ ἔβλεπε τὸν ἀπρόσιτο Θεό, νὰ γίνεται προσιτὸς σὲ ὅλους ἄνθρωπος, νὰ συναναστρέφεται μαζί μας καὶ νὰ ἀκούει ἀπὸ ὅλους τὸ Ἀλληλούϊα. Kila asili ya Malaika ililemewa na tukio kubwa la kupata mwili Kwako, kwa sababu walimwona Mungu asiyeweza kufikiwa, akipatikana kwa watu wote, akishirikiana nasi na kusikia Haleluya kutoka kwa kila mtu.</text:p>
      <text:p text:style-name="P3"/>
      <text:p text:style-name="P3">Τοὺς ἐπιδέξιους ρήτορες, τοὺς βλέπουμε σὰν ψάρια ἄφωνα νὰ στέκονται μπροστὰ στὸ μυστήριό σου Θεοτόκε· γιατὶ δὲν μποροῦν νὰ ἐξηγήσουν πῶς καὶ Παρθένος ἔμεινες καὶ μπόρεσες νὰ γεννήσεις. Ἐμεῖς ὅμως θαυμάζοντας τὸ μυστήριο, σοῦ φωνάζουμε μὲ πίστη· Tunaona wasemaji wenye ustadi kama samaki kimya wamesimama mbele ya siri yako ya Theotokos, kwa sababu hawawezi kuelezea jinsi ulivyobaki Bikira na kuweza kuzaa. Lakini sisi tukistaajabia siri hiyo, tunakulilia kwa imani;</text:p>
      <text:p text:style-name="P3"/>
      <text:p text:style-name="P3">Χαῖρε, δοχεῖο τῆς σοφίας τοῦ Θεοῦ, χαῖρε ταμεῖο τῆς πρόνοιάς Του. Salamu, chombo cha hekima ya Mungu, Salamu hazina ya majaliwa yake.</text:p>
      <text:p text:style-name="P3"/>
      <text:p text:style-name="P3">Χαῖρε, ἐσὺ ποὺ ἀποδείχνεις ἄσοφους τοὺς φιλοσόφους· χαῖρε, ἐσὺ ποὺ ἐλέγχεις ὡς ἄμυαλους τοὺς τεχνολόγους. Salamu, ninyi mnaothibitisha kwamba wanafalsafa ni wapumbavu; Salamu, ninyi mnaowachunguza wanateknolojia kuwa wajinga.</text:p>
      <text:p text:style-name="P3"/>
      <text:p text:style-name="P3">Χαῖρε, γιατὶ μὲ σένα ἀποδείχτηκαν ἀνόητοι οἱ διαβόητοι συζητητές· χαῖρε, γιατὶ μὲ σένα ἐξαφανίστηκαν οἱ μυθοπλάστες. Furahi, kwa maana wabishi kwa wewe wamethibitishwa kuwa wapumbavu; Furahi, kwa maana watu wa kubuni wametoweka pamoja nawe.</text:p>
      <text:p text:style-name="P3"/>
      <text:p text:style-name="P3">Χαῖρε, ἐσὺ ποὺ διαλύεις τοὺς περίπλοκους συλλογισμοὺς καὶ σοφίες τῶν Ἀθηναίων· χαῖρε, ἐσὺ ποὺ γεμίζεις (μὲ ἀνθρώπινες ψυχὲς) τὰ δίχτυα τῶν πνευματικῶν ψαράδων. Salamu, wewe unayefuta mawazo na hekima tata ya watu wa Athene; Salamu, wewe unayejaza (nafsi za wanadamu) nyavu za wavuvi wa kiroho.</text:p>
      <text:p text:style-name="P3"/>
      <text:p text:style-name="P3">Χαῖρε, ἐσὺ ποὺ ἀνασύρεις ἀπὸ τὸ βυθὸ τῆς ἄγνοιας, χαῖρε ἐσὺ ποὺ φωτίζεις πολλοὺς μὲ θεία γνώση. Salamu, wewe unayejiondoa kutoka kwenye kina cha ujinga, salamu wewe unayewaangazia wengi kwa ujuzi wa kimungu.</text:p>
      <text:p text:style-name="P3"/>
      <text:p text:style-name="P3">Χαῖρε, πλοῖο αὐτῶν ποὺ θέλουν νὰ σωθοῦνε, χαῖρε, λιμάνι αὐτῶν ποὺ ταξιδεύουν στὸ πέλαγος τῆς ζωῆς. Salamu, meli ya wale wanaotaka kuokolewa, Salamu, bandari ya wale wanaosafiri kwenye bahari ya maisha.</text:p>
      <text:p text:style-name="P3"/>
      <text:p text:style-name="P3">Χαῖρε Νύμφη, ἀνύμφευτε. Salamu Nymph, maua.</text:p>
      <text:p text:style-name="P3"/>
      <text:p text:style-name="P3">Θέλοντας νὰ σώσει τὸν κόσμο Ἐκεῖνος ποὺ γιὰ χάρη μας τὸν κόσμησε, ἦλθε πρὸς αὐτὸν μὲ δική του πρωτοβουλία. Καὶ ὄντας Ποιμένας, ὡς Θεός, γιὰ χάρη μας φάνηκε ὅμοιος μὲ μᾶς ἄνθρωπος, καὶ κάλεσε ἔτσι (στὴ σωτηρία) τοὺς ὅμοιους μὲ Αὐτόν, ποὺ ὡς Θεὸς ἀκούει· Ἀλληλούϊα. Akitaka kuuokoa ulimwengu, Yeye aliyeupamba kwa ajili yetu, aliujia kwa hiari yake mwenyewe. Na kwa kuwa ni Mchungaji, kama Mungu, kwa ajili yetu alionekana kama mwanadamu kama sisi, akawaita (kwa wokovu) wale walio mfano wake, ambao kama Mungu asikiavyo: Aleluya.</text:p>
      <text:p text:style-name="P2"/>
      <text:p text:style-name="P2">Ἔπειτα· «Τῇ ὑπερμάχῳ...» (σύντομο). Τρισάγιο· «Ἅγιος ὁ Θεός...», Κοντάκιο· «Ὡς ἀπαρχὰς τῆς φύσεως...», καὶ ὅλα ὅσα ἀναφέρονται τὴν πρώτη Ἑβδομάδα ἐκτὸς ἀπὸ τὸ Εὐαγγέλιο, καὶ ἡ ἀπόλυση· «Δι᾿ εὐχῶν...». Kisha; "Tῇ ἇπερμαχῳ..." (fupi). Trisagio: "Mungu Mtakatifu...", Kontakion: "Tangu mwanzo wa maumbile...", na kila kitu kilichotajwa katika juma la kwanza mbali na Injili, na kufukuzwa; "Kwa matakwa...".</text:p>
      <text:p text:style-name="P2"/>
      <text:p text:style-name="P1">Δ´ Δ´</text:p>
      <text:p text:style-name="P1"/>
      <text:p text:style-name="P1">ΤΗΝ ΠΑΡΑΣΚΕΥΗ UTENGENEZAJI</text:p>
      <text:p text:style-name="P1"/>
      <text:p text:style-name="P1">ΤΗΣ 4ης ΕΒΔΟΜΑΔΑΣ ΤΩΝ ΝΗΣΤΕΙΩΝ YA WIKI YA 4 YA KUFUNGA</text:p>
      <text:p text:style-name="P3"/>
      <text:p text:style-name="P2">Διαβάζεται τὸ Μικρὸ Ἀπόδειπνο. Μετὰ τὸ Ἄξιόν ἐστιν ψάλλεται ὁ Κανόνας τῆς Θεοτόκου, κι ἔπειτα τὸ Κοντάκιο «Τῇ ὑπερμάχῳ...» σὲ ἀργὸ μέλος . Ἀκολουθεῖ ἡ ἀπὸ τὸν Ἱερέα ἐμμελὴς ἀπαγγελία τῆς Δ´ Στάσης τῶν Χαιρετισμῶν. Karamu ndogo inasomwa. Baada ya Apion, Kanuni ya Bikira inaimbwa, na kisha Kontakion "Kwa shujaa mkuu..." kwa sehemu ya polepole. Hii inafuatwa na Kusomwa kwa Kituo cha Pili cha Salamu na Kuhani.</text:p>
      <text:p text:style-name="P2"/>
      <text:p text:style-name="P1">ΣΤΑΣΗ ΤΕΤΑΡΤΗ SIMAMA JUMATANO</text:p>
      <text:p text:style-name="P3"/>
      <text:p text:style-name="P3">Τεῖχος εἶσαι προστατευτικὸ τῶν παρθένων, Θεοτόκε Παρθένε, καθὼς καὶ ὅλων ὅσοι προστρέχουν στὴ χάρη σου. Γιατὶ ὁ Ποιητὴς τοῦ οὐρανοῦ καὶ τῆς γῆς εἶναι ἐκεῖνος ποὺ σὲ ἀνέδειξε στὸ θεομητορικό σου ἀξίωμα, ἄχραντε, σκηνώνοντας στὴ μήτρα σου καὶ διδάσκοντας ὅλους νὰ σὲ προσφωνοῦν· Wewe ni ukuta wa ulinzi wa mabikira, Bikira wa Theotokos, pamoja na wale wote wanaotafuta neema yako. Kwani Mshairi wa mbingu na ardhi ndiye aliyekupandisha cheo chako kama Mama wa Mungu, aharan, kwa kuweka tumboni mwako na kuwafundisha wote kukuhutubia;</text:p>
      <text:p text:style-name="P3"/>
      <text:p text:style-name="P3">Χαῖρε, ἡ στήλη τῆς παρθενίας· χαῖρε ἡ πύλη ποὺ ὁδηγεῖς στὴ σωτηρία. Salamu, safu ya ubikira; Salamu, lango linaloongoza kwenye wokovu.</text:p>
      <text:p text:style-name="P3"/>
      <text:p text:style-name="P3">Χαῖρε, ἀρχὴ τῆς νοητῆς ἀνάπλασής μας, χαῖρε χορηγὲ τῆς θεϊκῆς εὐσπλαγχνίας. Salamu, mwanzo wa kuzaliwa upya kiakili, Salamu mfadhili wa rehema ya Mungu.</text:p>
      <text:p text:style-name="P3"/>
      <text:p text:style-name="P3">Χαῖρε, γιατὶ ἐσὺ ἀναγέννησες αὐτοὺς ποὺ συνελήφθησαν αἰσχρῶς (ποὺ ἔπεσαν στὰ δίχτυα τῆς ἁμαρτίας)· χαῖρε, γιατὶ ἐσὺ νουθέτησες αὐτοὺς τῶν ὁποίων ὁ νοῦς εἶχε πλανηθεῖ. Furahi, kwa kuwa umewazaa upya wale walionaswa katika uchafu (walioanguka katika wavu wa dhambi); furahi, kwa kuwa umewaonya wale ambao akili zao zimepotea.</text:p>
      <text:p text:style-name="P3"/>
      <text:p text:style-name="P3">Χαῖρε, ἐσὺ ποὺ καταργεῖς ἐκεῖνον (τὸν διάβολο) ποὺ ἔφθειρε τὸ μυαλό μας· χαῖρε, ἐσὺ ποὺ γέννησες τὸν σπορέα τῶν ἁγνῶν λογισμῶν. Salamu, wewe uliyeharibu akili zetu, wewe uliyemzaa mpanzi wa mawazo safi.</text:p>
      <text:p text:style-name="P3"/>
      <text:p text:style-name="P3">Χαῖρε, δωμάτιο νυφικὸ στὸ ὁποῖο τελέστηκε ἡ ἄσπορη νύμφευση· χαῖρε, ἐσὺ ποὺ ἑνώνεις τοὺς πιστοὺς μὲ τὸν Κύριο. Salamu, chumba cha arusi ambamo ndoa isiyo na mbegu ilifanyika; Salamu, wewe unayeunganisha waaminifu na Bwana.</text:p>
      <text:p text:style-name="P3"/>
      <text:p text:style-name="P3">Χαῖρε, ἐσὺ ποὺ ἀνατρέφεις καλῶς τὶς παρθένες (ψυχές)· χαῖρε, ἐσὺ ποὺ στολίζεις σὰν νύφες τὶς ἅγιες ψυχές. Salamu, enyi mnaowalea bikira vizuri;</text:p>
      <text:p text:style-name="P3"/>
      <text:p text:style-name="P3">Χαῖρε Νύμφη, ἀνύμφευτε. Salamu Nymph, maua.</text:p>
      <text:p text:style-name="P3"/>
      <text:p text:style-name="P3">Κάθε ὕμνος (ἀνθρώπινος) ἀποδεικνύεται μηδαμινός, ὅταν συγκριθεῖ μὲ τὸ πλῆθος τῆς μεγάλης Σου εὐσπλαγχνίας· γιατὶ κι ἂν ἀκόμα Σοῦ ἀναπέμπαμε τόσους ὕμνους ὅσους καὶ οἱ κόκκοι τῆς ἄμμου, Βασιλέα Ἅγιε, τίποτε δὲ θὰ κάναμε ἀντάξιο στὰ ὅσα πρόσφερες σὲ μᾶς ποὺ σοῦ φωνάζουμε δυνατά· Ἀλληλούϊα. Kila wimbo (wa mwanadamu) hauonekani kuwa wa maana, ukilinganishwa na wingi wa rehema zako kuu; kwani hata tukikuimbia nyimbo nyingi kama vile chembe za mchanga, Mfalme Mtakatifu, hatutafanya chochote kinachostahili kile ulichokutolea. sisi tunaokulilia kwa sauti kuu · Haleluya.</text:p>
      <text:p text:style-name="P3"/>
      <text:p text:style-name="P3">Σὰν λαμπάδα φωτεινή, ποὺ φάνηκες σ᾿ αὐτοὺς ποὺ ἦσαν στὸ σκοτάδι, σὲ βλέπουμε ἁγία Παρθένε· γιατὶ ἀνάβεις τὸ ἄυλο φῶς καὶ ὁδηγεῖς σὲ γνώση θεϊκὴ ὅλους, φωτίζοντας μὲ καθαρὸ σὰν τὴν αὐγὴ φῶς τὸ νοῦ μας καὶ τιμᾶσαι μὲ δυνατὴ φωνὴ ὡς ἑξῆς· Kama taa nyangavu, uliyowatokea wale waliokuwa gizani, tunakuona, Bikira Mtakatifu, kwa sababu unawasha nuru isiyoonekana na kuwaongoza kila mtu kwenye ujuzi wa kimungu, ukiangazia akili zetu kwa nuru iliyo wazi kama alfajiri, na unaheshimiwa. kwa sauti kuu kama ile iliyo juu;</text:p>
      <text:p text:style-name="P3"/>
      <text:p text:style-name="P3">Χαῖρε ἀκτίνα τοῦ νοητοῦ Ἡλίου (τοῦ Χριστοῦ)· χαῖρε, οὐράνιο φῶς ποὺ ἡ λάμψη σου ποτὲ δὲ σβήνει. Salamu, miale ya Jua la kiakili (la Kristo); Salamu, nuru ya mbinguni ambayo mng'ao wake haufichi kamwe.</text:p>
      <text:p text:style-name="P3"/>
      <text:p text:style-name="P3">Χαῖρε ἀστραπὴ ποὺ καταλάμπεις τὶς ψυχές· χαῖρε, βροντὴ ποὺ τοὺς ἐχθροὺς (τοὺς δαίμονες) φοβερίζεις. Salamu, umeme unaoteka roho; Salamu, ngurumo inayotisha maadui (pepo).</text:p>
      <text:p text:style-name="P3"/>
      <text:p text:style-name="P3">Χαῖρε, γιατὶ ἀνατέλλεις τὸ πλουσιότερο φῶς (τοῦ Χριστοῦ), χαῖρε γιατὶ ἀναβλύζεις τὸν ἀστείρευτο ποταμό. Furahi, kwa kuwa unaangazia nuru tajiri zaidi (ya Kristo), furahi, kwa kuwa unamimina mto usio na mwisho.</text:p>
      <text:p text:style-name="P3"/>
      <text:p text:style-name="P3">Χαῖρε, ἐσὺ ποὺ εἰκονίζεις τὸν τύπο τῆς κολυμβήθρας· χαῖρε, ἐσὺ ποὺ ἀπαλείφεις τὸ ρύπο τῆς ἁμαρτίας. Salamu, ninyi mnaowakilisha mfano wa ziwa; Salamu, ninyi mnaofuta waa la dhambi.</text:p>
      <text:p text:style-name="P3"/>
      <text:p text:style-name="P3">Χαῖρε λουτήρα (λουτρὸ) ποὺ ξεπλένεις τὴ συνείδηση· χαῖρε, κανάτι ποὺ κερνᾶς ἀγαλλίαση. Salamu, mwogaji anayeosha dhamiri; Salamu, mtungi uletao furaha.</text:p>
      <text:p text:style-name="P3"/>
      <text:p text:style-name="P3">Χαῖρε, ὀσμὴ τῆς εὐωδίας τοῦ Χριστοῦ· χαῖρε, ζωὴ τῆς μυστικῆς τράπεζας. Salamu, harufu nzuri ya Kristo; Salamu, maisha ya meza ya siri.</text:p>
      <text:p text:style-name="P3"/>
      <text:p text:style-name="P3">Χαῖρε Νύμφη, ἀνύμφευτε. Salamu Nymph, maua.</text:p>
      <text:p text:style-name="P3"/>
      <text:p text:style-name="P3">Ὁ πληρωτὴς τοῦ χρέους ὅλων τῶν ἀνθρώπων, θέλοντας νὰ πληρώσει τὶς παλιὲς ὀφειλές, ἦλθε αὐτοπροσώπως πρὸς αὐτοὺς ποὺ ἔφυγαν μακριὰ ἀπ᾿ τὴ θεία Χάρη Του· καὶ ἀφοῦ ἔσχισε τὸ γραμμάτιο τῆς ὀφειλῆς, ἀκούει ἀπ᾿ ὅλους Ἀλληλούϊα. Mlipaji wa deni la watu wote, akitaka kulipa deni la zamani, alikuja kibinafsi kwa wale waliokimbia mbali na Neema yake ya kimungu; na baada ya kurarua noti ya deni, Alisikia Aleluya kutoka kwa wote.</text:p>
      <text:p text:style-name="P3"/>
      <text:p text:style-name="P3">Καθὼς ψέλνουμε ὕμνους στὸν τόκο σου (στὸ Χριστό), Θεοτόκε, ἐσένα ἀνυμνοῦμε ὡς ἔμψυχο ναὸ τοῦ Θεοῦ. Γιατὶ μὲ τὸ νὰ κατοικήσει στὴ κοιλιά σου ὁ Κύριος, ποὺ κρατεῖ στὸ χέρι Του τὰ πάντα, σὲ ἁγίασε, σὲ δόξασε καὶ δίδαξε ὅλους νὰ σοῦ φωνάζουν· Tunapoimba nyimbo za kukupendeza (kwa Kristo), Theotokos, tunakusifu kama hekalu hai la Mungu. Kwa sababu kwa kukaa ndani ya tumbo lako, Bwana, ambaye anashikilia kila kitu mkononi mwake, alikutakasa, amekutukuza na kufundisha kila mtu akuite;</text:p>
      <text:p text:style-name="P3"/>
      <text:p text:style-name="P3">Χαῖρε, ἐσὺ ποὺ ἔγινες σκηνὴ τοῦ Θεοῦ καὶ Λόγου· χαῖρε, ἐσὺ ποὺ ἀναδείχτηκες Ἁγία πάνω ἀπ᾿ ὅλους τοὺς Ἁγίους. Furahi, wewe uliyefanyika hema la Mungu na Neno; Furahi, wewe uliyekuwa Mtakatifu juu ya Watakatifu wote.</text:p>
      <text:p text:style-name="P3"/>
      <text:p text:style-name="P3">Χαῖρε, κιβωτὲ ποὺ χρυσώθηκες μὲ τὴ χάρη τοῦ Ἁγίου Πνεύματος· χαῖρε, θησαυρὲ τῆς ζωῆς ἀνεξάντλητε. Salamu, safina iliyopambwa kwa neema ya Roho Mtakatifu; Salamu, hazina isiyoisha ya uzima.</text:p>
      <text:p text:style-name="P3"/>
      <text:p text:style-name="P3">Χαῖρε, στέμμα πολύτιμο βασιλέων εὐσεβῶν· χαῖρε, σεβάσμιο καύχημα ἱερέων εὐλαβῶν. Salamu, taji la thamani la wafalme wacha Mungu; Salamu, majivuno ya heshima ya watakatifu.</text:p>
      <text:p text:style-name="P3"/>
      <text:p text:style-name="P3">Χαῖρε, ὁ ἀκλόνητος πύργος τῆς Ἐκκλησίας· χαῖρε, τὸ ἀπόρθητο τεῖχος τῆς βασιλείας. Salamu, mnara usiotikisika wa Kanisa; Salamu, ukuta usioweza kushindwa wa ufalme.</text:p>
      <text:p text:style-name="P3"/>
      <text:p text:style-name="P3">Χαῖρε, ἐσὺ ποὺ μὲ τὴ χάρη σου στήνονται τρόπαια (νίκες πνευματικές)· χαῖρε, ἐσὺ ποὺ μὲ τὴ δύναμή σου οἱ ἐχθροὶ συντρίβονται. Furahi, wewe ambaye kwa neema yako umewekwa kama nyara (ushindi wa kiroho); Furahi, wewe ambaye kwa uwezo wako unawaponda adui.</text:p>
      <text:p text:style-name="P3"/>
      <text:p text:style-name="P3">Χαῖρε, τοῦ σώματός μου ἡ θεραπεία· χαῖρε, τῆς ψυχῆς μου ἡ σωτηρία. Salamu, uponyaji wa mwili wangu; Salamu, wokovu wa roho yangu.</text:p>
      <text:p text:style-name="P3"/>
      <text:p text:style-name="P3">Χαῖρε Νύμφη, ἀνύμφευτε. Salamu Nymph, maua.</text:p>
      <text:p text:style-name="P3"/>
      <text:p text:style-name="P3">Ὦ πανύμνητη Μητέρα, ποὺ γέννησες τῶν Ἁγίων ὅλων τὸν Ἁγιώτατο Λόγο <text:span text:style-name="T1">(3 φορές)·</text:span> ἀφοῦ δέχτηκες αὐτὴ τὴν προσφορὰ τῆς δοξολογίας μας, φύλαξέ μας ὅλους ἀπὸ κάθε συμφορὰ καὶ λύτρωσε ἀπὸ τὴ μέλλουσα κόλαση ἐμᾶς ποὺ σοῦ φωνάζουμε δυνατὰ Ἀλληλούϊα. Ewe Mama mashuhuri, uliyezaa Neno Takatifu la Watakatifu wote <text:span text:style-name="T1">(mara 3);</text:span> baada ya kukubali toleo hili la sifa zetu, utulinde sisi sote kutoka kwa kila balaa na utuokoe kutoka kwa kuzimu siku zijazo, tunakulilia kwa sauti kubwa Aleluya.</text:p>
      <text:p text:style-name="P3"/>
      <text:p text:style-name="P2">Καὶ πάλι τὸν πρῶτο Οἶκο· Ἄγγελος πρωτοστάτης... <text:s/>Ἔπειτα· «Τῇ ὑπερμάχῳ...» (σύντομο). Τρισάγιο· «Ἅγιος ὁ Θεός...», Κοντάκιο· «Ὡς ἀπαρχὰς τῆς φύσεως...», καὶ ὅλα ὅσα ἀναφέρονται τὴν πρώτη Ἑβδομάδα ἐκτὸς ἀπὸ τὸ Εὐαγγέλιο, καὶ ἡ ἀπόλυση· «Δι᾿ εὐχῶν...» <text:s/>Na tena Nyumba ya kwanza; Malaika Kiongozi... . Kisha; "Tῇ ἇπερμαχῳ..." (fupi). Trisagio: "Mungu Mtakatifu...", Kontakion: "Tangu mwanzo wa maumbile...", na kila kitu kilichotajwa katika juma la kwanza mbali na Injili, na kufukuzwa; "Kwa matakwa..." .</text:p>
      <text:p text:style-name="P3"/>
      <text:p text:style-name="P1">Ε´ Ε´</text:p>
      <text:p text:style-name="P1"/>
      <text:p text:style-name="P1">ΤΗΝ ΠΑΡΑΣΚΕΥΗ UTENGENEZAJI</text:p>
      <text:p text:style-name="P1"/>
      <text:p text:style-name="P1">ΤΗΣ 5ης ΕΒΔΟΜΑΔΑΣ ΤΩΝ ΝΗΣΤΕΙΩΝ YA WIKI YA 5 YA KUFUNGA</text:p>
      <text:p text:style-name="P1"/>
      <text:p text:style-name="P2">Ψάλλεται ὁλόκληρη ἡ Ἀκολουθία τοῦ Ἀκαθίστου Ὕμνου μὲ τὴν ἑξῆς τάξη· Maandamano yote ya Akathistus Ὕmnos yanaimbwa kwa mpangilio ufuatao;</text:p>
      <text:p text:style-name="P2"/>
      <text:p text:style-name="P2">Τὸ Μικρὸ Ἀπόδειπνο μέχρι τὸ «Ἄξιόν ἐστι...». Ἀκολούθως τὸ τροπάριο· Dinner Ndogo mpaka "Axion is...". Kisha trope;</text:p>
      <text:p text:style-name="P3"/>
      <text:p text:style-name="P3">Ὅταν ὁ Ἀσώματος (ἀρχάγγελος Γαβριὴλ), πληροφορήθηκε αὐτὸ ποὺ μὲ τρόπο μυστηριώδη τοῦ παραγγέλθηκε (ἀπὸ τὸ Θεό), παρουσιάστηκε ἀμέσως στὴν οἰκία τοῦ Ἰωσήφ, λέγοντας σ᾿ αὐτὴν ποὺ δὲ γνώρισε γάμο (στὴ Θεοτόκο)· Αὐτὸς ποὺ μὲ τὴν κατάβασή Του (στὴ γῆ) χαμήλωσε τοὺς οὐρανούς, ἔρχεται νὰ χωρέσει ὁλόκληρος χωρὶς καμιὰ ἀλλοίωση μέσα σου. Αὐτὸν βλέποντάς Τον μὲς στὴν κοιλιά σου νὰ παίρνει τὴ μορφὴ δούλου (νὰ ταπεινώνεται καὶ νὰ γίνεται ἄνθρωπος) μὲ καταλαμβάνει ἔκσταση καὶ δέος καὶ σοῦ φωνάζω δυνατά· Χαῖρε Νύμφη ἀνύμφευτε. Asoma (Malaika mkuu Gabrieli) alipojulishwa juu ya yale aliyoamriwa (na Mungu) kwa siri, mara akatokea katika nyumba ya Yusufu, akimwambia yule ambaye hakujua kuolewa (kwa Bikira); Yeye ambaye, pamoja na ukoo wake ( c) teremsha mbingu, anakuja kutoshea zima bila mabadiliko yoyote ndani yako. Nikimuona tumboni mwako akichukua umbo la mja (akijinyenyekeza na kuwa mwanamume) najawa na furaha na khofu na kukulilia: Salamu Nymph, uoe.</text:p>
      <text:p text:style-name="P3"/>
      <text:p text:style-name="P3"><text:span text:style-name="T1">Στὴ συνέχεια ὁ ἱερέας διαβάζει τὴν πρώτη στάση τῶν Χαιρετισμῶν (Α-Ζ)</text:span>.<text:span text:style-name="T1"> Ἔπειτα ψάλλονται οἱ Α´ καὶ Γ´ ὠδὲς τοῦ Κανόνα καὶ τὸ «Τῇ ὑπερμάχῳ...». Ἀκολουθεῖ ὑπὸ τοῦ ἱερέως ἡ ἀνάγνωση τῆς δευτέρας στάσης (Η-Μ). Ψάλλονται στὴ συνέχεια οἱ Δ´, Ε´ καὶ ΣΤ´ ὠδὲς τοῦ Κανόνα, καὶ μετὰ πάλι τὸ «Τῇ ὑπερμάχῳ...». Ἀκολουθεῖ ἡ ἀνάγνωση τῆς τρίτης στάσης (Ν-Σ). Ψάλλονται οἱ ὑπόλοιπες ὠδὲς τοῦ Κανόνα· Ζ´, Η´ καὶ Θ´ καὶ πάλι τὸ «Τῇ ὑπερμάχῳ...». Ἀκολούθως ἡ τέταρτη καὶ τελευταία στάση τῶν Χαιρετισμῶν (Τ-Ω καὶ Α). Τὸ «Τῇ ὑπερμάχῳ...»· τὸ Τρισάγιο καὶ τὰ ὑπόλοιπα τοῦ Ἀποδείπνου. Πρὶν ἀπὸ τὸ «Δι᾿ εὐχῶν...» ψάλλεται τὸ «Τὴν ὡραιότητα τῆς παρθενίας σου...». <text:s text:c="1826"/>Kisha kuhani anasoma ubeti wa kwanza wa Salamu (A-Z). Kisha ubeti wa kwanza na wa tatu wa Kanuni na "Kwa shujaa..." huimbwa. Hii inafuatiwa na usomaji wa kituo cha pili (H-M). Canticles ya Nne, ya Tano na ya Sita ya Canon kisha huimbwa, na kisha tena "Kwa shujaa ...". Usomaji wa ubeti wa tatu (N-S) unafuata. Mistari iliyobaki ya Canon inaimbwa: G, H na T na tena "Kwa shujaa mkuu ...". Kisha kituo cha nne na cha mwisho cha Salamu (T-O na A). "Tim hypermachus..."; Trisagio na mengine ya Alasiri. Kabla ya "Kupitia matakwa ...", "Uzuri wa ubikira wako ..." haijaimbw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Marathi1" style:font-family-complex="'Lohit Marath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Marathi1" style:font-family-complex="'Lohit Marath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5T15:33:22.707072574</dc:date>
    <meta:editing-duration>PT31M23S</meta:editing-duration>
    <meta:editing-cycles>1</meta:editing-cycles>
    <meta:document-statistic meta:table-count="0" meta:image-count="0" meta:object-count="0" meta:page-count="1" meta:paragraph-count="290" meta:word-count="14956" meta:character-count="101970" meta:non-whitespace-character-count="78938"/>
    <meta:generator>LibreOffice/7.4.3.2$Linux_X86_64 LibreOffice_project/40$Build-2</meta:generator>
  </office:meta>
</office:document-meta>
</file>